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Segoe UI" svg:font-family="'Segoe UI'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7.063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3.849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7.978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0.564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752cm"/>
    </style:style>
    <style:style style:name="co16" style:family="table-column">
      <style:table-column-properties fo:break-before="auto" style:column-width="5.756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4.039cm"/>
    </style:style>
    <style:style style:name="co19" style:family="table-column">
      <style:table-column-properties fo:break-before="auto" style:column-width="2.787cm"/>
    </style:style>
    <style:style style:name="co20" style:family="table-column">
      <style:table-column-properties fo:break-before="auto" style:column-width="3.059cm"/>
    </style:style>
    <style:style style:name="co21" style:family="table-column">
      <style:table-column-properties fo:break-before="auto" style:column-width="2.623cm"/>
    </style:style>
    <style:style style:name="co22" style:family="table-column">
      <style:table-column-properties fo:break-before="auto" style:column-width="3.032cm"/>
    </style:style>
    <style:style style:name="co23" style:family="table-column">
      <style:table-column-properties fo:break-before="auto" style:column-width="2.432cm"/>
    </style:style>
    <style:style style:name="co24" style:family="table-column">
      <style:table-column-properties fo:break-before="auto" style:column-width="3.113cm"/>
    </style:style>
    <style:style style:name="co25" style:family="table-column">
      <style:table-column-properties fo:break-before="auto" style:column-width="3.277cm"/>
    </style:style>
    <style:style style:name="co26" style:family="table-column">
      <style:table-column-properties fo:break-before="auto" style:column-width="2.514cm"/>
    </style:style>
    <style:style style:name="co27" style:family="table-column">
      <style:table-column-properties fo:break-before="auto" style:column-width="3.413cm"/>
    </style:style>
    <style:style style:name="co28" style:family="table-column">
      <style:table-column-properties fo:break-before="auto" style:column-width="8.419cm"/>
    </style:style>
    <style:style style:name="co29" style:family="table-column">
      <style:table-column-properties fo:break-before="auto" style:column-width="1.64cm"/>
    </style:style>
    <style:style style:name="co30" style:family="table-column">
      <style:table-column-properties fo:break-before="auto" style:column-width="2.962cm"/>
    </style:style>
    <style:style style:name="co31" style:family="table-column">
      <style:table-column-properties fo:break-before="auto" style:column-width="2.032cm"/>
    </style:style>
    <style:style style:name="co32" style:family="table-column">
      <style:table-column-properties fo:break-before="auto" style:column-width="1.591cm"/>
    </style:style>
    <style:style style:name="co33" style:family="table-column">
      <style:table-column-properties fo:break-before="auto" style:column-width="1.958cm"/>
    </style:style>
    <style:style style:name="co34" style:family="table-column">
      <style:table-column-properties fo:break-before="auto" style:column-width="1.566cm"/>
    </style:style>
    <style:style style:name="co35" style:family="table-column">
      <style:table-column-properties fo:break-before="auto" style:column-width="1.445cm"/>
    </style:style>
    <style:style style:name="co36" style:family="table-column">
      <style:table-column-properties fo:break-before="auto" style:column-width="1.861cm"/>
    </style:style>
    <style:style style:name="co37" style:family="table-column">
      <style:table-column-properties fo:break-before="auto" style:column-width="2.228cm"/>
    </style:style>
    <style:style style:name="co38" style:family="table-column">
      <style:table-column-properties fo:break-before="auto" style:column-width="2.374cm"/>
    </style:style>
    <style:style style:name="co39" style:family="table-column">
      <style:table-column-properties fo:break-before="auto" style:column-width="1.886cm"/>
    </style:style>
    <style:style style:name="co40" style:family="table-column">
      <style:table-column-properties fo:break-before="auto" style:column-width="2.5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TREINOS">
      <style:table-properties table:display="true" style:writing-mode="lr-tb" table:tab-color="#ff0000"/>
    </style:style>
    <style:style style:name="ta2" style:family="table" style:master-page-name="PageStyle_5f_EXERCICIOS">
      <style:table-properties table:display="true" style:writing-mode="lr-tb" table:tab-color="#ff0000"/>
    </style:style>
    <style:style style:name="ta3" style:family="table" style:master-page-name="PageStyle_5f_DIETA">
      <style:table-properties table:display="true" style:writing-mode="lr-tb" table:tab-color="#4a86e8"/>
    </style:style>
    <style:style style:name="ta4" style:family="table" style:master-page-name="PageStyle_5f_ALIMENTOS">
      <style:table-properties table:display="true" style:writing-mode="lr-tb" table:tab-color="#4a86e8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2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3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4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5" style:family="table-cell" style:parent-style-name="Default" style:data-style-name="N154">
      <style:table-cell-properties fo:background-color="transparent"/>
      <style:text-properties style:font-name="Arial" fo:font-size="10pt" style:font-size-asian="10pt" style:font-size-complex="10pt"/>
      <style:map style:condition="is-true-formula([.$A1]&lt;&gt;$a0)" style:apply-style-name="ConditionalStyle_5f_1" style:base-cell-address="TREINOS.A1"/>
    </style:style>
    <style:style style:name="ce6" style:family="table-cell" style:parent-style-name="Default" style:data-style-name="N36">
      <style:table-cell-properties fo:background-color="transparent"/>
      <style:text-properties style:font-name="Arial" fo:font-size="10pt" style:font-size-asian="10pt" style:font-size-complex="10pt"/>
      <style:map style:condition="is-true-formula([.$A1]&lt;&gt;$a0)" style:apply-style-name="ConditionalStyle_5f_1" style:base-cell-address="TREINOS.A1"/>
    </style:style>
    <style:style style:name="ce64" style:family="table-cell" style:parent-style-name="Default" style:data-style-name="N36">
      <style:text-properties style:font-name="Arial" fo:font-size="10pt" style:font-size-asian="10pt" style:font-size-complex="10pt"/>
    </style:style>
    <style:style style:name="ce65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12" style:family="table-cell" style:parent-style-name="Default" style:data-style-name="N0">
      <style:table-cell-properties fo:background-color="transparent"/>
      <style:text-properties style:font-name="Arial" fo:font-size="10pt" style:font-size-asian="10pt" style:font-size-complex="10pt"/>
      <style:map style:condition="is-true-formula([.$A1]&lt;&gt;$a0)" style:apply-style-name="ConditionalStyle_5f_1" style:base-cell-address="TREINOS.A1"/>
    </style:style>
    <style:style style:name="ce13" style:family="table-cell" style:parent-style-name="Default">
      <style:table-cell-properties fo:background-color="transparent"/>
      <style:text-properties style:font-name="Arial" fo:font-size="10pt" style:font-size-asian="10pt" style:font-size-complex="10pt"/>
      <style:map style:condition="is-true-formula([.$A1]&lt;&gt;$a0)" style:apply-style-name="ConditionalStyle_5f_1" style:base-cell-address="TREINOS.A1"/>
    </style:style>
    <style:style style:name="ce14" style:family="table-cell" style:parent-style-name="Default">
      <style:table-cell-properties fo:background-color="transparent"/>
      <style:text-properties style:font-name="Arial" fo:font-size="10pt" style:font-size-asian="10pt" style:font-size-complex="10pt"/>
      <style:map style:condition="is-true-formula([.$A1]&lt;&gt;$a0)" style:apply-style-name="ConditionalStyle_5f_1" style:base-cell-address="TREINOS.A1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17" style:family="table-cell" style:parent-style-name="Default">
      <style:table-cell-properties fo:background-color="transparent"/>
      <style:text-properties style:font-name="Arial" fo:font-size="10pt" style:font-size-asian="10pt" style:font-size-complex="10pt"/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18" style:family="table-cell" style:parent-style-name="Default">
      <style:table-cell-properties fo:background-color="transparent"/>
      <style:text-properties style:font-name="Arial" fo:font-size="10pt" style:font-size-asian="10pt" style:font-size-complex="10pt"/>
      <style:map style:condition="is-true-formula([.$J2]=&quot;AUMENTAR&quot;)" style:apply-style-name="ConditionalStyle_5f_2" style:base-cell-address="TREINOS.A1"/>
      <style:map style:condition="is-true-formula([.$J2]=&quot;REDUZIR&quot;)" style:apply-style-name="ConditionalStyle_5f_3" style:base-cell-address="TREINOS.A1"/>
      <style:map style:condition="is-true-formula([.$J2]=&quot;MANTER&quot;)" style:apply-style-name="ConditionalStyle_5f_4" style:base-cell-address="TREINOS.A1"/>
    </style:style>
    <style:style style:name="ce19" style:family="table-cell" style:parent-style-name="Default">
      <style:table-cell-properties fo:background-color="transparent"/>
      <style:text-properties style:font-name="Arial" fo:font-size="10pt" style:font-size-asian="10pt" style:font-size-complex="10pt"/>
      <style:map style:condition="is-true-formula([.$J2]=&quot;AUMENTAR&quot;)" style:apply-style-name="ConditionalStyle_5f_2" style:base-cell-address="TREINOS.A1"/>
      <style:map style:condition="is-true-formula([.$J2]=&quot;REDUZIR&quot;)" style:apply-style-name="ConditionalStyle_5f_3" style:base-cell-address="TREINOS.A1"/>
      <style:map style:condition="is-true-formula([.$J2]=&quot;MANTER&quot;)" style:apply-style-name="ConditionalStyle_5f_4" style:base-cell-address="TREINOS.A1"/>
    </style:style>
    <style:style style:name="ce20" style:family="table-cell" style:parent-style-name="Default">
      <style:table-cell-properties fo:background-color="transparent"/>
      <style:text-properties style:font-name="Arial" fo:font-size="10pt" style:font-size-asian="10pt" style:font-size-complex="10pt"/>
      <style:map style:condition="is-true-formula([.$J2]=&quot;AUMENTAR&quot;)" style:apply-style-name="ConditionalStyle_5f_2" style:base-cell-address="TREINOS.A1"/>
      <style:map style:condition="is-true-formula([.$J2]=&quot;REDUZIR&quot;)" style:apply-style-name="ConditionalStyle_5f_3" style:base-cell-address="TREINOS.A1"/>
      <style:map style:condition="is-true-formula([.$J2]=&quot;MANTER&quot;)" style:apply-style-name="ConditionalStyle_5f_4" style:base-cell-address="TREINOS.A1"/>
    </style:style>
    <style:style style:name="ce5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7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dee6ef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AND([.$D5]&gt;=0.5;[.$D5]&lt;=1.2))" style:apply-style-name="ConditionalStyle_5f_2" style:base-cell-address="DIETA.D5"/>
    </style:style>
    <style:style style:name="ce8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4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AND([.$F5]&lt;&gt;&quot;&quot;;[.$F5]&lt;180))" style:apply-style-name="ConditionalStyle_5f_3" style:base-cell-address="DIETA.F5"/>
    </style:style>
    <style:style style:name="ce96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AND([.$G5]&lt;&gt;&quot;&quot;;[.$G5]&lt;170))" style:apply-style-name="ConditionalStyle_5f_3" style:base-cell-address="DIETA.G5"/>
    </style:style>
    <style:style style:name="ce9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AND([.$H5]&lt;&gt;&quot;&quot;;[.$H5]&lt;60))" style:apply-style-name="ConditionalStyle_5f_3" style:base-cell-address="DIETA.H5"/>
    </style:style>
    <style:style style:name="ce10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AND([.$I5]&lt;&gt;&quot;&quot;;[.$I5]&lt;2100))" style:apply-style-name="ConditionalStyle_5f_3" style:base-cell-address="DIETA.I5"/>
    </style:style>
    <style:style style:name="ce101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J5]&lt;25)" style:apply-style-name="ConditionalStyle_5f_3" style:base-cell-address="DIETA.J5"/>
    </style:style>
    <style:style style:name="ce10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K5]&lt;1)" style:apply-style-name="ConditionalStyle_5f_3" style:base-cell-address="DIETA.K5"/>
    </style:style>
    <style:style style:name="ce104" style:family="table-cell" style:parent-style-name="Default" style:data-style-name="N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L5]&lt;3000)" style:apply-style-name="ConditionalStyle_5f_3" style:base-cell-address="DIETA.L5"/>
    </style:style>
    <style:style style:name="ce105" style:family="table-cell" style:parent-style-name="Default" style:data-style-name="N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M5]&lt;350)" style:apply-style-name="ConditionalStyle_5f_3" style:base-cell-address="DIETA.M5"/>
    </style:style>
    <style:style style:name="ce106" style:family="table-cell" style:parent-style-name="Default" style:data-style-name="N153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N5]&lt;10)" style:apply-style-name="ConditionalStyle_5f_3" style:base-cell-address="DIETA.N5"/>
    </style:style>
    <style:style style:name="ce10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  <style:map style:condition="is-true-formula([.O5]&lt;600)" style:apply-style-name="ConditionalStyle_5f_3" style:base-cell-address="DIETA.O5"/>
    </style:style>
    <style:style style:name="ce10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 style:data-style-name="N4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loext:decorative="false"/>
      <style:paragraph-properties fo:text-align="left"/>
    </style:style>
    <style:style style:name="P1" style:family="paragraph">
      <style:paragraph-properties fo:text-align="left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content-validations>
        <table:content-validation table:name="val1" table:condition="of:is-true-formula(OR(NOT(ISERROR(DATEVALUE([.A2]))); AND(ISNUMBER([.A2]); LEFT(CELL(&quot;format&quot;; [.A2]))=&quot;D&quot;)))" table:allow-empty-cell="true" table:base-cell-address="ALIMENTOS.A2"/>
        <table:content-validation table:name="val2" table:condition="of:cell-content-is-in-list(&quot;A&quot;;&quot;B&quot;)" table:allow-empty-cell="true" table:display-list="unsorted" table:base-cell-address="ALIMENTOS.C2">
          <table:error-message table:message-type="stop" table:display="true"/>
        </table:content-validation>
        <table:content-validation table:name="val3" table:condition="of:cell-content-is-in-list([$EXERCICIOS.$A$1:.$A46])" table:allow-empty-cell="true" table:display-list="unsorted" table:base-cell-address="ALIMENTOS.D2">
          <table:error-message table:message-type="stop" table:display="true"/>
        </table:content-validation>
        <table:content-validation table:name="val4" table:condition="of:cell-content-is-in-list(&quot;Café&quot;;&quot;Almoço&quot;;&quot;Janta&quot;;&quot;Lanche&quot;)" table:allow-empty-cell="true" table:display-list="unsorted" table:base-cell-address="ALIMENTOS.A8">
          <table:error-message table:message-type="stop" table:display="true"/>
        </table:content-validation>
        <table:content-validation table:name="val5" table:condition="of:cell-content-is-in-list([$ALIMENTOS.$A$2:.$A$54])" table:allow-empty-cell="true" table:display-list="unsorted" table:base-cell-address="ALIMENTOS.B8">
          <table:error-message table:message-type="stop" table:display="true"/>
        </table:content-validation>
      </table:content-validations>
      <table:table table:name="TREINOS" table:style-name="ta1">
        <office:forms form:automatic-focus="false" form:apply-design-mode="false">
          <form:form form:name="Form_GerarTreino" form:allow-deletes="false" form:allow-inserts="false" form:allow-updates="false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_GerarTreino" form:control-implementation="ooo:com.sun.star.form.component.CommandButton" xml:id="control1" form:id="control1" form:label="▶  Gerar Treino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filip/OneDrive/Documentos/GitHub/log-de-treino-e-progressao/log-de-treino-e-progressao.ods/content.xml"/>
              </form:properties>
              <office:event-listeners>
                <script:event-listener script:language="ooo:script" script:event-name="form:performaction" xlink:href="vnd.sun.star.script:Standard.Module1.GerarTreino?language=Basic&amp;location=document" xlink:type="simple"/>
              </office:event-listeners>
            </form:button>
          </form:form>
        </office:forms>
        <table:shapes>
          <draw:control draw:z-index="0" draw:name="btn_GerarTreino_shape" draw:style-name="gr1" draw:text-style-name="P1" svg:width="3.6cm" svg:height="0.75cm" svg:x="39.738cm" svg:y="0.179cm" draw:control="control1"/>
        </table:shapes>
        <table:table-column table:style-name="co1" table:default-cell-style-name="ce65"/>
        <table:table-column table:style-name="co2" table:number-columns-repeated="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2" table:default-cell-style-name="ce65"/>
        <table:table-column table:style-name="co1" table:default-cell-style-name="ce65"/>
        <table:table-column table:style-name="co4" table:default-cell-style-name="ce65"/>
        <table:table-column table:style-name="co6" table:default-cell-style-name="ce65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number-columns-repeated="16371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Treino</text:p>
          </table:table-cell>
          <table:table-cell table:style-name="ce1" office:value-type="string" calcext:value-type="string">
            <text:p>Exercício</text:p>
          </table:table-cell>
          <table:table-cell table:style-name="ce59" office:value-type="string" calcext:value-type="string">
            <text:p>Séries</text:p>
          </table:table-cell>
          <table:table-cell table:style-name="ce59" office:value-type="string" calcext:value-type="string">
            <text:p>Reps</text:p>
          </table:table-cell>
          <table:table-cell table:style-name="ce59" office:value-type="string" calcext:value-type="string">
            <text:p>Carga_kg</text:p>
          </table:table-cell>
          <table:table-cell table:style-name="ce59" office:value-type="string" calcext:value-type="string">
            <text:p>RPE_final</text:p>
          </table:table-cell>
          <table:table-cell table:style-name="ce59" office:value-type="string" calcext:value-type="string">
            <text:p>Volume</text:p>
          </table:table-cell>
          <table:table-cell table:style-name="ce59" office:value-type="string" calcext:value-type="string">
            <text:p>Decisão</text:p>
          </table:table-cell>
          <table:table-cell table:style-name="ce59" office:value-type="string" calcext:value-type="string">
            <text:p>Carga_anterior</text:p>
          </table:table-cell>
          <table:table-cell table:style-name="ce59" office:value-type="string" calcext:value-type="string">
            <text:p>Próxima_carga</text:p>
          </table:table-cell>
          <table:table-cell table:style-name="ce59" office:value-type="string" calcext:value-type="string">
            <text:p>Observações</text:p>
          </table:table-cell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08" calcext:value-type="date">
            <text:p>8/4/2026</text:p>
          </table:table-cell>
          <table:table-cell table:style-name="ce9" table:formula="of:=IF([.A2]=&quot;&quot;;&quot;&quot;;YEAR([.A2])&amp;&quot;-W&quot;&amp;TEXT(ISOWEEKNUM([.A2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Agachamento (barra, leve -10%)</text:p>
          </table:table-cell>
          <table:table-cell table:style-name="ce22" table:number-matrix-columns-spanned="1" table:number-matrix-rows-spanned="1" table:formula="of:=IF([.D2]=&quot;&quot;;&quot;&quot;;IFERROR(INDEX([$EXERCICIOS.B:.B];MATCH(TRIM([.D2]);TRIM([$EXERCICIOS.A:.A]);0));&quot;&quot;))" office:value-type="float" office:value="3" calcext:value-type="float">
            <text:p>3</text:p>
          </table:table-cell>
          <table:table-cell table:style-name="ce22" table:number-matrix-columns-spanned="1" table:number-matrix-rows-spanned="1" table:formula="of:=IF([.D2]=&quot;&quot;;&quot;&quot;;IFERROR(INDEX([$EXERCICIOS.C:.C];MATCH(TRIM([.D2]);TRIM([$EXERCICIOS.A:.A]);0));&quot;&quot;))" office:value-type="float" office:value="5" calcext:value-type="float">
            <text:p>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" calcext:value-type="float">
            <text:p>8</text:p>
          </table:table-cell>
          <table:table-cell table:style-name="ce22" table:formula="of:=IFERROR([.E2]*[.F2]*[.G2];0)" office:value-type="float" office:value="690" calcext:value-type="float">
            <text:p>690</text:p>
          </table:table-cell>
          <table:table-cell table:style-name="ce22" table:formula="of:=IF([.H2]=&quot;&quot;;&quot;&quot;;IF([.H2]&lt;=8;&quot;AUMENTAR&quot;;IF([.H2]=9;&quot;MANTER&quot;;&quot;REDUZIR&quot;)))" office:value-type="string" office:string-value="AUMENTAR" calcext:value-type="string">
            <text:p>AUMENTAR</text:p>
          </table:table-cell>
          <table:table-cell table:style-name="ce22" table:formula="of:=IF(ROW()=2;&quot;&quot;;IFERROR(LOOKUP(2;1/([.$D$2]:INDEX([.$D:.$D];ROW()-1)=[.D2]);[.$G$2]:INDEX([.$G:.$G];ROW()-1));&quot;&quot;))">
            <text:p/>
          </table:table-cell>
          <table:table-cell table:style-name="ce22" table:formula="of:=IF([.J2]=&quot;AUMENTAR&quot;;[.G2]+2.5;IF([.J2]=&quot;REDUZIR&quot;;[.G2]-2.5;[.G2]))" office:value-type="float" office:value="48.5" calcext:value-type="float">
            <text:p>48,5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08" calcext:value-type="date">
            <text:p>8/4/2026</text:p>
          </table:table-cell>
          <table:table-cell table:style-name="ce9" table:formula="of:=IF([.A3]=&quot;&quot;;&quot;&quot;;YEAR([.A3])&amp;&quot;-W&quot;&amp;TEXT(ISOWEEKNUM([.A3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Stiff com barra</text:p>
          </table:table-cell>
          <table:table-cell table:style-name="ce22" table:number-matrix-columns-spanned="1" table:number-matrix-rows-spanned="1" table:formula="of:=IF([.D3]=&quot;&quot;;&quot;&quot;;IFERROR(INDEX([$EXERCICIOS.B:.B];MATCH(TRIM([.D3]);TRIM([$EXERCICIOS.A:.A]);0));&quot;&quot;))" office:value-type="float" office:value="3" calcext:value-type="float">
            <text:p>3</text:p>
          </table:table-cell>
          <table:table-cell table:style-name="ce22" table:number-matrix-columns-spanned="1" table:number-matrix-rows-spanned="1" table:formula="of:=IF([.D3]=&quot;&quot;;&quot;&quot;;IFERROR(INDEX([$EXERCICIOS.C:.C];MATCH(TRIM([.D3]);TRIM([$EXERCICIOS.A:.A]);0));&quot;&quot;))" office:value-type="float" office:value="8" calcext:value-type="float">
            <text:p>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8" calcext:value-type="float">
            <text:p>8</text:p>
          </table:table-cell>
          <table:table-cell table:style-name="ce22" table:formula="of:=IFERROR([.E3]*[.F3]*[.G3];0)" office:value-type="float" office:value="960" calcext:value-type="float">
            <text:p>960</text:p>
          </table:table-cell>
          <table:table-cell table:style-name="ce22" table:formula="of:=IF([.H3]=&quot;&quot;;&quot;&quot;;IF([.H3]&lt;=8;&quot;AUMENTAR&quot;;IF([.H3]=9;&quot;MANTER&quot;;&quot;REDUZIR&quot;)))" office:value-type="string" office:string-value="AUMENTAR" calcext:value-type="string">
            <text:p>AUMENTAR</text:p>
          </table:table-cell>
          <table:table-cell table:style-name="ce22" table:formula="of:=IF(ROW()=2;&quot;&quot;;IFERROR(LOOKUP(2;1/([.$D$2]:INDEX([.$D:.$D];ROW()-1)=[.D3]);[.$G$2]:INDEX([.$G:.$G];ROW()-1));&quot;&quot;))">
            <text:p/>
          </table:table-cell>
          <table:table-cell table:style-name="ce22" table:formula="of:=IF([.J3]=&quot;AUMENTAR&quot;;[.G3]+2.5;IF([.J3]=&quot;REDUZIR&quot;;[.G3]-2.5;[.G3]))" office:value-type="float" office:value="42.5" calcext:value-type="float">
            <text:p>42,5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08" calcext:value-type="date">
            <text:p>8/4/2026</text:p>
          </table:table-cell>
          <table:table-cell table:style-name="ce9" table:formula="of:=IF([.A4]=&quot;&quot;;&quot;&quot;;YEAR([.A4])&amp;&quot;-W&quot;&amp;TEXT(ISOWEEKNUM([.A4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Desenvolvimento (barra em pe)</text:p>
          </table:table-cell>
          <table:table-cell table:style-name="ce22" table:number-matrix-columns-spanned="1" table:number-matrix-rows-spanned="1" table:formula="of:=IF([.D4]=&quot;&quot;;&quot;&quot;;IFERROR(INDEX([$EXERCICIOS.B:.B];MATCH(TRIM([.D4]);TRIM([$EXERCICIOS.A:.A]);0));&quot;&quot;))" office:value-type="float" office:value="3" calcext:value-type="float">
            <text:p>3</text:p>
          </table:table-cell>
          <table:table-cell table:style-name="ce22" table:number-matrix-columns-spanned="1" table:number-matrix-rows-spanned="1" table:formula="of:=IF([.D4]=&quot;&quot;;&quot;&quot;;IFERROR(INDEX([$EXERCICIOS.C:.C];MATCH(TRIM([.D4]);TRIM([$EXERCICIOS.A:.A]);0));&quot;&quot;))" office:value-type="float" office:value="5" calcext:value-type="float">
            <text:p>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" calcext:value-type="float">
            <text:p>9</text:p>
          </table:table-cell>
          <table:table-cell table:style-name="ce22" table:formula="of:=IFERROR([.E4]*[.F4]*[.G4];0)" office:value-type="float" office:value="450" calcext:value-type="float">
            <text:p>450</text:p>
          </table:table-cell>
          <table:table-cell table:style-name="ce22" table:formula="of:=IF([.H4]=&quot;&quot;;&quot;&quot;;IF([.H4]&lt;=8;&quot;AUMENTAR&quot;;IF([.H4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4]);[.$G$2]:INDEX([.$G:.$G];ROW()-1));&quot;&quot;))">
            <text:p/>
          </table:table-cell>
          <table:table-cell table:style-name="ce22" table:formula="of:=IF([.J4]=&quot;AUMENTAR&quot;;[.G4]+2.5;IF([.J4]=&quot;REDUZIR&quot;;[.G4]-2.5;[.G4]))" office:value-type="float" office:value="30" calcext:value-type="float">
            <text:p>30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08" calcext:value-type="date">
            <text:p>8/4/2026</text:p>
          </table:table-cell>
          <table:table-cell table:style-name="ce9" table:formula="of:=IF([.A5]=&quot;&quot;;&quot;&quot;;YEAR([.A5])&amp;&quot;-W&quot;&amp;TEXT(ISOWEEKNUM([.A5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Remada curvada (barra)</text:p>
          </table:table-cell>
          <table:table-cell table:style-name="ce22" table:number-matrix-columns-spanned="1" table:number-matrix-rows-spanned="1" table:formula="of:=IF([.D5]=&quot;&quot;;&quot;&quot;;IFERROR(INDEX([$EXERCICIOS.B:.B];MATCH(TRIM([.D5]);TRIM([$EXERCICIOS.A:.A]);0));&quot;&quot;))" office:value-type="float" office:value="3" calcext:value-type="float">
            <text:p>3</text:p>
          </table:table-cell>
          <table:table-cell table:style-name="ce22" table:number-matrix-columns-spanned="1" table:number-matrix-rows-spanned="1" table:formula="of:=IF([.D5]=&quot;&quot;;&quot;&quot;;IFERROR(INDEX([$EXERCICIOS.C:.C];MATCH(TRIM([.D5]);TRIM([$EXERCICIOS.A:.A]);0));&quot;&quot;))" office:value-type="float" office:value="8" calcext:value-type="float">
            <text:p>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9" calcext:value-type="float">
            <text:p>9</text:p>
          </table:table-cell>
          <table:table-cell table:style-name="ce22" table:formula="of:=IFERROR([.E5]*[.F5]*[.G5];0)" office:value-type="float" office:value="960" calcext:value-type="float">
            <text:p>960</text:p>
          </table:table-cell>
          <table:table-cell table:style-name="ce22" table:formula="of:=IF([.H5]=&quot;&quot;;&quot;&quot;;IF([.H5]&lt;=8;&quot;AUMENTAR&quot;;IF([.H5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5]);[.$G$2]:INDEX([.$G:.$G];ROW()-1));&quot;&quot;))">
            <text:p/>
          </table:table-cell>
          <table:table-cell table:style-name="ce22" table:formula="of:=IF([.J5]=&quot;AUMENTAR&quot;;[.G5]+2.5;IF([.J5]=&quot;REDUZIR&quot;;[.G5]-2.5;[.G5]))" office:value-type="float" office:value="40" calcext:value-type="float">
            <text:p>40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08" calcext:value-type="date">
            <text:p>8/4/2026</text:p>
          </table:table-cell>
          <table:table-cell table:style-name="ce9" table:formula="of:=IF([.A6]=&quot;&quot;;&quot;&quot;;YEAR([.A6])&amp;&quot;-W&quot;&amp;TEXT(ISOWEEKNUM([.A6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Supino reto (barra)</text:p>
          </table:table-cell>
          <table:table-cell table:style-name="ce22" table:number-matrix-columns-spanned="1" table:number-matrix-rows-spanned="1" table:formula="of:=IF([.D6]=&quot;&quot;;&quot;&quot;;IFERROR(INDEX([$EXERCICIOS.B:.B];MATCH(TRIM([.D6]);TRIM([$EXERCICIOS.A:.A]);0));&quot;&quot;))" office:value-type="float" office:value="3" calcext:value-type="float">
            <text:p>3</text:p>
          </table:table-cell>
          <table:table-cell table:style-name="ce22" table:number-matrix-columns-spanned="1" table:number-matrix-rows-spanned="1" table:formula="of:=IF([.D6]=&quot;&quot;;&quot;&quot;;IFERROR(INDEX([$EXERCICIOS.C:.C];MATCH(TRIM([.D6]);TRIM([$EXERCICIOS.A:.A]);0));&quot;&quot;))" office:value-type="float" office:value="5" calcext:value-type="float">
            <text:p>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9" calcext:value-type="float">
            <text:p>9</text:p>
          </table:table-cell>
          <table:table-cell table:style-name="ce22" table:formula="of:=IFERROR([.E6]*[.F6]*[.G6];0)" office:value-type="float" office:value="540" calcext:value-type="float">
            <text:p>540</text:p>
          </table:table-cell>
          <table:table-cell table:style-name="ce22" table:formula="of:=IF([.H6]=&quot;&quot;;&quot;&quot;;IF([.H6]&lt;=8;&quot;AUMENTAR&quot;;IF([.H6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6]);[.$G$2]:INDEX([.$G:.$G];ROW()-1));&quot;&quot;))">
            <text:p/>
          </table:table-cell>
          <table:table-cell table:style-name="ce22" table:formula="of:=IF([.J6]=&quot;AUMENTAR&quot;;[.G6]+2.5;IF([.J6]=&quot;REDUZIR&quot;;[.G6]-2.5;[.G6]))" office:value-type="float" office:value="36" calcext:value-type="float">
            <text:p>36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08" calcext:value-type="date">
            <text:p>8/4/2026</text:p>
          </table:table-cell>
          <table:table-cell table:style-name="ce9" table:formula="of:=IF([.A7]=&quot;&quot;;&quot;&quot;;YEAR([.A7])&amp;&quot;-W&quot;&amp;TEXT(ISOWEEKNUM([.A7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Crucifixo invertido</text:p>
          </table:table-cell>
          <table:table-cell table:style-name="ce22" table:number-matrix-columns-spanned="1" table:number-matrix-rows-spanned="1" table:formula="of:=IF([.D7]=&quot;&quot;;&quot;&quot;;IFERROR(INDEX([$EXERCICIOS.B:.B];MATCH(TRIM([.D7]);TRIM([$EXERCICIOS.A:.A]);0));&quot;&quot;))" office:value-type="float" office:value="4" calcext:value-type="float">
            <text:p>4</text:p>
          </table:table-cell>
          <table:table-cell table:style-name="ce22" table:number-matrix-columns-spanned="1" table:number-matrix-rows-spanned="1" table:formula="of:=IF([.D7]=&quot;&quot;;&quot;&quot;;IFERROR(INDEX([$EXERCICIOS.C:.C];MATCH(TRIM([.D7]);TRIM([$EXERCICIOS.A:.A]);0));&quot;&quot;))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2" table:formula="of:=IFERROR([.E7]*[.F7]*[.G7];0)" office:value-type="float" office:value="320" calcext:value-type="float">
            <text:p>320</text:p>
          </table:table-cell>
          <table:table-cell table:style-name="ce22" table:formula="of:=IF([.H7]=&quot;&quot;;&quot;&quot;;IF([.H7]&lt;=8;&quot;AUMENTAR&quot;;IF([.H7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7]);[.$G$2]:INDEX([.$G:.$G];ROW()-1));&quot;&quot;))">
            <text:p/>
          </table:table-cell>
          <table:table-cell table:style-name="ce22" table:formula="of:=IF([.J7]=&quot;AUMENTAR&quot;;[.G7]+2.5;IF([.J7]=&quot;REDUZIR&quot;;[.G7]-2.5;[.G7]))" office:value-type="float" office:value="10" calcext:value-type="float">
            <text:p>10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08" calcext:value-type="date">
            <text:p>8/4/2026</text:p>
          </table:table-cell>
          <table:table-cell table:style-name="ce9" table:formula="of:=IF([.A8]=&quot;&quot;;&quot;&quot;;YEAR([.A8])&amp;&quot;-W&quot;&amp;TEXT(ISOWEEKNUM([.A8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Elevacao lateral (halter, leve -10%)</text:p>
          </table:table-cell>
          <table:table-cell table:style-name="ce22" table:number-matrix-columns-spanned="1" table:number-matrix-rows-spanned="1" table:formula="of:=IF([.D8]=&quot;&quot;;&quot;&quot;;IFERROR(INDEX([$EXERCICIOS.B:.B];MATCH(TRIM([.D8]);TRIM([$EXERCICIOS.A:.A]);0));&quot;&quot;))" office:value-type="float" office:value="4" calcext:value-type="float">
            <text:p>4</text:p>
          </table:table-cell>
          <table:table-cell table:style-name="ce22" table:number-matrix-columns-spanned="1" table:number-matrix-rows-spanned="1" table:formula="of:=IF([.D8]=&quot;&quot;;&quot;&quot;;IFERROR(INDEX([$EXERCICIOS.C:.C];MATCH(TRIM([.D8]);TRIM([$EXERCICIOS.A:.A]);0));&quot;&quot;))" office:value-type="float" office:value="8" calcext:value-type="float">
            <text:p>8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2" table:formula="of:=IFERROR([.E8]*[.F8]*[.G8];0)" office:value-type="float" office:value="320" calcext:value-type="float">
            <text:p>320</text:p>
          </table:table-cell>
          <table:table-cell table:style-name="ce22" table:formula="of:=IF([.H8]=&quot;&quot;;&quot;&quot;;IF([.H8]&lt;=8;&quot;AUMENTAR&quot;;IF([.H8]=9;&quot;MANTER&quot;;&quot;REDUZIR&quot;)))" office:value-type="string" office:string-value="REDUZIR" calcext:value-type="string">
            <text:p>REDUZIR</text:p>
          </table:table-cell>
          <table:table-cell table:style-name="ce22" table:formula="of:=IF(ROW()=2;&quot;&quot;;IFERROR(LOOKUP(2;1/([.$D$2]:INDEX([.$D:.$D];ROW()-1)=[.D8]);[.$G$2]:INDEX([.$G:.$G];ROW()-1));&quot;&quot;))">
            <text:p/>
          </table:table-cell>
          <table:table-cell table:style-name="ce22" table:formula="of:=IF([.J8]=&quot;AUMENTAR&quot;;[.G8]+2.5;IF([.J8]=&quot;REDUZIR&quot;;[.G8]-2.5;[.G8]))" office:value-type="float" office:value="7.5" calcext:value-type="float">
            <text:p>7,5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0" calcext:value-type="date">
            <text:p>10/4/2026</text:p>
          </table:table-cell>
          <table:table-cell table:style-name="ce9" table:formula="of:=IF([.A9]=&quot;&quot;;&quot;&quot;;YEAR([.A9])&amp;&quot;-W&quot;&amp;TEXT(ISOWEEKNUM([.A9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Agachamento (barra)</text:p>
          </table:table-cell>
          <table:table-cell table:style-name="ce22" table:number-matrix-columns-spanned="1" table:number-matrix-rows-spanned="1" table:formula="of:=IF([.D9]=&quot;&quot;;&quot;&quot;;IFERROR(INDEX([$EXERCICIOS.B:.B];MATCH(TRIM([.D9]);TRIM([$EXERCICIOS.A:.A]);0));&quot;&quot;))" office:value-type="float" office:value="3" calcext:value-type="float">
            <text:p>3</text:p>
          </table:table-cell>
          <table:table-cell table:style-name="ce22" table:number-matrix-columns-spanned="1" table:number-matrix-rows-spanned="1" table:formula="of:=IF([.D9]=&quot;&quot;;&quot;&quot;;IFERROR(INDEX([$EXERCICIOS.C:.C];MATCH(TRIM([.D9]);TRIM([$EXERCICIOS.A:.A]);0));&quot;&quot;))" office:value-type="float" office:value="5" calcext:value-type="float">
            <text:p>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8" calcext:value-type="float">
            <text:p>8</text:p>
          </table:table-cell>
          <table:table-cell table:style-name="ce22" table:formula="of:=IFERROR([.E9]*[.F9]*[.G9];0)" office:value-type="float" office:value="750" calcext:value-type="float">
            <text:p>750</text:p>
          </table:table-cell>
          <table:table-cell table:style-name="ce22" table:formula="of:=IF([.H9]=&quot;&quot;;&quot;&quot;;IF([.H9]&lt;=8;&quot;AUMENTAR&quot;;IF([.H9]=9;&quot;MANTER&quot;;&quot;REDUZIR&quot;)))" office:value-type="string" office:string-value="AUMENTAR" calcext:value-type="string">
            <text:p>AUMENTAR</text:p>
          </table:table-cell>
          <table:table-cell table:style-name="ce22" table:formula="of:=IF(ROW()=2;&quot;&quot;;IFERROR(LOOKUP(2;1/([.$D$2]:INDEX([.$D:.$D];ROW()-1)=[.D9]);[.$G$2]:INDEX([.$G:.$G];ROW()-1));&quot;&quot;))">
            <text:p/>
          </table:table-cell>
          <table:table-cell table:style-name="ce22" table:formula="of:=IF([.J9]=&quot;AUMENTAR&quot;;[.G9]+2.5;IF([.J9]=&quot;REDUZIR&quot;;[.G9]-2.5;[.G9]))" office:value-type="float" office:value="52.5" calcext:value-type="float">
            <text:p>52,5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0" calcext:value-type="date">
            <text:p>10/4/2026</text:p>
          </table:table-cell>
          <table:table-cell table:style-name="ce9" table:formula="of:=IF([.A10]=&quot;&quot;;&quot;&quot;;YEAR([.A10])&amp;&quot;-W&quot;&amp;TEXT(ISOWEEKNUM([.A10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Supino reto (barra)</text:p>
          </table:table-cell>
          <table:table-cell table:style-name="ce22" table:number-matrix-columns-spanned="1" table:number-matrix-rows-spanned="1" table:formula="of:=IF([.D10]=&quot;&quot;;&quot;&quot;;IFERROR(INDEX([$EXERCICIOS.B:.B];MATCH(TRIM([.D10]);TRIM([$EXERCICIOS.A:.A]);0));&quot;&quot;))" office:value-type="float" office:value="3" calcext:value-type="float">
            <text:p>3</text:p>
          </table:table-cell>
          <table:table-cell table:style-name="ce22" table:number-matrix-columns-spanned="1" table:number-matrix-rows-spanned="1" table:formula="of:=IF([.D10]=&quot;&quot;;&quot;&quot;;IFERROR(INDEX([$EXERCICIOS.C:.C];MATCH(TRIM([.D10]);TRIM([$EXERCICIOS.A:.A]);0));&quot;&quot;))" office:value-type="float" office:value="5" calcext:value-type="float">
            <text:p>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8" calcext:value-type="float">
            <text:p>8</text:p>
          </table:table-cell>
          <table:table-cell table:style-name="ce22" table:formula="of:=IFERROR([.E10]*[.F10]*[.G10];0)" office:value-type="float" office:value="540" calcext:value-type="float">
            <text:p>540</text:p>
          </table:table-cell>
          <table:table-cell table:style-name="ce22" table:formula="of:=IF([.H10]=&quot;&quot;;&quot;&quot;;IF([.H10]&lt;=8;&quot;AUMENTAR&quot;;IF([.H10]=9;&quot;MANTER&quot;;&quot;REDUZIR&quot;)))" office:value-type="string" office:string-value="AUMENTAR" calcext:value-type="string">
            <text:p>AUMENTAR</text:p>
          </table:table-cell>
          <table:table-cell table:style-name="ce22" table:formula="of:=IF(ROW()=2;&quot;&quot;;IFERROR(LOOKUP(2;1/([.$D$2]:INDEX([.$D:.$D];ROW()-1)=[.D10]);[.$G$2]:INDEX([.$G:.$G];ROW()-1));&quot;&quot;))" office:value-type="float" office:value="36" calcext:value-type="float">
            <text:p>36</text:p>
          </table:table-cell>
          <table:table-cell table:style-name="ce22" table:formula="of:=IF([.J10]=&quot;AUMENTAR&quot;;[.G10]+2.5;IF([.J10]=&quot;REDUZIR&quot;;[.G10]-2.5;[.G10]))" office:value-type="float" office:value="38.5" calcext:value-type="float">
            <text:p>38,5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0" calcext:value-type="date">
            <text:p>10/4/2026</text:p>
          </table:table-cell>
          <table:table-cell table:style-name="ce9" table:formula="of:=IF([.A11]=&quot;&quot;;&quot;&quot;;YEAR([.A11])&amp;&quot;-W&quot;&amp;TEXT(ISOWEEKNUM([.A11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Remada curvada (barra)</text:p>
          </table:table-cell>
          <table:table-cell table:style-name="ce22" table:number-matrix-columns-spanned="1" table:number-matrix-rows-spanned="1" table:formula="of:=IF([.D11]=&quot;&quot;;&quot;&quot;;IFERROR(INDEX([$EXERCICIOS.B:.B];MATCH(TRIM([.D11]);TRIM([$EXERCICIOS.A:.A]);0));&quot;&quot;))" office:value-type="float" office:value="3" calcext:value-type="float">
            <text:p>3</text:p>
          </table:table-cell>
          <table:table-cell table:style-name="ce22" table:number-matrix-columns-spanned="1" table:number-matrix-rows-spanned="1" table:formula="of:=IF([.D11]=&quot;&quot;;&quot;&quot;;IFERROR(INDEX([$EXERCICIOS.C:.C];MATCH(TRIM([.D11]);TRIM([$EXERCICIOS.A:.A]);0));&quot;&quot;))" office:value-type="float" office:value="8" calcext:value-type="float">
            <text:p>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8" calcext:value-type="float">
            <text:p>8</text:p>
          </table:table-cell>
          <table:table-cell table:style-name="ce22" table:formula="of:=IFERROR([.E11]*[.F11]*[.G11];0)" office:value-type="float" office:value="960" calcext:value-type="float">
            <text:p>960</text:p>
          </table:table-cell>
          <table:table-cell table:style-name="ce22" table:formula="of:=IF([.H11]=&quot;&quot;;&quot;&quot;;IF([.H11]&lt;=8;&quot;AUMENTAR&quot;;IF([.H11]=9;&quot;MANTER&quot;;&quot;REDUZIR&quot;)))" office:value-type="string" office:string-value="AUMENTAR" calcext:value-type="string">
            <text:p>AUMENTAR</text:p>
          </table:table-cell>
          <table:table-cell table:style-name="ce22" table:formula="of:=IF(ROW()=2;&quot;&quot;;IFERROR(LOOKUP(2;1/([.$D$2]:INDEX([.$D:.$D];ROW()-1)=[.D11]);[.$G$2]:INDEX([.$G:.$G];ROW()-1));&quot;&quot;))" office:value-type="float" office:value="40" calcext:value-type="float">
            <text:p>40</text:p>
          </table:table-cell>
          <table:table-cell table:style-name="ce22" table:formula="of:=IF([.J11]=&quot;AUMENTAR&quot;;[.G11]+2.5;IF([.J11]=&quot;REDUZIR&quot;;[.G11]-2.5;[.G11]))" office:value-type="float" office:value="42.5" calcext:value-type="float">
            <text:p>42,5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0" calcext:value-type="date">
            <text:p>10/4/2026</text:p>
          </table:table-cell>
          <table:table-cell table:style-name="ce9" table:formula="of:=IF([.A12]=&quot;&quot;;&quot;&quot;;YEAR([.A12])&amp;&quot;-W&quot;&amp;TEXT(ISOWEEKNUM([.A12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Pull-over (barra)</text:p>
          </table:table-cell>
          <table:table-cell table:style-name="ce22" table:number-matrix-columns-spanned="1" table:number-matrix-rows-spanned="1" table:formula="of:=IF([.D12]=&quot;&quot;;&quot;&quot;;IFERROR(INDEX([$EXERCICIOS.B:.B];MATCH(TRIM([.D12]);TRIM([$EXERCICIOS.A:.A]);0));&quot;&quot;))" office:value-type="float" office:value="4" calcext:value-type="float">
            <text:p>4</text:p>
          </table:table-cell>
          <table:table-cell table:style-name="ce22" table:number-matrix-columns-spanned="1" table:number-matrix-rows-spanned="1" table:formula="of:=IF([.D12]=&quot;&quot;;&quot;&quot;;IFERROR(INDEX([$EXERCICIOS.C:.C];MATCH(TRIM([.D12]);TRIM([$EXERCICIOS.A:.A]);0));&quot;&quot;))" office:value-type="float" office:value="8" calcext:value-type="float">
            <text:p>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" calcext:value-type="float">
            <text:p>9</text:p>
          </table:table-cell>
          <table:table-cell table:style-name="ce22" table:formula="of:=IFERROR([.E12]*[.F12]*[.G12];0)" office:value-type="float" office:value="640" calcext:value-type="float">
            <text:p>640</text:p>
          </table:table-cell>
          <table:table-cell table:style-name="ce22" table:formula="of:=IF([.H12]=&quot;&quot;;&quot;&quot;;IF([.H12]&lt;=8;&quot;AUMENTAR&quot;;IF([.H12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12]);[.$G$2]:INDEX([.$G:.$G];ROW()-1));&quot;&quot;))">
            <text:p/>
          </table:table-cell>
          <table:table-cell table:style-name="ce22" table:formula="of:=IF([.J12]=&quot;AUMENTAR&quot;;[.G12]+2.5;IF([.J12]=&quot;REDUZIR&quot;;[.G12]-2.5;[.G12]))" office:value-type="float" office:value="20" calcext:value-type="float">
            <text:p>20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0" calcext:value-type="date">
            <text:p>10/4/2026</text:p>
          </table:table-cell>
          <table:table-cell table:style-name="ce9" table:formula="of:=IF([.A13]=&quot;&quot;;&quot;&quot;;YEAR([.A13])&amp;&quot;-W&quot;&amp;TEXT(ISOWEEKNUM([.A13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Elevacao lateral (halter)</text:p>
          </table:table-cell>
          <table:table-cell table:style-name="ce22" table:number-matrix-columns-spanned="1" table:number-matrix-rows-spanned="1" table:formula="of:=IF([.D13]=&quot;&quot;;&quot;&quot;;IFERROR(INDEX([$EXERCICIOS.B:.B];MATCH(TRIM([.D13]);TRIM([$EXERCICIOS.A:.A]);0));&quot;&quot;))" office:value-type="float" office:value="4" calcext:value-type="float">
            <text:p>4</text:p>
          </table:table-cell>
          <table:table-cell table:style-name="ce22" table:number-matrix-columns-spanned="1" table:number-matrix-rows-spanned="1" table:formula="of:=IF([.D13]=&quot;&quot;;&quot;&quot;;IFERROR(INDEX([$EXERCICIOS.C:.C];MATCH(TRIM([.D13]);TRIM([$EXERCICIOS.A:.A]);0));&quot;&quot;))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2" table:formula="of:=IFERROR([.E13]*[.F13]*[.G13];0)" office:value-type="float" office:value="384" calcext:value-type="float">
            <text:p>384</text:p>
          </table:table-cell>
          <table:table-cell table:style-name="ce22" table:formula="of:=IF([.H13]=&quot;&quot;;&quot;&quot;;IF([.H13]&lt;=8;&quot;AUMENTAR&quot;;IF([.H13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13]);[.$G$2]:INDEX([.$G:.$G];ROW()-1));&quot;&quot;))">
            <text:p/>
          </table:table-cell>
          <table:table-cell table:style-name="ce22" table:formula="of:=IF([.J13]=&quot;AUMENTAR&quot;;[.G13]+2.5;IF([.J13]=&quot;REDUZIR&quot;;[.G13]-2.5;[.G13]))" office:value-type="float" office:value="12" calcext:value-type="float">
            <text:p>12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0" calcext:value-type="date">
            <text:p>10/4/2026</text:p>
          </table:table-cell>
          <table:table-cell table:style-name="ce9" table:formula="of:=IF([.A14]=&quot;&quot;;&quot;&quot;;YEAR([.A14])&amp;&quot;-W&quot;&amp;TEXT(ISOWEEKNUM([.A14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Crucifixo invertido</text:p>
          </table:table-cell>
          <table:table-cell table:style-name="ce22" table:number-matrix-columns-spanned="1" table:number-matrix-rows-spanned="1" table:formula="of:=IF([.D14]=&quot;&quot;;&quot;&quot;;IFERROR(INDEX([$EXERCICIOS.B:.B];MATCH(TRIM([.D14]);TRIM([$EXERCICIOS.A:.A]);0));&quot;&quot;))" office:value-type="float" office:value="4" calcext:value-type="float">
            <text:p>4</text:p>
          </table:table-cell>
          <table:table-cell table:style-name="ce22" table:number-matrix-columns-spanned="1" table:number-matrix-rows-spanned="1" table:formula="of:=IF([.D14]=&quot;&quot;;&quot;&quot;;IFERROR(INDEX([$EXERCICIOS.C:.C];MATCH(TRIM([.D14]);TRIM([$EXERCICIOS.A:.A]);0));&quot;&quot;))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2" table:formula="of:=IFERROR([.E14]*[.F14]*[.G14];0)" office:value-type="float" office:value="384" calcext:value-type="float">
            <text:p>384</text:p>
          </table:table-cell>
          <table:table-cell table:style-name="ce22" table:formula="of:=IF([.H14]=&quot;&quot;;&quot;&quot;;IF([.H14]&lt;=8;&quot;AUMENTAR&quot;;IF([.H14]=9;&quot;MANTER&quot;;&quot;REDUZIR&quot;)))" office:value-type="string" office:string-value="AUMENTAR" calcext:value-type="string">
            <text:p>AUMENTAR</text:p>
          </table:table-cell>
          <table:table-cell table:style-name="ce22" table:formula="of:=IF(ROW()=2;&quot;&quot;;IFERROR(LOOKUP(2;1/([.$D$2]:INDEX([.$D:.$D];ROW()-1)=[.D14]);[.$G$2]:INDEX([.$G:.$G];ROW()-1));&quot;&quot;))" office:value-type="float" office:value="10" calcext:value-type="float">
            <text:p>10</text:p>
          </table:table-cell>
          <table:table-cell table:style-name="ce22" table:formula="of:=IF([.J14]=&quot;AUMENTAR&quot;;[.G14]+2.5;IF([.J14]=&quot;REDUZIR&quot;;[.G14]-2.5;[.G14]))" office:value-type="float" office:value="14.5" calcext:value-type="float">
            <text:p>14,5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0" calcext:value-type="date">
            <text:p>10/4/2026</text:p>
          </table:table-cell>
          <table:table-cell table:style-name="ce9" table:formula="of:=IF([.A15]=&quot;&quot;;&quot;&quot;;YEAR([.A15])&amp;&quot;-W&quot;&amp;TEXT(ISOWEEKNUM([.A15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Triceps testa (barra/halter)</text:p>
          </table:table-cell>
          <table:table-cell table:style-name="ce22" table:number-matrix-columns-spanned="1" table:number-matrix-rows-spanned="1" table:formula="of:=IF([.D15]=&quot;&quot;;&quot;&quot;;IFERROR(INDEX([$EXERCICIOS.B:.B];MATCH(TRIM([.D15]);TRIM([$EXERCICIOS.A:.A]);0));&quot;&quot;))" office:value-type="float" office:value="4" calcext:value-type="float">
            <text:p>4</text:p>
          </table:table-cell>
          <table:table-cell table:style-name="ce22" table:number-matrix-columns-spanned="1" table:number-matrix-rows-spanned="1" table:formula="of:=IF([.D15]=&quot;&quot;;&quot;&quot;;IFERROR(INDEX([$EXERCICIOS.C:.C];MATCH(TRIM([.D15]);TRIM([$EXERCICIOS.A:.A]);0));&quot;&quot;))" office:value-type="float" office:value="8" calcext:value-type="float">
            <text:p>8</text:p>
          </table:table-cell>
          <table:table-cell table:style-name="ce24" office:value-type="float" office:value="17.5" calcext:value-type="float">
            <text:p>17,5</text:p>
          </table:table-cell>
          <table:table-cell table:style-name="ce24" office:value-type="float" office:value="10" calcext:value-type="float">
            <text:p>10</text:p>
          </table:table-cell>
          <table:table-cell table:style-name="ce22" table:formula="of:=IFERROR([.E15]*[.F15]*[.G15];0)" office:value-type="float" office:value="560" calcext:value-type="float">
            <text:p>560</text:p>
          </table:table-cell>
          <table:table-cell table:style-name="ce22" table:formula="of:=IF([.H15]=&quot;&quot;;&quot;&quot;;IF([.H15]&lt;=8;&quot;AUMENTAR&quot;;IF([.H15]=9;&quot;MANTER&quot;;&quot;REDUZIR&quot;)))" office:value-type="string" office:string-value="REDUZIR" calcext:value-type="string">
            <text:p>REDUZIR</text:p>
          </table:table-cell>
          <table:table-cell table:style-name="ce22" table:formula="of:=IF(ROW()=2;&quot;&quot;;IFERROR(LOOKUP(2;1/([.$D$2]:INDEX([.$D:.$D];ROW()-1)=[.D15]);[.$G$2]:INDEX([.$G:.$G];ROW()-1));&quot;&quot;))">
            <text:p/>
          </table:table-cell>
          <table:table-cell table:style-name="ce22" table:formula="of:=IF([.J15]=&quot;AUMENTAR&quot;;[.G15]+2.5;IF([.J15]=&quot;REDUZIR&quot;;[.G15]-2.5;[.G15]))" office:value-type="float" office:value="15" calcext:value-type="float">
            <text:p>15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0" calcext:value-type="date">
            <text:p>10/4/2026</text:p>
          </table:table-cell>
          <table:table-cell table:style-name="ce9" table:formula="of:=IF([.A16]=&quot;&quot;;&quot;&quot;;YEAR([.A16])&amp;&quot;-W&quot;&amp;TEXT(ISOWEEKNUM([.A16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Rosca direta (barra/halter)</text:p>
          </table:table-cell>
          <table:table-cell table:style-name="ce22" table:number-matrix-columns-spanned="1" table:number-matrix-rows-spanned="1" table:formula="of:=IF([.D16]=&quot;&quot;;&quot;&quot;;IFERROR(INDEX([$EXERCICIOS.B:.B];MATCH(TRIM([.D16]);TRIM([$EXERCICIOS.A:.A]);0));&quot;&quot;))" office:value-type="float" office:value="4" calcext:value-type="float">
            <text:p>4</text:p>
          </table:table-cell>
          <table:table-cell table:style-name="ce22" table:number-matrix-columns-spanned="1" table:number-matrix-rows-spanned="1" table:formula="of:=IF([.D16]=&quot;&quot;;&quot;&quot;;IFERROR(INDEX([$EXERCICIOS.C:.C];MATCH(TRIM([.D16]);TRIM([$EXERCICIOS.A:.A]);0));&quot;&quot;))" office:value-type="float" office:value="8" calcext:value-type="float">
            <text:p>8</text:p>
          </table:table-cell>
          <table:table-cell table:style-name="ce24" office:value-type="float" office:value="17.5" calcext:value-type="float">
            <text:p>17,5</text:p>
          </table:table-cell>
          <table:table-cell table:style-name="ce24" office:value-type="float" office:value="10" calcext:value-type="float">
            <text:p>10</text:p>
          </table:table-cell>
          <table:table-cell table:style-name="ce22" table:formula="of:=IFERROR([.E16]*[.F16]*[.G16];0)" office:value-type="float" office:value="560" calcext:value-type="float">
            <text:p>560</text:p>
          </table:table-cell>
          <table:table-cell table:style-name="ce22" table:formula="of:=IF([.H16]=&quot;&quot;;&quot;&quot;;IF([.H16]&lt;=8;&quot;AUMENTAR&quot;;IF([.H16]=9;&quot;MANTER&quot;;&quot;REDUZIR&quot;)))" office:value-type="string" office:string-value="REDUZIR" calcext:value-type="string">
            <text:p>REDUZIR</text:p>
          </table:table-cell>
          <table:table-cell table:style-name="ce22" table:formula="of:=IF(ROW()=2;&quot;&quot;;IFERROR(LOOKUP(2;1/([.$D$2]:INDEX([.$D:.$D];ROW()-1)=[.D16]);[.$G$2]:INDEX([.$G:.$G];ROW()-1));&quot;&quot;))">
            <text:p/>
          </table:table-cell>
          <table:table-cell table:style-name="ce22" table:formula="of:=IF([.J16]=&quot;AUMENTAR&quot;;[.G16]+2.5;IF([.J16]=&quot;REDUZIR&quot;;[.G16]-2.5;[.G16]))" office:value-type="float" office:value="15" calcext:value-type="float">
            <text:p>15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3" table:content-validation-name="val1" office:value-type="date" office:date-value="2026-04-13" calcext:value-type="date">
            <text:p>13/4/2026</text:p>
          </table:table-cell>
          <table:table-cell table:style-name="ce10" table:formula="of:=IF([.A17]=&quot;&quot;;&quot;&quot;;YEAR([.A17])&amp;&quot;-W&quot;&amp;TEXT(ISOWEEKNUM([.A17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Agachamento (barra, leve -10%)</text:p>
          </table:table-cell>
          <table:table-cell table:style-name="ce23" table:number-matrix-columns-spanned="1" table:number-matrix-rows-spanned="1" table:formula="of:=IF([.D17]=&quot;&quot;;&quot;&quot;;IFERROR(INDEX([$EXERCICIOS.B:.B];MATCH(TRIM([.D17]);TRIM([$EXERCICIOS.A:.A]);0));&quot;&quot;))" office:value-type="float" office:value="3" calcext:value-type="float">
            <text:p>3</text:p>
          </table:table-cell>
          <table:table-cell table:style-name="ce23" table:number-matrix-columns-spanned="1" table:number-matrix-rows-spanned="1" table:formula="of:=IF([.D17]=&quot;&quot;;&quot;&quot;;IFERROR(INDEX([$EXERCICIOS.C:.C];MATCH(TRIM([.D17]);TRIM([$EXERCICIOS.A:.A]);0));&quot;&quot;))" office:value-type="float" office:value="5" calcext:value-type="float">
            <text:p>5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17]*[.F17]*[.G17];0)" office:value-type="float" office:value="750" calcext:value-type="float">
            <text:p>750</text:p>
          </table:table-cell>
          <table:table-cell table:style-name="ce24" table:formula="of:=IF([.H17]=&quot;&quot;;&quot;&quot;;IF([.H17]&lt;=8;&quot;AUMENTAR&quot;;IF([.H17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17]);[.$G$2]:INDEX([.$G:.$G];ROW()-1));&quot;&quot;))" office:value-type="float" office:value="46" calcext:value-type="float">
            <text:p>46</text:p>
          </table:table-cell>
          <table:table-cell table:style-name="ce23" table:formula="of:=IF([.J17]=&quot;AUMENTAR&quot;;[.G17]+2.5;IF([.J17]=&quot;REDUZIR&quot;;[.G17]-2.5;[.G17]))" office:value-type="float" office:value="50" calcext:value-type="float">
            <text:p>50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3" calcext:value-type="date">
            <text:p>13/4/2026</text:p>
          </table:table-cell>
          <table:table-cell table:style-name="ce11" table:formula="of:=IF([.A18]=&quot;&quot;;&quot;&quot;;YEAR([.A18])&amp;&quot;-W&quot;&amp;TEXT(ISOWEEKNUM([.A18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Stiff com barra</text:p>
          </table:table-cell>
          <table:table-cell table:style-name="ce23" table:number-matrix-columns-spanned="1" table:number-matrix-rows-spanned="1" table:formula="of:=IF([.D18]=&quot;&quot;;&quot;&quot;;IFERROR(INDEX([$EXERCICIOS.B:.B];MATCH(TRIM([.D18]);TRIM([$EXERCICIOS.A:.A]);0));&quot;&quot;))" office:value-type="float" office:value="3" calcext:value-type="float">
            <text:p>3</text:p>
          </table:table-cell>
          <table:table-cell table:style-name="ce23" table:number-matrix-columns-spanned="1" table:number-matrix-rows-spanned="1" table:formula="of:=IF([.D18]=&quot;&quot;;&quot;&quot;;IFERROR(INDEX([$EXERCICIOS.C:.C];MATCH(TRIM([.D18]);TRIM([$EXERCICIOS.A:.A]);0));&quot;&quot;))" office:value-type="float" office:value="8" calcext:value-type="float">
            <text:p>8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18]*[.F18]*[.G18];0)" office:value-type="float" office:value="1104" calcext:value-type="float">
            <text:p>1104</text:p>
          </table:table-cell>
          <table:table-cell table:style-name="ce24" table:formula="of:=IF([.H18]=&quot;&quot;;&quot;&quot;;IF([.H18]&lt;=8;&quot;AUMENTAR&quot;;IF([.H18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18]);[.$G$2]:INDEX([.$G:.$G];ROW()-1));&quot;&quot;))" office:value-type="float" office:value="40" calcext:value-type="float">
            <text:p>40</text:p>
          </table:table-cell>
          <table:table-cell table:style-name="ce23" table:formula="of:=IF([.J18]=&quot;AUMENTAR&quot;;[.G18]+2.5;IF([.J18]=&quot;REDUZIR&quot;;[.G18]-2.5;[.G18]))" office:value-type="float" office:value="46" calcext:value-type="float">
            <text:p>46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3" calcext:value-type="date">
            <text:p>13/4/2026</text:p>
          </table:table-cell>
          <table:table-cell table:style-name="ce11" table:formula="of:=IF([.A19]=&quot;&quot;;&quot;&quot;;YEAR([.A19])&amp;&quot;-W&quot;&amp;TEXT(ISOWEEKNUM([.A19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Desenvolvimento (barra em pe)</text:p>
          </table:table-cell>
          <table:table-cell table:style-name="ce23" table:number-matrix-columns-spanned="1" table:number-matrix-rows-spanned="1" table:formula="of:=IF([.D19]=&quot;&quot;;&quot;&quot;;IFERROR(INDEX([$EXERCICIOS.B:.B];MATCH(TRIM([.D19]);TRIM([$EXERCICIOS.A:.A]);0));&quot;&quot;))" office:value-type="float" office:value="3" calcext:value-type="float">
            <text:p>3</text:p>
          </table:table-cell>
          <table:table-cell table:style-name="ce23" table:number-matrix-columns-spanned="1" table:number-matrix-rows-spanned="1" table:formula="of:=IF([.D19]=&quot;&quot;;&quot;&quot;;IFERROR(INDEX([$EXERCICIOS.C:.C];MATCH(TRIM([.D19]);TRIM([$EXERCICIOS.A:.A]);0));&quot;&quot;))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19]*[.F19]*[.G19];0)" office:value-type="float" office:value="450" calcext:value-type="float">
            <text:p>450</text:p>
          </table:table-cell>
          <table:table-cell table:style-name="ce24" table:formula="of:=IF([.H19]=&quot;&quot;;&quot;&quot;;IF([.H19]&lt;=8;&quot;AUMENTAR&quot;;IF([.H19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19]);[.$G$2]:INDEX([.$G:.$G];ROW()-1));&quot;&quot;))" office:value-type="float" office:value="30" calcext:value-type="float">
            <text:p>30</text:p>
          </table:table-cell>
          <table:table-cell table:style-name="ce23" table:formula="of:=IF([.J19]=&quot;AUMENTAR&quot;;[.G19]+2.5;IF([.J19]=&quot;REDUZIR&quot;;[.G19]-2.5;[.G19]))" office:value-type="float" office:value="30" calcext:value-type="float">
            <text:p>30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3" calcext:value-type="date">
            <text:p>13/4/2026</text:p>
          </table:table-cell>
          <table:table-cell table:style-name="ce11" table:formula="of:=IF([.A20]=&quot;&quot;;&quot;&quot;;YEAR([.A20])&amp;&quot;-W&quot;&amp;TEXT(ISOWEEKNUM([.A20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Remada curvada (barra)</text:p>
          </table:table-cell>
          <table:table-cell table:style-name="ce23" table:number-matrix-columns-spanned="1" table:number-matrix-rows-spanned="1" table:formula="of:=IF([.D20]=&quot;&quot;;&quot;&quot;;IFERROR(INDEX([$EXERCICIOS.B:.B];MATCH(TRIM([.D20]);TRIM([$EXERCICIOS.A:.A]);0));&quot;&quot;))" office:value-type="float" office:value="3" calcext:value-type="float">
            <text:p>3</text:p>
          </table:table-cell>
          <table:table-cell table:style-name="ce23" table:number-matrix-columns-spanned="1" table:number-matrix-rows-spanned="1" table:formula="of:=IF([.D20]=&quot;&quot;;&quot;&quot;;IFERROR(INDEX([$EXERCICIOS.C:.C];MATCH(TRIM([.D20]);TRIM([$EXERCICIOS.A:.A]);0));&quot;&quot;))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20]*[.F20]*[.G20];0)" office:value-type="float" office:value="960" calcext:value-type="float">
            <text:p>960</text:p>
          </table:table-cell>
          <table:table-cell table:style-name="ce24" table:formula="of:=IF([.H20]=&quot;&quot;;&quot;&quot;;IF([.H20]&lt;=8;&quot;AUMENTAR&quot;;IF([.H20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20]);[.$G$2]:INDEX([.$G:.$G];ROW()-1));&quot;&quot;))" office:value-type="float" office:value="40" calcext:value-type="float">
            <text:p>40</text:p>
          </table:table-cell>
          <table:table-cell table:style-name="ce23" table:formula="of:=IF([.J20]=&quot;AUMENTAR&quot;;[.G20]+2.5;IF([.J20]=&quot;REDUZIR&quot;;[.G20]-2.5;[.G20]))" office:value-type="float" office:value="40" calcext:value-type="float">
            <text:p>40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3" calcext:value-type="date">
            <text:p>13/4/2026</text:p>
          </table:table-cell>
          <table:table-cell table:style-name="ce11" table:formula="of:=IF([.A21]=&quot;&quot;;&quot;&quot;;YEAR([.A21])&amp;&quot;-W&quot;&amp;TEXT(ISOWEEKNUM([.A21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Supino reto (barra)</text:p>
          </table:table-cell>
          <table:table-cell table:style-name="ce23" table:number-matrix-columns-spanned="1" table:number-matrix-rows-spanned="1" table:formula="of:=IF([.D21]=&quot;&quot;;&quot;&quot;;IFERROR(INDEX([$EXERCICIOS.B:.B];MATCH(TRIM([.D21]);TRIM([$EXERCICIOS.A:.A]);0));&quot;&quot;))" office:value-type="float" office:value="3" calcext:value-type="float">
            <text:p>3</text:p>
          </table:table-cell>
          <table:table-cell table:style-name="ce23" table:number-matrix-columns-spanned="1" table:number-matrix-rows-spanned="1" table:formula="of:=IF([.D21]=&quot;&quot;;&quot;&quot;;IFERROR(INDEX([$EXERCICIOS.C:.C];MATCH(TRIM([.D21]);TRIM([$EXERCICIOS.A:.A]);0));&quot;&quot;))" office:value-type="float" office:value="5" calcext:value-type="float">
            <text:p>5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21]*[.F21]*[.G21];0)" office:value-type="float" office:value="540" calcext:value-type="float">
            <text:p>540</text:p>
          </table:table-cell>
          <table:table-cell table:style-name="ce24" table:formula="of:=IF([.H21]=&quot;&quot;;&quot;&quot;;IF([.H21]&lt;=8;&quot;AUMENTAR&quot;;IF([.H21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21]);[.$G$2]:INDEX([.$G:.$G];ROW()-1));&quot;&quot;))" office:value-type="float" office:value="36" calcext:value-type="float">
            <text:p>36</text:p>
          </table:table-cell>
          <table:table-cell table:style-name="ce23" table:formula="of:=IF([.J21]=&quot;AUMENTAR&quot;;[.G21]+2.5;IF([.J21]=&quot;REDUZIR&quot;;[.G21]-2.5;[.G21]))" office:value-type="float" office:value="36" calcext:value-type="float">
            <text:p>36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3" calcext:value-type="date">
            <text:p>13/4/2026</text:p>
          </table:table-cell>
          <table:table-cell table:style-name="ce11" table:formula="of:=IF([.A22]=&quot;&quot;;&quot;&quot;;YEAR([.A22])&amp;&quot;-W&quot;&amp;TEXT(ISOWEEKNUM([.A22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Crucifixo invertido</text:p>
          </table:table-cell>
          <table:table-cell table:style-name="ce23" table:number-matrix-columns-spanned="1" table:number-matrix-rows-spanned="1" table:formula="of:=IF([.D22]=&quot;&quot;;&quot;&quot;;IFERROR(INDEX([$EXERCICIOS.B:.B];MATCH(TRIM([.D22]);TRIM([$EXERCICIOS.A:.A]);0));&quot;&quot;))" office:value-type="float" office:value="4" calcext:value-type="float">
            <text:p>4</text:p>
          </table:table-cell>
          <table:table-cell table:style-name="ce23" table:number-matrix-columns-spanned="1" table:number-matrix-rows-spanned="1" table:formula="of:=IF([.D22]=&quot;&quot;;&quot;&quot;;IFERROR(INDEX([$EXERCICIOS.C:.C];MATCH(TRIM([.D22]);TRIM([$EXERCICIOS.A:.A]);0));&quot;&quot;))" office:value-type="float" office:value="8" calcext:value-type="float">
            <text:p>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formula="of:=IFERROR([.E22]*[.F22]*[.G22];0)" office:value-type="float" office:value="384" calcext:value-type="float">
            <text:p>384</text:p>
          </table:table-cell>
          <table:table-cell table:style-name="ce24" table:formula="of:=IF([.H22]=&quot;&quot;;&quot;&quot;;IF([.H22]&lt;=8;&quot;AUMENTAR&quot;;IF([.H22]=9;&quot;MANTER&quot;;&quot;REDUZIR&quot;)))" office:value-type="string" office:string-value="AUMENTAR" calcext:value-type="string">
            <text:p>AUMENTAR</text:p>
          </table:table-cell>
          <table:table-cell table:style-name="ce22" table:formula="of:=IF(ROW()=2;&quot;&quot;;IFERROR(LOOKUP(2;1/([.$D$2]:INDEX([.$D:.$D];ROW()-1)=[.D22]);[.$G$2]:INDEX([.$G:.$G];ROW()-1));&quot;&quot;))" office:value-type="float" office:value="12" calcext:value-type="float">
            <text:p>12</text:p>
          </table:table-cell>
          <table:table-cell table:style-name="ce23" table:formula="of:=IF([.J22]=&quot;AUMENTAR&quot;;[.G22]+2.5;IF([.J22]=&quot;REDUZIR&quot;;[.G22]-2.5;[.G22]))" office:value-type="float" office:value="14.5" calcext:value-type="float">
            <text:p>14,5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3" calcext:value-type="date">
            <text:p>13/4/2026</text:p>
          </table:table-cell>
          <table:table-cell table:style-name="ce11" table:formula="of:=IF([.A23]=&quot;&quot;;&quot;&quot;;YEAR([.A23])&amp;&quot;-W&quot;&amp;TEXT(ISOWEEKNUM([.A23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Elevacao lateral (halter, leve -10%)</text:p>
          </table:table-cell>
          <table:table-cell table:style-name="ce23" table:number-matrix-columns-spanned="1" table:number-matrix-rows-spanned="1" table:formula="of:=IF([.D23]=&quot;&quot;;&quot;&quot;;IFERROR(INDEX([$EXERCICIOS.B:.B];MATCH(TRIM([.D23]);TRIM([$EXERCICIOS.A:.A]);0));&quot;&quot;))" office:value-type="float" office:value="4" calcext:value-type="float">
            <text:p>4</text:p>
          </table:table-cell>
          <table:table-cell table:style-name="ce23" table:number-matrix-columns-spanned="1" table:number-matrix-rows-spanned="1" table:formula="of:=IF([.D23]=&quot;&quot;;&quot;&quot;;IFERROR(INDEX([$EXERCICIOS.C:.C];MATCH(TRIM([.D23]);TRIM([$EXERCICIOS.A:.A]);0));&quot;&quot;))" office:value-type="float" office:value="8" calcext:value-type="float">
            <text:p>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IFERROR([.E23]*[.F23]*[.G23];0)" office:value-type="float" office:value="384" calcext:value-type="float">
            <text:p>384</text:p>
          </table:table-cell>
          <table:table-cell table:style-name="ce24" table:formula="of:=IF([.H23]=&quot;&quot;;&quot;&quot;;IF([.H23]&lt;=8;&quot;AUMENTAR&quot;;IF([.H23]=9;&quot;MANTER&quot;;&quot;REDUZIR&quot;)))" office:value-type="string" office:string-value="REDUZIR" calcext:value-type="string">
            <text:p>REDUZIR</text:p>
          </table:table-cell>
          <table:table-cell table:style-name="ce22" table:formula="of:=IF(ROW()=2;&quot;&quot;;IFERROR(LOOKUP(2;1/([.$D$2]:INDEX([.$D:.$D];ROW()-1)=[.D23]);[.$G$2]:INDEX([.$G:.$G];ROW()-1));&quot;&quot;))" office:value-type="float" office:value="10" calcext:value-type="float">
            <text:p>10</text:p>
          </table:table-cell>
          <table:table-cell table:style-name="ce23" table:formula="of:=IF([.J23]=&quot;AUMENTAR&quot;;[.G23]+2.5;IF([.J23]=&quot;REDUZIR&quot;;[.G23]-2.5;[.G23]))" office:value-type="float" office:value="9.5" calcext:value-type="float">
            <text:p>9,5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5" calcext:value-type="date">
            <text:p>15/4/2026</text:p>
          </table:table-cell>
          <table:table-cell table:style-name="ce9" table:formula="of:=IF([.A24]=&quot;&quot;;&quot;&quot;;YEAR([.A24])&amp;&quot;-W&quot;&amp;TEXT(ISOWEEKNUM([.A24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Agachamento (barra)</text:p>
          </table:table-cell>
          <table:table-cell table:style-name="ce22" table:number-matrix-columns-spanned="1" table:number-matrix-rows-spanned="1" table:formula="of:=IF([.D24]=&quot;&quot;;&quot;&quot;;IFERROR(INDEX([$EXERCICIOS.B:.B];MATCH(TRIM([.D24]);TRIM([$EXERCICIOS.A:.A]);0));&quot;&quot;))" office:value-type="float" office:value="3" calcext:value-type="float">
            <text:p>3</text:p>
          </table:table-cell>
          <table:table-cell table:style-name="ce22" table:number-matrix-columns-spanned="1" table:number-matrix-rows-spanned="1" table:formula="of:=IF([.D24]=&quot;&quot;;&quot;&quot;;IFERROR(INDEX([$EXERCICIOS.C:.C];MATCH(TRIM([.D24]);TRIM([$EXERCICIOS.A:.A]);0));&quot;&quot;))" office:value-type="float" office:value="5" calcext:value-type="float">
            <text:p>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9" calcext:value-type="float">
            <text:p>9</text:p>
          </table:table-cell>
          <table:table-cell table:style-name="ce22" table:formula="of:=IFERROR([.E24]*[.F24]*[.G24];0)" office:value-type="float" office:value="840" calcext:value-type="float">
            <text:p>840</text:p>
          </table:table-cell>
          <table:table-cell table:style-name="ce22" table:formula="of:=IF([.H24]=&quot;&quot;;&quot;&quot;;IF([.H24]&lt;=8;&quot;AUMENTAR&quot;;IF([.H24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24]);[.$G$2]:INDEX([.$G:.$G];ROW()-1));&quot;&quot;))" office:value-type="float" office:value="50" calcext:value-type="float">
            <text:p>50</text:p>
          </table:table-cell>
          <table:table-cell table:style-name="ce22" table:formula="of:=IF([.J24]=&quot;AUMENTAR&quot;;[.G24]+2.5;IF([.J24]=&quot;REDUZIR&quot;;[.G24]-2.5;[.G24]))" office:value-type="float" office:value="56" calcext:value-type="float">
            <text:p>56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5" calcext:value-type="date">
            <text:p>15/4/2026</text:p>
          </table:table-cell>
          <table:table-cell table:style-name="ce9" table:formula="of:=IF([.A25]=&quot;&quot;;&quot;&quot;;YEAR([.A25])&amp;&quot;-W&quot;&amp;TEXT(ISOWEEKNUM([.A25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Supino reto (barra)</text:p>
          </table:table-cell>
          <table:table-cell table:style-name="ce22" table:number-matrix-columns-spanned="1" table:number-matrix-rows-spanned="1" table:formula="of:=IF([.D25]=&quot;&quot;;&quot;&quot;;IFERROR(INDEX([$EXERCICIOS.B:.B];MATCH(TRIM([.D25]);TRIM([$EXERCICIOS.A:.A]);0));&quot;&quot;))" office:value-type="float" office:value="3" calcext:value-type="float">
            <text:p>3</text:p>
          </table:table-cell>
          <table:table-cell table:style-name="ce22" table:number-matrix-columns-spanned="1" table:number-matrix-rows-spanned="1" table:formula="of:=IF([.D25]=&quot;&quot;;&quot;&quot;;IFERROR(INDEX([$EXERCICIOS.C:.C];MATCH(TRIM([.D25]);TRIM([$EXERCICIOS.A:.A]);0));&quot;&quot;))" office:value-type="float" office:value="5" calcext:value-type="float">
            <text:p>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9" calcext:value-type="float">
            <text:p>9</text:p>
          </table:table-cell>
          <table:table-cell table:style-name="ce22" table:formula="of:=IFERROR([.E25]*[.F25]*[.G25];0)" office:value-type="float" office:value="540" calcext:value-type="float">
            <text:p>540</text:p>
          </table:table-cell>
          <table:table-cell table:style-name="ce22" table:formula="of:=IF([.H25]=&quot;&quot;;&quot;&quot;;IF([.H25]&lt;=8;&quot;AUMENTAR&quot;;IF([.H25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25]);[.$G$2]:INDEX([.$G:.$G];ROW()-1));&quot;&quot;))" office:value-type="float" office:value="36" calcext:value-type="float">
            <text:p>36</text:p>
          </table:table-cell>
          <table:table-cell table:style-name="ce22" table:formula="of:=IF([.J25]=&quot;AUMENTAR&quot;;[.G25]+2.5;IF([.J25]=&quot;REDUZIR&quot;;[.G25]-2.5;[.G25]))" office:value-type="float" office:value="36" calcext:value-type="float">
            <text:p>36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5" calcext:value-type="date">
            <text:p>15/4/2026</text:p>
          </table:table-cell>
          <table:table-cell table:style-name="ce9" table:formula="of:=IF([.A26]=&quot;&quot;;&quot;&quot;;YEAR([.A26])&amp;&quot;-W&quot;&amp;TEXT(ISOWEEKNUM([.A26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Remada curvada (barra)</text:p>
          </table:table-cell>
          <table:table-cell table:style-name="ce22" table:number-matrix-columns-spanned="1" table:number-matrix-rows-spanned="1" table:formula="of:=IF([.D26]=&quot;&quot;;&quot;&quot;;IFERROR(INDEX([$EXERCICIOS.B:.B];MATCH(TRIM([.D26]);TRIM([$EXERCICIOS.A:.A]);0));&quot;&quot;))" office:value-type="float" office:value="3" calcext:value-type="float">
            <text:p>3</text:p>
          </table:table-cell>
          <table:table-cell table:style-name="ce22" table:number-matrix-columns-spanned="1" table:number-matrix-rows-spanned="1" table:formula="of:=IF([.D26]=&quot;&quot;;&quot;&quot;;IFERROR(INDEX([$EXERCICIOS.C:.C];MATCH(TRIM([.D26]);TRIM([$EXERCICIOS.A:.A]);0));&quot;&quot;))" office:value-type="float" office:value="8" calcext:value-type="float">
            <text:p>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0" calcext:value-type="float">
            <text:p>10</text:p>
          </table:table-cell>
          <table:table-cell table:style-name="ce22" table:formula="of:=IFERROR([.E26]*[.F26]*[.G26];0)" office:value-type="float" office:value="1104" calcext:value-type="float">
            <text:p>1104</text:p>
          </table:table-cell>
          <table:table-cell table:style-name="ce22" table:formula="of:=IF([.H26]=&quot;&quot;;&quot;&quot;;IF([.H26]&lt;=8;&quot;AUMENTAR&quot;;IF([.H26]=9;&quot;MANTER&quot;;&quot;REDUZIR&quot;)))" office:value-type="string" office:string-value="REDUZIR" calcext:value-type="string">
            <text:p>REDUZIR</text:p>
          </table:table-cell>
          <table:table-cell table:style-name="ce22" table:formula="of:=IF(ROW()=2;&quot;&quot;;IFERROR(LOOKUP(2;1/([.$D$2]:INDEX([.$D:.$D];ROW()-1)=[.D26]);[.$G$2]:INDEX([.$G:.$G];ROW()-1));&quot;&quot;))" office:value-type="float" office:value="40" calcext:value-type="float">
            <text:p>40</text:p>
          </table:table-cell>
          <table:table-cell table:style-name="ce22" table:formula="of:=IF([.J26]=&quot;AUMENTAR&quot;;[.G26]+2.5;IF([.J26]=&quot;REDUZIR&quot;;[.G26]-2.5;[.G26]))" office:value-type="float" office:value="43.5" calcext:value-type="float">
            <text:p>43,5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5" calcext:value-type="date">
            <text:p>15/4/2026</text:p>
          </table:table-cell>
          <table:table-cell table:style-name="ce9" table:formula="of:=IF([.A27]=&quot;&quot;;&quot;&quot;;YEAR([.A27])&amp;&quot;-W&quot;&amp;TEXT(ISOWEEKNUM([.A27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Pull-over (barra)</text:p>
          </table:table-cell>
          <table:table-cell table:style-name="ce22" table:number-matrix-columns-spanned="1" table:number-matrix-rows-spanned="1" table:formula="of:=IF([.D27]=&quot;&quot;;&quot;&quot;;IFERROR(INDEX([$EXERCICIOS.B:.B];MATCH(TRIM([.D27]);TRIM([$EXERCICIOS.A:.A]);0));&quot;&quot;))" office:value-type="float" office:value="4" calcext:value-type="float">
            <text:p>4</text:p>
          </table:table-cell>
          <table:table-cell table:style-name="ce22" table:number-matrix-columns-spanned="1" table:number-matrix-rows-spanned="1" table:formula="of:=IF([.D27]=&quot;&quot;;&quot;&quot;;IFERROR(INDEX([$EXERCICIOS.C:.C];MATCH(TRIM([.D27]);TRIM([$EXERCICIOS.A:.A]);0));&quot;&quot;))" office:value-type="float" office:value="8" calcext:value-type="float">
            <text:p>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2" table:formula="of:=IFERROR([.E27]*[.F27]*[.G27];0)" office:value-type="float" office:value="640" calcext:value-type="float">
            <text:p>640</text:p>
          </table:table-cell>
          <table:table-cell table:style-name="ce22" table:formula="of:=IF([.H27]=&quot;&quot;;&quot;&quot;;IF([.H27]&lt;=8;&quot;AUMENTAR&quot;;IF([.H27]=9;&quot;MANTER&quot;;&quot;REDUZIR&quot;)))" office:value-type="string" office:string-value="AUMENTAR" calcext:value-type="string">
            <text:p>AUMENTAR</text:p>
          </table:table-cell>
          <table:table-cell table:style-name="ce22" table:formula="of:=IF(ROW()=2;&quot;&quot;;IFERROR(LOOKUP(2;1/([.$D$2]:INDEX([.$D:.$D];ROW()-1)=[.D27]);[.$G$2]:INDEX([.$G:.$G];ROW()-1));&quot;&quot;))" office:value-type="float" office:value="20" calcext:value-type="float">
            <text:p>20</text:p>
          </table:table-cell>
          <table:table-cell table:style-name="ce22" table:formula="of:=IF([.J27]=&quot;AUMENTAR&quot;;[.G27]+2.5;IF([.J27]=&quot;REDUZIR&quot;;[.G27]-2.5;[.G27]))" office:value-type="float" office:value="22.5" calcext:value-type="float">
            <text:p>22,5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5" calcext:value-type="date">
            <text:p>15/4/2026</text:p>
          </table:table-cell>
          <table:table-cell table:style-name="ce9" table:formula="of:=IF([.A28]=&quot;&quot;;&quot;&quot;;YEAR([.A28])&amp;&quot;-W&quot;&amp;TEXT(ISOWEEKNUM([.A28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Elevacao lateral (halter)</text:p>
          </table:table-cell>
          <table:table-cell table:style-name="ce22" table:number-matrix-columns-spanned="1" table:number-matrix-rows-spanned="1" table:formula="of:=IF([.D28]=&quot;&quot;;&quot;&quot;;IFERROR(INDEX([$EXERCICIOS.B:.B];MATCH(TRIM([.D28]);TRIM([$EXERCICIOS.A:.A]);0));&quot;&quot;))" office:value-type="float" office:value="4" calcext:value-type="float">
            <text:p>4</text:p>
          </table:table-cell>
          <table:table-cell table:style-name="ce22" table:number-matrix-columns-spanned="1" table:number-matrix-rows-spanned="1" table:formula="of:=IF([.D28]=&quot;&quot;;&quot;&quot;;IFERROR(INDEX([$EXERCICIOS.C:.C];MATCH(TRIM([.D28]);TRIM([$EXERCICIOS.A:.A]);0));&quot;&quot;))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2" table:formula="of:=IFERROR([.E28]*[.F28]*[.G28];0)" office:value-type="float" office:value="384" calcext:value-type="float">
            <text:p>384</text:p>
          </table:table-cell>
          <table:table-cell table:style-name="ce22" table:formula="of:=IF([.H28]=&quot;&quot;;&quot;&quot;;IF([.H28]&lt;=8;&quot;AUMENTAR&quot;;IF([.H28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28]);[.$G$2]:INDEX([.$G:.$G];ROW()-1));&quot;&quot;))" office:value-type="float" office:value="12" calcext:value-type="float">
            <text:p>12</text:p>
          </table:table-cell>
          <table:table-cell table:style-name="ce22" table:formula="of:=IF([.J28]=&quot;AUMENTAR&quot;;[.G28]+2.5;IF([.J28]=&quot;REDUZIR&quot;;[.G28]-2.5;[.G28]))" office:value-type="float" office:value="12" calcext:value-type="float">
            <text:p>12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5" calcext:value-type="date">
            <text:p>15/4/2026</text:p>
          </table:table-cell>
          <table:table-cell table:style-name="ce9" table:formula="of:=IF([.A29]=&quot;&quot;;&quot;&quot;;YEAR([.A29])&amp;&quot;-W&quot;&amp;TEXT(ISOWEEKNUM([.A29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Crucifixo invertido</text:p>
          </table:table-cell>
          <table:table-cell table:style-name="ce22" table:number-matrix-columns-spanned="1" table:number-matrix-rows-spanned="1" table:formula="of:=IF([.D29]=&quot;&quot;;&quot;&quot;;IFERROR(INDEX([$EXERCICIOS.B:.B];MATCH(TRIM([.D29]);TRIM([$EXERCICIOS.A:.A]);0));&quot;&quot;))" office:value-type="float" office:value="4" calcext:value-type="float">
            <text:p>4</text:p>
          </table:table-cell>
          <table:table-cell table:style-name="ce22" table:number-matrix-columns-spanned="1" table:number-matrix-rows-spanned="1" table:formula="of:=IF([.D29]=&quot;&quot;;&quot;&quot;;IFERROR(INDEX([$EXERCICIOS.C:.C];MATCH(TRIM([.D29]);TRIM([$EXERCICIOS.A:.A]);0));&quot;&quot;))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2" table:formula="of:=IFERROR([.E29]*[.F29]*[.G29];0)" office:value-type="float" office:value="384" calcext:value-type="float">
            <text:p>384</text:p>
          </table:table-cell>
          <table:table-cell table:style-name="ce22" table:formula="of:=IF([.H29]=&quot;&quot;;&quot;&quot;;IF([.H29]&lt;=8;&quot;AUMENTAR&quot;;IF([.H29]=9;&quot;MANTER&quot;;&quot;REDUZIR&quot;)))" office:value-type="string" office:string-value="AUMENTAR" calcext:value-type="string">
            <text:p>AUMENTAR</text:p>
          </table:table-cell>
          <table:table-cell table:style-name="ce22" table:formula="of:=IF(ROW()=2;&quot;&quot;;IFERROR(LOOKUP(2;1/([.$D$2]:INDEX([.$D:.$D];ROW()-1)=[.D29]);[.$G$2]:INDEX([.$G:.$G];ROW()-1));&quot;&quot;))" office:value-type="float" office:value="12" calcext:value-type="float">
            <text:p>12</text:p>
          </table:table-cell>
          <table:table-cell table:style-name="ce22" table:formula="of:=IF([.J29]=&quot;AUMENTAR&quot;;[.G29]+2.5;IF([.J29]=&quot;REDUZIR&quot;;[.G29]-2.5;[.G29]))" office:value-type="float" office:value="14.5" calcext:value-type="float">
            <text:p>14,5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5" calcext:value-type="date">
            <text:p>15/4/2026</text:p>
          </table:table-cell>
          <table:table-cell table:style-name="ce9" table:formula="of:=IF([.A30]=&quot;&quot;;&quot;&quot;;YEAR([.A30])&amp;&quot;-W&quot;&amp;TEXT(ISOWEEKNUM([.A30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Triceps testa (barra/halter)</text:p>
          </table:table-cell>
          <table:table-cell table:style-name="ce22" table:number-matrix-columns-spanned="1" table:number-matrix-rows-spanned="1" table:formula="of:=IF([.D30]=&quot;&quot;;&quot;&quot;;IFERROR(INDEX([$EXERCICIOS.B:.B];MATCH(TRIM([.D30]);TRIM([$EXERCICIOS.A:.A]);0));&quot;&quot;))" office:value-type="float" office:value="4" calcext:value-type="float">
            <text:p>4</text:p>
          </table:table-cell>
          <table:table-cell table:style-name="ce22" table:number-matrix-columns-spanned="1" table:number-matrix-rows-spanned="1" table:formula="of:=IF([.D30]=&quot;&quot;;&quot;&quot;;IFERROR(INDEX([$EXERCICIOS.C:.C];MATCH(TRIM([.D30]);TRIM([$EXERCICIOS.A:.A]);0));&quot;&quot;))" office:value-type="float" office:value="8" calcext:value-type="float">
            <text:p>8</text:p>
          </table:table-cell>
          <table:table-cell table:style-name="ce24" office:value-type="float" office:value="17.5" calcext:value-type="float">
            <text:p>17,5</text:p>
          </table:table-cell>
          <table:table-cell table:style-name="ce24" office:value-type="float" office:value="10" calcext:value-type="float">
            <text:p>10</text:p>
          </table:table-cell>
          <table:table-cell table:style-name="ce22" table:formula="of:=IFERROR([.E30]*[.F30]*[.G30];0)" office:value-type="float" office:value="560" calcext:value-type="float">
            <text:p>560</text:p>
          </table:table-cell>
          <table:table-cell table:style-name="ce22" table:formula="of:=IF([.H30]=&quot;&quot;;&quot;&quot;;IF([.H30]&lt;=8;&quot;AUMENTAR&quot;;IF([.H30]=9;&quot;MANTER&quot;;&quot;REDUZIR&quot;)))" office:value-type="string" office:string-value="REDUZIR" calcext:value-type="string">
            <text:p>REDUZIR</text:p>
          </table:table-cell>
          <table:table-cell table:style-name="ce22" table:formula="of:=IF(ROW()=2;&quot;&quot;;IFERROR(LOOKUP(2;1/([.$D$2]:INDEX([.$D:.$D];ROW()-1)=[.D30]);[.$G$2]:INDEX([.$G:.$G];ROW()-1));&quot;&quot;))" office:value-type="float" office:value="17.5" calcext:value-type="float">
            <text:p>17,5</text:p>
          </table:table-cell>
          <table:table-cell table:style-name="ce22" table:formula="of:=IF([.J30]=&quot;AUMENTAR&quot;;[.G30]+2.5;IF([.J30]=&quot;REDUZIR&quot;;[.G30]-2.5;[.G30]))" office:value-type="float" office:value="15" calcext:value-type="float">
            <text:p>15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5" calcext:value-type="date">
            <text:p>15/4/2026</text:p>
          </table:table-cell>
          <table:table-cell table:style-name="ce9" table:formula="of:=IF([.A31]=&quot;&quot;;&quot;&quot;;YEAR([.A31])&amp;&quot;-W&quot;&amp;TEXT(ISOWEEKNUM([.A31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Rosca direta (barra/halter)</text:p>
          </table:table-cell>
          <table:table-cell table:style-name="ce22" table:number-matrix-columns-spanned="1" table:number-matrix-rows-spanned="1" table:formula="of:=IF([.D31]=&quot;&quot;;&quot;&quot;;IFERROR(INDEX([$EXERCICIOS.B:.B];MATCH(TRIM([.D31]);TRIM([$EXERCICIOS.A:.A]);0));&quot;&quot;))" office:value-type="float" office:value="4" calcext:value-type="float">
            <text:p>4</text:p>
          </table:table-cell>
          <table:table-cell table:style-name="ce22" table:number-matrix-columns-spanned="1" table:number-matrix-rows-spanned="1" table:formula="of:=IF([.D31]=&quot;&quot;;&quot;&quot;;IFERROR(INDEX([$EXERCICIOS.C:.C];MATCH(TRIM([.D31]);TRIM([$EXERCICIOS.A:.A]);0));&quot;&quot;))" office:value-type="float" office:value="8" calcext:value-type="float">
            <text:p>8</text:p>
          </table:table-cell>
          <table:table-cell table:style-name="ce24" office:value-type="float" office:value="17.5" calcext:value-type="float">
            <text:p>17,5</text:p>
          </table:table-cell>
          <table:table-cell table:style-name="ce24" office:value-type="float" office:value="10" calcext:value-type="float">
            <text:p>10</text:p>
          </table:table-cell>
          <table:table-cell table:style-name="ce22" table:formula="of:=IFERROR([.E31]*[.F31]*[.G31];0)" office:value-type="float" office:value="560" calcext:value-type="float">
            <text:p>560</text:p>
          </table:table-cell>
          <table:table-cell table:style-name="ce22" table:formula="of:=IF([.H31]=&quot;&quot;;&quot;&quot;;IF([.H31]&lt;=8;&quot;AUMENTAR&quot;;IF([.H31]=9;&quot;MANTER&quot;;&quot;REDUZIR&quot;)))" office:value-type="string" office:string-value="REDUZIR" calcext:value-type="string">
            <text:p>REDUZIR</text:p>
          </table:table-cell>
          <table:table-cell table:style-name="ce22" table:formula="of:=IF(ROW()=2;&quot;&quot;;IFERROR(LOOKUP(2;1/([.$D$2]:INDEX([.$D:.$D];ROW()-1)=[.D31]);[.$G$2]:INDEX([.$G:.$G];ROW()-1));&quot;&quot;))" office:value-type="float" office:value="17.5" calcext:value-type="float">
            <text:p>17,5</text:p>
          </table:table-cell>
          <table:table-cell table:style-name="ce22" table:formula="of:=IF([.J31]=&quot;AUMENTAR&quot;;[.G31]+2.5;IF([.J31]=&quot;REDUZIR&quot;;[.G31]-2.5;[.G31]))" office:value-type="float" office:value="15" calcext:value-type="float">
            <text:p>15</text:p>
          </table:table-cell>
          <table:table-cell table:style-name="ce22"/>
          <table:table-cell table:style-name="ce65" table:number-columns-repeated="16371"/>
        </table:table-row>
        <table:table-row table:style-name="ro1">
          <table:table-cell table:style-name="ce3" table:content-validation-name="val1" office:value-type="date" office:date-value="2026-04-17" calcext:value-type="date">
            <text:p>17/4/2026</text:p>
          </table:table-cell>
          <table:table-cell table:style-name="ce10" table:formula="of:=IF([.A32]=&quot;&quot;;&quot;&quot;;YEAR([.A32])&amp;&quot;-W&quot;&amp;TEXT(ISOWEEKNUM([.A32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Agachamento (barra, leve -10%)</text:p>
          </table:table-cell>
          <table:table-cell table:style-name="ce23" table:number-matrix-columns-spanned="1" table:number-matrix-rows-spanned="1" table:formula="of:=IF([.D32]=&quot;&quot;;&quot;&quot;;IFERROR(INDEX([$EXERCICIOS.B:.B];MATCH(TRIM([.D32]);TRIM([$EXERCICIOS.A:.A]);0));&quot;&quot;))" office:value-type="float" office:value="3" calcext:value-type="float">
            <text:p>3</text:p>
          </table:table-cell>
          <table:table-cell table:style-name="ce23" table:number-matrix-columns-spanned="1" table:number-matrix-rows-spanned="1" table:formula="of:=IF([.D32]=&quot;&quot;;&quot;&quot;;IFERROR(INDEX([$EXERCICIOS.C:.C];MATCH(TRIM([.D32]);TRIM([$EXERCICIOS.A:.A]);0));&quot;&quot;))" office:value-type="float" office:value="5" calcext:value-type="float">
            <text:p>5</text:p>
          </table:table-cell>
          <table:table-cell table:style-name="ce24" office:value-type="float" office:value="56" calcext:value-type="float">
            <text:p>56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32]*[.F32]*[.G32];0)" office:value-type="float" office:value="840" calcext:value-type="float">
            <text:p>840</text:p>
          </table:table-cell>
          <table:table-cell table:style-name="ce24" table:formula="of:=IF([.H32]=&quot;&quot;;&quot;&quot;;IF([.H32]&lt;=8;&quot;AUMENTAR&quot;;IF([.H32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32]);[.$G$2]:INDEX([.$G:.$G];ROW()-1));&quot;&quot;))" office:value-type="float" office:value="50" calcext:value-type="float">
            <text:p>50</text:p>
          </table:table-cell>
          <table:table-cell table:style-name="ce23" table:formula="of:=IF([.J32]=&quot;AUMENTAR&quot;;[.G32]+2.5;IF([.J32]=&quot;REDUZIR&quot;;[.G32]-2.5;[.G32]))" office:value-type="float" office:value="56" calcext:value-type="float">
            <text:p>56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7" calcext:value-type="date">
            <text:p>17/4/2026</text:p>
          </table:table-cell>
          <table:table-cell table:style-name="ce11" table:formula="of:=IF([.A33]=&quot;&quot;;&quot;&quot;;YEAR([.A33])&amp;&quot;-W&quot;&amp;TEXT(ISOWEEKNUM([.A33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Stiff com barra</text:p>
          </table:table-cell>
          <table:table-cell table:style-name="ce23" table:number-matrix-columns-spanned="1" table:number-matrix-rows-spanned="1" table:formula="of:=IF([.D33]=&quot;&quot;;&quot;&quot;;IFERROR(INDEX([$EXERCICIOS.B:.B];MATCH(TRIM([.D33]);TRIM([$EXERCICIOS.A:.A]);0));&quot;&quot;))" office:value-type="float" office:value="3" calcext:value-type="float">
            <text:p>3</text:p>
          </table:table-cell>
          <table:table-cell table:style-name="ce23" table:number-matrix-columns-spanned="1" table:number-matrix-rows-spanned="1" table:formula="of:=IF([.D33]=&quot;&quot;;&quot;&quot;;IFERROR(INDEX([$EXERCICIOS.C:.C];MATCH(TRIM([.D33]);TRIM([$EXERCICIOS.A:.A]);0));&quot;&quot;))" office:value-type="float" office:value="8" calcext:value-type="float">
            <text:p>8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33]*[.F33]*[.G33];0)" office:value-type="float" office:value="1104" calcext:value-type="float">
            <text:p>1104</text:p>
          </table:table-cell>
          <table:table-cell table:style-name="ce24" table:formula="of:=IF([.H33]=&quot;&quot;;&quot;&quot;;IF([.H33]&lt;=8;&quot;AUMENTAR&quot;;IF([.H33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33]);[.$G$2]:INDEX([.$G:.$G];ROW()-1));&quot;&quot;))" office:value-type="float" office:value="46" calcext:value-type="float">
            <text:p>46</text:p>
          </table:table-cell>
          <table:table-cell table:style-name="ce23" table:formula="of:=IF([.J33]=&quot;AUMENTAR&quot;;[.G33]+2.5;IF([.J33]=&quot;REDUZIR&quot;;[.G33]-2.5;[.G33]))" office:value-type="float" office:value="46" calcext:value-type="float">
            <text:p>46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7" calcext:value-type="date">
            <text:p>17/4/2026</text:p>
          </table:table-cell>
          <table:table-cell table:style-name="ce11" table:formula="of:=IF([.A34]=&quot;&quot;;&quot;&quot;;YEAR([.A34])&amp;&quot;-W&quot;&amp;TEXT(ISOWEEKNUM([.A34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Supino reto (barra)</text:p>
          </table:table-cell>
          <table:table-cell table:style-name="ce23" table:number-matrix-columns-spanned="1" table:number-matrix-rows-spanned="1" table:formula="of:=IF([.D34]=&quot;&quot;;&quot;&quot;;IFERROR(INDEX([$EXERCICIOS.B:.B];MATCH(TRIM([.D34]);TRIM([$EXERCICIOS.A:.A]);0));&quot;&quot;))" office:value-type="float" office:value="3" calcext:value-type="float">
            <text:p>3</text:p>
          </table:table-cell>
          <table:table-cell table:style-name="ce23" table:number-matrix-columns-spanned="1" table:number-matrix-rows-spanned="1" table:formula="of:=IF([.D34]=&quot;&quot;;&quot;&quot;;IFERROR(INDEX([$EXERCICIOS.C:.C];MATCH(TRIM([.D34]);TRIM([$EXERCICIOS.A:.A]);0));&quot;&quot;))" office:value-type="float" office:value="5" calcext:value-type="float">
            <text:p>5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34]*[.F34]*[.G34];0)" office:value-type="float" office:value="540" calcext:value-type="float">
            <text:p>540</text:p>
          </table:table-cell>
          <table:table-cell table:style-name="ce24" table:formula="of:=IF([.H34]=&quot;&quot;;&quot;&quot;;IF([.H34]&lt;=8;&quot;AUMENTAR&quot;;IF([.H34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34]);[.$G$2]:INDEX([.$G:.$G];ROW()-1));&quot;&quot;))" office:value-type="float" office:value="36" calcext:value-type="float">
            <text:p>36</text:p>
          </table:table-cell>
          <table:table-cell table:style-name="ce23" table:formula="of:=IF([.J34]=&quot;AUMENTAR&quot;;[.G34]+2.5;IF([.J34]=&quot;REDUZIR&quot;;[.G34]-2.5;[.G34]))" office:value-type="float" office:value="36" calcext:value-type="float">
            <text:p>36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7" calcext:value-type="date">
            <text:p>17/4/2026</text:p>
          </table:table-cell>
          <table:table-cell table:style-name="ce11" table:formula="of:=IF([.A35]=&quot;&quot;;&quot;&quot;;YEAR([.A35])&amp;&quot;-W&quot;&amp;TEXT(ISOWEEKNUM([.A35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Remada curvada (barra)</text:p>
          </table:table-cell>
          <table:table-cell table:style-name="ce23" table:number-matrix-columns-spanned="1" table:number-matrix-rows-spanned="1" table:formula="of:=IF([.D35]=&quot;&quot;;&quot;&quot;;IFERROR(INDEX([$EXERCICIOS.B:.B];MATCH(TRIM([.D35]);TRIM([$EXERCICIOS.A:.A]);0));&quot;&quot;))" office:value-type="float" office:value="3" calcext:value-type="float">
            <text:p>3</text:p>
          </table:table-cell>
          <table:table-cell table:style-name="ce23" table:number-matrix-columns-spanned="1" table:number-matrix-rows-spanned="1" table:formula="of:=IF([.D35]=&quot;&quot;;&quot;&quot;;IFERROR(INDEX([$EXERCICIOS.C:.C];MATCH(TRIM([.D35]);TRIM([$EXERCICIOS.A:.A]);0));&quot;&quot;))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35]*[.F35]*[.G35];0)" office:value-type="float" office:value="960" calcext:value-type="float">
            <text:p>960</text:p>
          </table:table-cell>
          <table:table-cell table:style-name="ce24" table:formula="of:=IF([.H35]=&quot;&quot;;&quot;&quot;;IF([.H35]&lt;=8;&quot;AUMENTAR&quot;;IF([.H35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35]);[.$G$2]:INDEX([.$G:.$G];ROW()-1));&quot;&quot;))" office:value-type="float" office:value="46" calcext:value-type="float">
            <text:p>46</text:p>
          </table:table-cell>
          <table:table-cell table:style-name="ce23" table:formula="of:=IF([.J35]=&quot;AUMENTAR&quot;;[.G35]+2.5;IF([.J35]=&quot;REDUZIR&quot;;[.G35]-2.5;[.G35]))" office:value-type="float" office:value="40" calcext:value-type="float">
            <text:p>40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7" calcext:value-type="date">
            <text:p>17/4/2026</text:p>
          </table:table-cell>
          <table:table-cell table:style-name="ce11" table:formula="of:=IF([.A36]=&quot;&quot;;&quot;&quot;;YEAR([.A36])&amp;&quot;-W&quot;&amp;TEXT(ISOWEEKNUM([.A36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Desenvolvimento (barra em pe)</text:p>
          </table:table-cell>
          <table:table-cell table:style-name="ce23" table:number-matrix-columns-spanned="1" table:number-matrix-rows-spanned="1" table:formula="of:=IF([.D36]=&quot;&quot;;&quot;&quot;;IFERROR(INDEX([$EXERCICIOS.B:.B];MATCH(TRIM([.D36]);TRIM([$EXERCICIOS.A:.A]);0));&quot;&quot;))" office:value-type="float" office:value="3" calcext:value-type="float">
            <text:p>3</text:p>
          </table:table-cell>
          <table:table-cell table:style-name="ce23" table:number-matrix-columns-spanned="1" table:number-matrix-rows-spanned="1" table:formula="of:=IF([.D36]=&quot;&quot;;&quot;&quot;;IFERROR(INDEX([$EXERCICIOS.C:.C];MATCH(TRIM([.D36]);TRIM([$EXERCICIOS.A:.A]);0));&quot;&quot;))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36]*[.F36]*[.G36];0)" office:value-type="float" office:value="450" calcext:value-type="float">
            <text:p>450</text:p>
          </table:table-cell>
          <table:table-cell table:style-name="ce24" table:formula="of:=IF([.H36]=&quot;&quot;;&quot;&quot;;IF([.H36]&lt;=8;&quot;AUMENTAR&quot;;IF([.H36]=9;&quot;MANTER&quot;;&quot;REDUZIR&quot;)))" office:value-type="string" office:string-value="MANTER" calcext:value-type="string">
            <text:p>MANTER</text:p>
          </table:table-cell>
          <table:table-cell table:style-name="ce22" table:formula="of:=IF(ROW()=2;&quot;&quot;;IFERROR(LOOKUP(2;1/([.$D$2]:INDEX([.$D:.$D];ROW()-1)=[.D36]);[.$G$2]:INDEX([.$G:.$G];ROW()-1));&quot;&quot;))" office:value-type="float" office:value="30" calcext:value-type="float">
            <text:p>30</text:p>
          </table:table-cell>
          <table:table-cell table:style-name="ce23" table:formula="of:=IF([.J36]=&quot;AUMENTAR&quot;;[.G36]+2.5;IF([.J36]=&quot;REDUZIR&quot;;[.G36]-2.5;[.G36]))" office:value-type="float" office:value="30" calcext:value-type="float">
            <text:p>30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7" calcext:value-type="date">
            <text:p>17/4/2026</text:p>
          </table:table-cell>
          <table:table-cell table:style-name="ce11" table:formula="of:=IF([.A37]=&quot;&quot;;&quot;&quot;;YEAR([.A37])&amp;&quot;-W&quot;&amp;TEXT(ISOWEEKNUM([.A37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Crucifixo invertido</text:p>
          </table:table-cell>
          <table:table-cell table:style-name="ce23" table:number-matrix-columns-spanned="1" table:number-matrix-rows-spanned="1" table:formula="of:=IF([.D37]=&quot;&quot;;&quot;&quot;;IFERROR(INDEX([$EXERCICIOS.B:.B];MATCH(TRIM([.D37]);TRIM([$EXERCICIOS.A:.A]);0));&quot;&quot;))" office:value-type="float" office:value="4" calcext:value-type="float">
            <text:p>4</text:p>
          </table:table-cell>
          <table:table-cell table:style-name="ce23" table:number-matrix-columns-spanned="1" table:number-matrix-rows-spanned="1" table:formula="of:=IF([.D37]=&quot;&quot;;&quot;&quot;;IFERROR(INDEX([$EXERCICIOS.C:.C];MATCH(TRIM([.D37]);TRIM([$EXERCICIOS.A:.A]);0));&quot;&quot;))" office:value-type="float" office:value="8" calcext:value-type="float">
            <text:p>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formula="of:=IFERROR([.E37]*[.F37]*[.G37];0)" office:value-type="float" office:value="384" calcext:value-type="float">
            <text:p>384</text:p>
          </table:table-cell>
          <table:table-cell table:style-name="ce24" table:formula="of:=IF([.H37]=&quot;&quot;;&quot;&quot;;IF([.H37]&lt;=8;&quot;AUMENTAR&quot;;IF([.H37]=9;&quot;MANTER&quot;;&quot;REDUZIR&quot;)))" office:value-type="string" office:string-value="AUMENTAR" calcext:value-type="string">
            <text:p>AUMENTAR</text:p>
          </table:table-cell>
          <table:table-cell table:style-name="ce22" table:formula="of:=IF(ROW()=2;&quot;&quot;;IFERROR(LOOKUP(2;1/([.$D$2]:INDEX([.$D:.$D];ROW()-1)=[.D37]);[.$G$2]:INDEX([.$G:.$G];ROW()-1));&quot;&quot;))" office:value-type="float" office:value="12" calcext:value-type="float">
            <text:p>12</text:p>
          </table:table-cell>
          <table:table-cell table:style-name="ce23" table:formula="of:=IF([.J37]=&quot;AUMENTAR&quot;;[.G37]+2.5;IF([.J37]=&quot;REDUZIR&quot;;[.G37]-2.5;[.G37]))" office:value-type="float" office:value="14.5" calcext:value-type="float">
            <text:p>14,5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2" table:content-validation-name="val1" office:value-type="date" office:date-value="2026-04-17" calcext:value-type="date">
            <text:p>17/4/2026</text:p>
          </table:table-cell>
          <table:table-cell table:style-name="ce11" table:formula="of:=IF([.A38]=&quot;&quot;;&quot;&quot;;YEAR([.A38])&amp;&quot;-W&quot;&amp;TEXT(ISOWEEKNUM([.A38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16" table:content-validation-name="val3" office:value-type="string" calcext:value-type="string">
            <text:p>Elevacao lateral (halter, leve -10%)</text:p>
          </table:table-cell>
          <table:table-cell table:style-name="ce23" table:number-matrix-columns-spanned="1" table:number-matrix-rows-spanned="1" table:formula="of:=IF([.D38]=&quot;&quot;;&quot;&quot;;IFERROR(INDEX([$EXERCICIOS.B:.B];MATCH(TRIM([.D38]);TRIM([$EXERCICIOS.A:.A]);0));&quot;&quot;))" office:value-type="float" office:value="4" calcext:value-type="float">
            <text:p>4</text:p>
          </table:table-cell>
          <table:table-cell table:style-name="ce23" table:number-matrix-columns-spanned="1" table:number-matrix-rows-spanned="1" table:formula="of:=IF([.D38]=&quot;&quot;;&quot;&quot;;IFERROR(INDEX([$EXERCICIOS.C:.C];MATCH(TRIM([.D38]);TRIM([$EXERCICIOS.A:.A]);0));&quot;&quot;))" office:value-type="float" office:value="8" calcext:value-type="float">
            <text:p>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IFERROR([.E38]*[.F38]*[.G38];0)" office:value-type="float" office:value="384" calcext:value-type="float">
            <text:p>384</text:p>
          </table:table-cell>
          <table:table-cell table:style-name="ce24" table:formula="of:=IF([.H38]=&quot;&quot;;&quot;&quot;;IF([.H38]&lt;=8;&quot;AUMENTAR&quot;;IF([.H38]=9;&quot;MANTER&quot;;&quot;REDUZIR&quot;)))" office:value-type="string" office:string-value="REDUZIR" calcext:value-type="string">
            <text:p>REDUZIR</text:p>
          </table:table-cell>
          <table:table-cell table:style-name="ce22" table:formula="of:=IF(ROW()=2;&quot;&quot;;IFERROR(LOOKUP(2;1/([.$D$2]:INDEX([.$D:.$D];ROW()-1)=[.D38]);[.$G$2]:INDEX([.$G:.$G];ROW()-1));&quot;&quot;))" office:value-type="float" office:value="12" calcext:value-type="float">
            <text:p>12</text:p>
          </table:table-cell>
          <table:table-cell table:style-name="ce23" table:formula="of:=IF([.J38]=&quot;AUMENTAR&quot;;[.G38]+2.5;IF([.J38]=&quot;REDUZIR&quot;;[.G38]-2.5;[.G38]))" office:value-type="float" office:value="9.5" calcext:value-type="float">
            <text:p>9,5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3" table:content-validation-name="val1" office:value-type="date" office:date-value="2026-04-30" calcext:value-type="date">
            <text:p>30/4/2026</text:p>
          </table:table-cell>
          <table:table-cell table:style-name="ce10" table:formula="of:=IF([.A39]=&quot;&quot;;&quot;&quot;;YEAR([.A39])&amp;&quot;-W&quot;&amp;TEXT(ISOWEEKNUM([.A39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Agachamento (barra)</text:p>
          </table:table-cell>
          <table:table-cell table:style-name="ce23" table:number-matrix-columns-spanned="1" table:number-matrix-rows-spanned="1" table:formula="of:=IF([.D39]=&quot;&quot;;&quot;&quot;;IFERROR(INDEX([$EXERCICIOS.B:.B];MATCH(TRIM([.D39]);TRIM([$EXERCICIOS.A:.A]);0));&quot;&quot;))" office:value-type="float" office:value="3" calcext:value-type="float">
            <text:p>3</text:p>
          </table:table-cell>
          <table:table-cell table:style-name="ce23" table:number-matrix-columns-spanned="1" table:number-matrix-rows-spanned="1" table:formula="of:=IF([.D39]=&quot;&quot;;&quot;&quot;;IFERROR(INDEX([$EXERCICIOS.C:.C];MATCH(TRIM([.D39]);TRIM([$EXERCICIOS.A:.A]);0));&quot;&quot;))" office:value-type="float" office:value="5" calcext:value-type="float">
            <text:p>5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39]*[.F39]*[.G39];0)" office:value-type="float" office:value="840" calcext:value-type="float">
            <text:p>840</text:p>
          </table:table-cell>
          <table:table-cell table:style-name="ce24" table:formula="of:=IF([.H39]=&quot;&quot;;&quot;&quot;;IF([.H39]&lt;=8;&quot;AUMENTAR&quot;;IF([.H39]=9;&quot;MANTER&quot;;&quot;REDUZIR&quot;)))" office:value-type="string" office:string-value="MANTER" calcext:value-type="string">
            <text:p>MANTER</text:p>
          </table:table-cell>
          <table:table-cell table:style-name="ce25" table:formula="of:=IF(ROW()=2;&quot;&quot;;IFERROR(LOOKUP(2;1/([.$D$2]:INDEX([.$D:.$D];ROW()-1)=[.D39]);[.$G$2]:INDEX([.$G:.$G];ROW()-1));&quot;&quot;))" office:value-type="float" office:value="56" calcext:value-type="float">
            <text:p>56</text:p>
          </table:table-cell>
          <table:table-cell table:style-name="ce23" table:formula="of:=IF([.J39]=&quot;AUMENTAR&quot;;[.G39]+2.5;IF([.J39]=&quot;REDUZIR&quot;;[.G39]-2.5;[.G39]))" office:value-type="float" office:value="56" calcext:value-type="float">
            <text:p>56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4" table:content-validation-name="val1" office:value-type="date" office:date-value="2026-04-30" calcext:value-type="date">
            <text:p>30/4/2026</text:p>
          </table:table-cell>
          <table:table-cell table:style-name="ce11" table:formula="of:=IF([.A40]=&quot;&quot;;&quot;&quot;;YEAR([.A40])&amp;&quot;-W&quot;&amp;TEXT(ISOWEEKNUM([.A40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Supino reto (barra)</text:p>
          </table:table-cell>
          <table:table-cell table:style-name="ce23" table:number-matrix-columns-spanned="1" table:number-matrix-rows-spanned="1" table:formula="of:=IF([.D40]=&quot;&quot;;&quot;&quot;;IFERROR(INDEX([$EXERCICIOS.B:.B];MATCH(TRIM([.D40]);TRIM([$EXERCICIOS.A:.A]);0));&quot;&quot;))" office:value-type="float" office:value="3" calcext:value-type="float">
            <text:p>3</text:p>
          </table:table-cell>
          <table:table-cell table:style-name="ce23" table:number-matrix-columns-spanned="1" table:number-matrix-rows-spanned="1" table:formula="of:=IF([.D40]=&quot;&quot;;&quot;&quot;;IFERROR(INDEX([$EXERCICIOS.C:.C];MATCH(TRIM([.D40]);TRIM([$EXERCICIOS.A:.A]);0));&quot;&quot;))" office:value-type="float" office:value="5" calcext:value-type="float">
            <text:p>5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40]*[.F40]*[.G40];0)" office:value-type="float" office:value="540" calcext:value-type="float">
            <text:p>540</text:p>
          </table:table-cell>
          <table:table-cell table:style-name="ce24" table:formula="of:=IF([.H40]=&quot;&quot;;&quot;&quot;;IF([.H40]&lt;=8;&quot;AUMENTAR&quot;;IF([.H40]=9;&quot;MANTER&quot;;&quot;REDUZIR&quot;)))" office:value-type="string" office:string-value="MANTER" calcext:value-type="string">
            <text:p>MANTER</text:p>
          </table:table-cell>
          <table:table-cell table:style-name="ce25" table:formula="of:=IF(ROW()=2;&quot;&quot;;IFERROR(LOOKUP(2;1/([.$D$2]:INDEX([.$D:.$D];ROW()-1)=[.D40]);[.$G$2]:INDEX([.$G:.$G];ROW()-1));&quot;&quot;))" office:value-type="float" office:value="36" calcext:value-type="float">
            <text:p>36</text:p>
          </table:table-cell>
          <table:table-cell table:style-name="ce23" table:formula="of:=IF([.J40]=&quot;AUMENTAR&quot;;[.G40]+2.5;IF([.J40]=&quot;REDUZIR&quot;;[.G40]-2.5;[.G40]))" office:value-type="float" office:value="36" calcext:value-type="float">
            <text:p>36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4" table:content-validation-name="val1" office:value-type="date" office:date-value="2026-04-30" calcext:value-type="date">
            <text:p>30/4/2026</text:p>
          </table:table-cell>
          <table:table-cell table:style-name="ce11" table:formula="of:=IF([.A41]=&quot;&quot;;&quot;&quot;;YEAR([.A41])&amp;&quot;-W&quot;&amp;TEXT(ISOWEEKNUM([.A41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Remada curvada (barra)</text:p>
          </table:table-cell>
          <table:table-cell table:style-name="ce23" table:number-matrix-columns-spanned="1" table:number-matrix-rows-spanned="1" table:formula="of:=IF([.D41]=&quot;&quot;;&quot;&quot;;IFERROR(INDEX([$EXERCICIOS.B:.B];MATCH(TRIM([.D41]);TRIM([$EXERCICIOS.A:.A]);0));&quot;&quot;))" office:value-type="float" office:value="3" calcext:value-type="float">
            <text:p>3</text:p>
          </table:table-cell>
          <table:table-cell table:style-name="ce23" table:number-matrix-columns-spanned="1" table:number-matrix-rows-spanned="1" table:formula="of:=IF([.D41]=&quot;&quot;;&quot;&quot;;IFERROR(INDEX([$EXERCICIOS.C:.C];MATCH(TRIM([.D41]);TRIM([$EXERCICIOS.A:.A]);0));&quot;&quot;))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41]*[.F41]*[.G41];0)" office:value-type="float" office:value="960" calcext:value-type="float">
            <text:p>960</text:p>
          </table:table-cell>
          <table:table-cell table:style-name="ce24" table:formula="of:=IF([.H41]=&quot;&quot;;&quot;&quot;;IF([.H41]&lt;=8;&quot;AUMENTAR&quot;;IF([.H41]=9;&quot;MANTER&quot;;&quot;REDUZIR&quot;)))" office:value-type="string" office:string-value="MANTER" calcext:value-type="string">
            <text:p>MANTER</text:p>
          </table:table-cell>
          <table:table-cell table:style-name="ce25" table:formula="of:=IF(ROW()=2;&quot;&quot;;IFERROR(LOOKUP(2;1/([.$D$2]:INDEX([.$D:.$D];ROW()-1)=[.D41]);[.$G$2]:INDEX([.$G:.$G];ROW()-1));&quot;&quot;))" office:value-type="float" office:value="40" calcext:value-type="float">
            <text:p>40</text:p>
          </table:table-cell>
          <table:table-cell table:style-name="ce23" table:formula="of:=IF([.J41]=&quot;AUMENTAR&quot;;[.G41]+2.5;IF([.J41]=&quot;REDUZIR&quot;;[.G41]-2.5;[.G41]))" office:value-type="float" office:value="40" calcext:value-type="float">
            <text:p>40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4" table:content-validation-name="val1" office:value-type="date" office:date-value="2026-04-30" calcext:value-type="date">
            <text:p>30/4/2026</text:p>
          </table:table-cell>
          <table:table-cell table:style-name="ce11" table:formula="of:=IF([.A42]=&quot;&quot;;&quot;&quot;;YEAR([.A42])&amp;&quot;-W&quot;&amp;TEXT(ISOWEEKNUM([.A42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Pull-over (barra)</text:p>
          </table:table-cell>
          <table:table-cell table:style-name="ce23" table:number-matrix-columns-spanned="1" table:number-matrix-rows-spanned="1" table:formula="of:=IF([.D42]=&quot;&quot;;&quot;&quot;;IFERROR(INDEX([$EXERCICIOS.B:.B];MATCH(TRIM([.D42]);TRIM([$EXERCICIOS.A:.A]);0));&quot;&quot;))" office:value-type="float" office:value="4" calcext:value-type="float">
            <text:p>4</text:p>
          </table:table-cell>
          <table:table-cell table:style-name="ce23" table:number-matrix-columns-spanned="1" table:number-matrix-rows-spanned="1" table:formula="of:=IF([.D42]=&quot;&quot;;&quot;&quot;;IFERROR(INDEX([$EXERCICIOS.C:.C];MATCH(TRIM([.D42]);TRIM([$EXERCICIOS.A:.A]);0));&quot;&quot;))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42]*[.F42]*[.G42];0)" office:value-type="float" office:value="640" calcext:value-type="float">
            <text:p>640</text:p>
          </table:table-cell>
          <table:table-cell table:style-name="ce24" table:formula="of:=IF([.H42]=&quot;&quot;;&quot;&quot;;IF([.H42]&lt;=8;&quot;AUMENTAR&quot;;IF([.H42]=9;&quot;MANTER&quot;;&quot;REDUZIR&quot;)))" office:value-type="string" office:string-value="MANTER" calcext:value-type="string">
            <text:p>MANTER</text:p>
          </table:table-cell>
          <table:table-cell table:style-name="ce25" table:formula="of:=IF(ROW()=2;&quot;&quot;;IFERROR(LOOKUP(2;1/([.$D$2]:INDEX([.$D:.$D];ROW()-1)=[.D42]);[.$G$2]:INDEX([.$G:.$G];ROW()-1));&quot;&quot;))" office:value-type="float" office:value="20" calcext:value-type="float">
            <text:p>20</text:p>
          </table:table-cell>
          <table:table-cell table:style-name="ce23" table:formula="of:=IF([.J42]=&quot;AUMENTAR&quot;;[.G42]+2.5;IF([.J42]=&quot;REDUZIR&quot;;[.G42]-2.5;[.G42]))" office:value-type="float" office:value="20" calcext:value-type="float">
            <text:p>20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4" table:content-validation-name="val1" office:value-type="date" office:date-value="2026-04-30" calcext:value-type="date">
            <text:p>30/4/2026</text:p>
          </table:table-cell>
          <table:table-cell table:style-name="ce11" table:formula="of:=IF([.A43]=&quot;&quot;;&quot;&quot;;YEAR([.A43])&amp;&quot;-W&quot;&amp;TEXT(ISOWEEKNUM([.A43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Elevacao lateral (halter)</text:p>
          </table:table-cell>
          <table:table-cell table:style-name="ce23" table:number-matrix-columns-spanned="1" table:number-matrix-rows-spanned="1" table:formula="of:=IF([.D43]=&quot;&quot;;&quot;&quot;;IFERROR(INDEX([$EXERCICIOS.B:.B];MATCH(TRIM([.D43]);TRIM([$EXERCICIOS.A:.A]);0));&quot;&quot;))" office:value-type="float" office:value="4" calcext:value-type="float">
            <text:p>4</text:p>
          </table:table-cell>
          <table:table-cell table:style-name="ce23" table:number-matrix-columns-spanned="1" table:number-matrix-rows-spanned="1" table:formula="of:=IF([.D43]=&quot;&quot;;&quot;&quot;;IFERROR(INDEX([$EXERCICIOS.C:.C];MATCH(TRIM([.D43]);TRIM([$EXERCICIOS.A:.A]);0));&quot;&quot;))" office:value-type="float" office:value="8" calcext:value-type="float">
            <text:p>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43]*[.F43]*[.G43];0)" office:value-type="float" office:value="384" calcext:value-type="float">
            <text:p>384</text:p>
          </table:table-cell>
          <table:table-cell table:style-name="ce24" table:formula="of:=IF([.H43]=&quot;&quot;;&quot;&quot;;IF([.H43]&lt;=8;&quot;AUMENTAR&quot;;IF([.H43]=9;&quot;MANTER&quot;;&quot;REDUZIR&quot;)))" office:value-type="string" office:string-value="MANTER" calcext:value-type="string">
            <text:p>MANTER</text:p>
          </table:table-cell>
          <table:table-cell table:style-name="ce25" table:formula="of:=IF(ROW()=2;&quot;&quot;;IFERROR(LOOKUP(2;1/([.$D$2]:INDEX([.$D:.$D];ROW()-1)=[.D43]);[.$G$2]:INDEX([.$G:.$G];ROW()-1));&quot;&quot;))" office:value-type="float" office:value="12" calcext:value-type="float">
            <text:p>12</text:p>
          </table:table-cell>
          <table:table-cell table:style-name="ce23" table:formula="of:=IF([.J43]=&quot;AUMENTAR&quot;;[.G43]+2.5;IF([.J43]=&quot;REDUZIR&quot;;[.G43]-2.5;[.G43]))" office:value-type="float" office:value="12" calcext:value-type="float">
            <text:p>12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4" table:content-validation-name="val1" office:value-type="date" office:date-value="2026-04-30" calcext:value-type="date">
            <text:p>30/4/2026</text:p>
          </table:table-cell>
          <table:table-cell table:style-name="ce11" table:formula="of:=IF([.A44]=&quot;&quot;;&quot;&quot;;YEAR([.A44])&amp;&quot;-W&quot;&amp;TEXT(ISOWEEKNUM([.A44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Crucifixo invertido</text:p>
          </table:table-cell>
          <table:table-cell table:style-name="ce23" table:number-matrix-columns-spanned="1" table:number-matrix-rows-spanned="1" table:formula="of:=IF([.D44]=&quot;&quot;;&quot;&quot;;IFERROR(INDEX([$EXERCICIOS.B:.B];MATCH(TRIM([.D44]);TRIM([$EXERCICIOS.A:.A]);0));&quot;&quot;))" office:value-type="float" office:value="4" calcext:value-type="float">
            <text:p>4</text:p>
          </table:table-cell>
          <table:table-cell table:style-name="ce23" table:number-matrix-columns-spanned="1" table:number-matrix-rows-spanned="1" table:formula="of:=IF([.D44]=&quot;&quot;;&quot;&quot;;IFERROR(INDEX([$EXERCICIOS.C:.C];MATCH(TRIM([.D44]);TRIM([$EXERCICIOS.A:.A]);0));&quot;&quot;))" office:value-type="float" office:value="8" calcext:value-type="float">
            <text:p>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44]*[.F44]*[.G44];0)" office:value-type="float" office:value="384" calcext:value-type="float">
            <text:p>384</text:p>
          </table:table-cell>
          <table:table-cell table:style-name="ce24" table:formula="of:=IF([.H44]=&quot;&quot;;&quot;&quot;;IF([.H44]&lt;=8;&quot;AUMENTAR&quot;;IF([.H44]=9;&quot;MANTER&quot;;&quot;REDUZIR&quot;)))" office:value-type="string" office:string-value="MANTER" calcext:value-type="string">
            <text:p>MANTER</text:p>
          </table:table-cell>
          <table:table-cell table:style-name="ce25" table:formula="of:=IF(ROW()=2;&quot;&quot;;IFERROR(LOOKUP(2;1/([.$D$2]:INDEX([.$D:.$D];ROW()-1)=[.D44]);[.$G$2]:INDEX([.$G:.$G];ROW()-1));&quot;&quot;))" office:value-type="float" office:value="12" calcext:value-type="float">
            <text:p>12</text:p>
          </table:table-cell>
          <table:table-cell table:style-name="ce23" table:formula="of:=IF([.J44]=&quot;AUMENTAR&quot;;[.G44]+2.5;IF([.J44]=&quot;REDUZIR&quot;;[.G44]-2.5;[.G44]))" office:value-type="float" office:value="12" calcext:value-type="float">
            <text:p>12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4" table:content-validation-name="val1" office:value-type="date" office:date-value="2026-04-30" calcext:value-type="date">
            <text:p>30/4/2026</text:p>
          </table:table-cell>
          <table:table-cell table:style-name="ce11" table:formula="of:=IF([.A45]=&quot;&quot;;&quot;&quot;;YEAR([.A45])&amp;&quot;-W&quot;&amp;TEXT(ISOWEEKNUM([.A45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Triceps testa (barra/halter)</text:p>
          </table:table-cell>
          <table:table-cell table:style-name="ce23" table:number-matrix-columns-spanned="1" table:number-matrix-rows-spanned="1" table:formula="of:=IF([.D45]=&quot;&quot;;&quot;&quot;;IFERROR(INDEX([$EXERCICIOS.B:.B];MATCH(TRIM([.D45]);TRIM([$EXERCICIOS.A:.A]);0));&quot;&quot;))" office:value-type="float" office:value="4" calcext:value-type="float">
            <text:p>4</text:p>
          </table:table-cell>
          <table:table-cell table:style-name="ce23" table:number-matrix-columns-spanned="1" table:number-matrix-rows-spanned="1" table:formula="of:=IF([.D45]=&quot;&quot;;&quot;&quot;;IFERROR(INDEX([$EXERCICIOS.C:.C];MATCH(TRIM([.D45]);TRIM([$EXERCICIOS.A:.A]);0));&quot;&quot;))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ERROR([.E45]*[.F45]*[.G45];0)" office:value-type="float" office:value="512" calcext:value-type="float">
            <text:p>512</text:p>
          </table:table-cell>
          <table:table-cell table:style-name="ce24" table:formula="of:=IF([.H45]=&quot;&quot;;&quot;&quot;;IF([.H45]&lt;=8;&quot;AUMENTAR&quot;;IF([.H45]=9;&quot;MANTER&quot;;&quot;REDUZIR&quot;)))" office:value-type="string" office:string-value="MANTER" calcext:value-type="string">
            <text:p>MANTER</text:p>
          </table:table-cell>
          <table:table-cell table:style-name="ce25" table:formula="of:=IF(ROW()=2;&quot;&quot;;IFERROR(LOOKUP(2;1/([.$D$2]:INDEX([.$D:.$D];ROW()-1)=[.D45]);[.$G$2]:INDEX([.$G:.$G];ROW()-1));&quot;&quot;))" office:value-type="float" office:value="17.5" calcext:value-type="float">
            <text:p>17,5</text:p>
          </table:table-cell>
          <table:table-cell table:style-name="ce23" table:formula="of:=IF([.J45]=&quot;AUMENTAR&quot;;[.G45]+2.5;IF([.J45]=&quot;REDUZIR&quot;;[.G45]-2.5;[.G45]))" office:value-type="float" office:value="16" calcext:value-type="float">
            <text:p>16</text:p>
          </table:table-cell>
          <table:table-cell table:style-name="ce25"/>
          <table:table-cell table:style-name="ce65" table:number-columns-repeated="16371"/>
        </table:table-row>
        <table:table-row table:style-name="ro1">
          <table:table-cell table:style-name="ce4" table:content-validation-name="val1" office:value-type="date" office:date-value="2026-04-30" calcext:value-type="date">
            <text:p>30/4/2026</text:p>
          </table:table-cell>
          <table:table-cell table:style-name="ce11" table:formula="of:=IF([.A46]=&quot;&quot;;&quot;&quot;;YEAR([.A46])&amp;&quot;-W&quot;&amp;TEXT(ISOWEEKNUM([.A46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16" table:content-validation-name="val3" office:value-type="string" calcext:value-type="string">
            <text:p>Rosca direta (barra/halter)</text:p>
          </table:table-cell>
          <table:table-cell table:style-name="ce23" table:number-matrix-columns-spanned="1" table:number-matrix-rows-spanned="1" table:formula="of:=IF([.D46]=&quot;&quot;;&quot;&quot;;IFERROR(INDEX([$EXERCICIOS.B:.B];MATCH(TRIM([.D46]);TRIM([$EXERCICIOS.A:.A]);0));&quot;&quot;))" office:value-type="float" office:value="4" calcext:value-type="float">
            <text:p>4</text:p>
          </table:table-cell>
          <table:table-cell table:style-name="ce23" table:number-matrix-columns-spanned="1" table:number-matrix-rows-spanned="1" table:formula="of:=IF([.D46]=&quot;&quot;;&quot;&quot;;IFERROR(INDEX([$EXERCICIOS.C:.C];MATCH(TRIM([.D46]);TRIM([$EXERCICIOS.A:.A]);0));&quot;&quot;))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IFERROR([.E46]*[.F46]*[.G46];0)" office:value-type="float" office:value="704" calcext:value-type="float">
            <text:p>704</text:p>
          </table:table-cell>
          <table:table-cell table:style-name="ce24" table:formula="of:=IF([.H46]=&quot;&quot;;&quot;&quot;;IF([.H46]&lt;=8;&quot;AUMENTAR&quot;;IF([.H46]=9;&quot;MANTER&quot;;&quot;REDUZIR&quot;)))" office:value-type="string" office:string-value="REDUZIR" calcext:value-type="string">
            <text:p>REDUZIR</text:p>
          </table:table-cell>
          <table:table-cell table:style-name="ce25" table:formula="of:=IF(ROW()=2;&quot;&quot;;IFERROR(LOOKUP(2;1/([.$D$2]:INDEX([.$D:.$D];ROW()-1)=[.D46]);[.$G$2]:INDEX([.$G:.$G];ROW()-1));&quot;&quot;))" office:value-type="float" office:value="17.5" calcext:value-type="float">
            <text:p>17,5</text:p>
          </table:table-cell>
          <table:table-cell table:style-name="ce23" table:formula="of:=IF([.J46]=&quot;AUMENTAR&quot;;[.G46]+2.5;IF([.J46]=&quot;REDUZIR&quot;;[.G46]-2.5;[.G46]))" office:value-type="float" office:value="19.5" calcext:value-type="float">
            <text:p>19,5</text:p>
          </table:table-cell>
          <table:table-cell table:style-name="ce25"/>
          <table:table-cell table:style-name="ce65" table:number-columns-repeated="16371"/>
        </table:table-row>
        <table:table-row table:style-name="ro2">
          <table:table-cell table:style-name="ce5"/>
          <table:table-cell table:style-name="ce12"/>
          <table:table-cell/>
          <table:table-cell table:style-name="ce17" table:number-columns-repeated="10"/>
          <table:table-cell table:style-name="ce65" table:number-columns-repeated="16371"/>
        </table:table-row>
        <table:table-row table:style-name="ro2" table:number-rows-repeated="5">
          <table:table-cell table:style-name="ce5"/>
          <table:table-cell table:style-name="ce13"/>
          <table:table-cell/>
          <table:table-cell table:style-name="ce17" table:number-columns-repeated="10"/>
          <table:table-cell table:style-name="ce65" table:number-columns-repeated="16371"/>
        </table:table-row>
        <table:table-row table:style-name="ro2" table:number-rows-repeated="2">
          <table:table-cell table:style-name="ce6"/>
          <table:table-cell table:style-name="ce14"/>
          <table:table-cell/>
          <table:table-cell table:style-name="ce18" table:number-columns-repeated="10"/>
          <table:table-cell table:style-name="ce65" table:number-columns-repeated="16371"/>
        </table:table-row>
        <table:table-row table:style-name="ro2" table:number-rows-repeated="7">
          <table:table-cell table:style-name="ce6"/>
          <table:table-cell table:style-name="ce14"/>
          <table:table-cell/>
          <table:table-cell table:style-name="ce19" table:number-columns-repeated="10"/>
          <table:table-cell table:style-name="ce65" table:number-columns-repeated="16371"/>
        </table:table-row>
        <table:table-row table:style-name="ro2">
          <table:table-cell table:style-name="ce64"/>
          <table:table-cell table:number-columns-repeated="2"/>
          <table:table-cell table:style-name="ce20" table:number-columns-repeated="10"/>
          <table:table-cell table:style-name="ce65" table:number-columns-repeated="16371"/>
        </table:table-row>
        <table:table-row table:style-name="ro2" table:number-rows-repeated="1048513">
          <table:table-cell table:number-columns-repeated="13"/>
          <table:table-cell table:style-name="ce65" table:number-columns-repeated="16371"/>
        </table:table-row>
        <table:table-row table:style-name="ro2">
          <table:table-cell table:number-columns-repeated="13"/>
          <table:table-cell table:style-name="ce65" table:number-columns-repeated="16371"/>
        </table:table-row>
        <calcext:conditional-formats>
          <calcext:conditional-format calcext:target-range-address="TREINOS.D3:TREINOS.M62">
            <calcext:condition calcext:apply-style-name="ConditionalStyle_2" calcext:value="formula-is([.$J2]=&quot;AUMENTAR&quot;)" calcext:base-cell-address="TREINOS.A1"/>
            <calcext:condition calcext:apply-style-name="ConditionalStyle_3" calcext:value="formula-is([.$J2]=&quot;REDUZIR&quot;)" calcext:base-cell-address="TREINOS.A1"/>
            <calcext:condition calcext:apply-style-name="ConditionalStyle_4" calcext:value="formula-is([.$J2]=&quot;MANTER&quot;)" calcext:base-cell-address="TREINOS.A1"/>
          </calcext:conditional-format>
          <calcext:conditional-format calcext:target-range-address="TREINOS.D3:TREINOS.M61">
            <calcext:condition calcext:apply-style-name="ConditionalStyle_2" calcext:value="formula-is([.$J1]=&quot;AUMENTAR&quot;)" calcext:base-cell-address="TREINOS.A1"/>
            <calcext:condition calcext:apply-style-name="ConditionalStyle_3" calcext:value="formula-is([.$J1]=&quot;REDUZIR&quot;)" calcext:base-cell-address="TREINOS.A1"/>
            <calcext:condition calcext:apply-style-name="ConditionalStyle_4" calcext:value="formula-is([.$J1]=&quot;MANTER&quot;)" calcext:base-cell-address="TREINOS.A1"/>
          </calcext:conditional-format>
          <calcext:conditional-format calcext:target-range-address="TREINOS.A3:TREINOS.B61">
            <calcext:condition calcext:apply-style-name="ConditionalStyle_1" calcext:value="formula-is([.$A1]&lt;&gt;$a0)" calcext:base-cell-address="TREINOS.A1"/>
          </calcext:conditional-format>
          <calcext:conditional-format calcext:target-range-address="TREINOS.D3:TREINOS.M54">
            <calcext:condition calcext:apply-style-name="ConditionalStyle_2" calcext:value="formula-is([.$J4]=&quot;AUMENTAR&quot;)" calcext:base-cell-address="TREINOS.D3"/>
            <calcext:condition calcext:apply-style-name="ConditionalStyle_3" calcext:value="formula-is([.$J4]=&quot;REDUZIR&quot;)" calcext:base-cell-address="TREINOS.D3"/>
            <calcext:condition calcext:apply-style-name="ConditionalStyle_4" calcext:value="formula-is([.$J4]=&quot;MANTER&quot;)" calcext:base-cell-address="TREINOS.D3"/>
          </calcext:conditional-format>
          <calcext:conditional-format calcext:target-range-address="TREINOS.D3:TREINOS.M54">
            <calcext:condition calcext:apply-style-name="ConditionalStyle_2" calcext:value="formula-is([.$J3]=&quot;AUMENTAR&quot;)" calcext:base-cell-address="TREINOS.D3"/>
            <calcext:condition calcext:apply-style-name="ConditionalStyle_3" calcext:value="formula-is([.$J3]=&quot;REDUZIR&quot;)" calcext:base-cell-address="TREINOS.D3"/>
            <calcext:condition calcext:apply-style-name="ConditionalStyle_4" calcext:value="formula-is([.$J3]=&quot;MANTER&quot;)" calcext:base-cell-address="TREINOS.D3"/>
          </calcext:conditional-format>
          <calcext:conditional-format calcext:target-range-address="TREINOS.D3:TREINOS.M54">
            <calcext:condition calcext:apply-style-name="ConditionalStyle_2" calcext:value="formula-is([.$J4]=&quot;AUMENTAR&quot;)" calcext:base-cell-address="TREINOS.D3"/>
            <calcext:condition calcext:apply-style-name="ConditionalStyle_3" calcext:value="formula-is([.$J4]=&quot;REDUZIR&quot;)" calcext:base-cell-address="TREINOS.D3"/>
            <calcext:condition calcext:apply-style-name="ConditionalStyle_4" calcext:value="formula-is([.$J4]=&quot;MANTER&quot;)" calcext:base-cell-address="TREINOS.D3"/>
          </calcext:conditional-format>
          <calcext:conditional-format calcext:target-range-address="TREINOS.D3:TREINOS.M54">
            <calcext:condition calcext:apply-style-name="ConditionalStyle_2" calcext:value="formula-is([.$J2]=&quot;AUMENTAR&quot;)" calcext:base-cell-address="TREINOS.D2"/>
            <calcext:condition calcext:apply-style-name="ConditionalStyle_3" calcext:value="formula-is([.$J2]=&quot;REDUZIR&quot;)" calcext:base-cell-address="TREINOS.D2"/>
            <calcext:condition calcext:apply-style-name="ConditionalStyle_4" calcext:value="formula-is([.$J2]=&quot;MANTER&quot;)" calcext:base-cell-address="TREINOS.D2"/>
          </calcext:conditional-format>
          <calcext:conditional-format calcext:target-range-address="TREINOS.D2:TREINOS.M52">
            <calcext:condition calcext:apply-style-name="ConditionalStyle_2" calcext:value="formula-is([.$J1]=&quot;AUMENTAR&quot;)" calcext:base-cell-address="TREINOS.A1"/>
            <calcext:condition calcext:apply-style-name="ConditionalStyle_3" calcext:value="formula-is([.$J1]=&quot;REDUZIR&quot;)" calcext:base-cell-address="TREINOS.A1"/>
            <calcext:condition calcext:apply-style-name="ConditionalStyle_4" calcext:value="formula-is([.$J1]=&quot;MANTER&quot;)" calcext:base-cell-address="TREINOS.A1"/>
          </calcext:conditional-format>
          <calcext:conditional-format calcext:target-range-address="TREINOS.A2:TREINOS.B52">
            <calcext:condition calcext:apply-style-name="ConditionalStyle_1" calcext:value="formula-is([.$A1]&lt;&gt;$a0)" calcext:base-cell-address="TREINOS.A1"/>
          </calcext:conditional-format>
        </calcext:conditional-formats>
      </table:table>
      <table:table table:name="EXERCICIOS" table:style-name="ta2">
        <office:forms form:automatic-focus="false" form:apply-design-mode="false"/>
        <table:table-column table:style-name="co11" table:default-cell-style-name="ce65"/>
        <table:table-column table:style-name="co12" table:default-cell-style-name="ce65"/>
        <table:table-column table:style-name="co13" table:default-cell-style-name="ce65"/>
        <table:table-column table:style-name="co14" table:number-columns-repeated="16381"/>
        <table:table-row table:style-name="ro1">
          <table:table-cell table:style-name="ce79" office:value-type="string" calcext:value-type="string">
            <text:p>Agachamento (barra)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5" calcext:value-type="float">
            <text:p>5</text:p>
          </table:table-cell>
          <table:table-cell table:style-name="ce65" table:number-columns-repeated="16381"/>
        </table:table-row>
        <table:table-row table:style-name="ro1">
          <table:table-cell table:style-name="ce79" office:value-type="string" calcext:value-type="string">
            <text:p>Remada curvada (barra)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79" office:value-type="string" calcext:value-type="string">
            <text:p>Supino reto (barra)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5" calcext:value-type="float">
            <text:p>5</text:p>
          </table:table-cell>
          <table:table-cell table:style-name="ce65" table:number-columns-repeated="16381"/>
        </table:table-row>
        <table:table-row table:style-name="ro1">
          <table:table-cell table:style-name="ce79" office:value-type="string" calcext:value-type="string">
            <text:p>Pull-over (barra)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79" office:value-type="string" calcext:value-type="string">
            <text:p>Elevacao lateral (halter)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79" office:value-type="string" calcext:value-type="string">
            <text:p>Crucifixo invertido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79" office:value-type="string" calcext:value-type="string">
            <text:p>Rosca direta (barra/halter)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79" office:value-type="string" calcext:value-type="string">
            <text:p>Triceps testa (barra/halter)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80" office:value-type="string" calcext:value-type="string">
            <text:p>Agachamento (barra, leve -10%)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5" calcext:value-type="float">
            <text:p>5</text:p>
          </table:table-cell>
          <table:table-cell table:style-name="ce65" table:number-columns-repeated="16381"/>
        </table:table-row>
        <table:table-row table:style-name="ro1">
          <table:table-cell table:style-name="ce80" office:value-type="string" calcext:value-type="string">
            <text:p>Stiff com barra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80" office:value-type="string" calcext:value-type="string">
            <text:p>Desenvolvimento (barra em pe)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5" calcext:value-type="float">
            <text:p>5</text:p>
          </table:table-cell>
          <table:table-cell table:style-name="ce65" table:number-columns-repeated="16381"/>
        </table:table-row>
        <table:table-row table:style-name="ro1">
          <table:table-cell table:style-name="ce80" office:value-type="string" calcext:value-type="string">
            <text:p>Remada curvada (barra)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80" office:value-type="string" calcext:value-type="string">
            <text:p>Crucifixo invertido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80" office:value-type="string" calcext:value-type="string">
            <text:p>Supino reto (barra)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1">
          <table:table-cell table:style-name="ce80" office:value-type="string" calcext:value-type="string">
            <text:p>Elevacao lateral (halter, leve -10%)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8" calcext:value-type="float">
            <text:p>8</text:p>
          </table:table-cell>
          <table:table-cell table:style-name="ce65" table:number-columns-repeated="16381"/>
        </table:table-row>
        <table:table-row table:style-name="ro2">
          <table:table-cell table:style-name="ce28" office:value-type="string" calcext:value-type="string">
            <text:p>Wrist curl (barra)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5" calcext:value-type="float">
            <text:p>15</text:p>
          </table:table-cell>
          <table:table-cell table:style-name="ce65" table:number-columns-repeated="16381"/>
        </table:table-row>
        <table:table-row table:style-name="ro2">
          <table:table-cell table:style-name="ce28" office:value-type="string" calcext:value-type="string">
            <text:p>Reverse wrist curl (barra)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5" calcext:value-type="float">
            <text:p>15</text:p>
          </table:table-cell>
          <table:table-cell table:style-name="ce65" table:number-columns-repeated="16381"/>
        </table:table-row>
        <table:table-row table:style-name="ro2">
          <table:table-cell table:style-name="ce28" office:value-type="string" calcext:value-type="string">
            <text:p>Plate pinch (subir e descer controlado)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style-name="ce65" table:number-columns-repeated="16381"/>
        </table:table-row>
        <table:table-row table:style-name="ro2" table:number-rows-repeated="3">
          <table:table-cell table:style-name="ce29" table:number-columns-repeated="16384"/>
        </table:table-row>
        <table:table-row table:style-name="ro2" table:number-rows-repeated="1048554">
          <table:table-cell table:number-columns-repeated="3"/>
          <table:table-cell table:style-name="ce65" table:number-columns-repeated="16381"/>
        </table:table-row>
        <table:table-row table:style-name="ro2">
          <table:table-cell table:number-columns-repeated="3"/>
          <table:table-cell table:style-name="ce65" table:number-columns-repeated="16381"/>
        </table:table-row>
      </table:table>
      <table:table table:name="DIETA" table:style-name="ta3"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9" table:default-cell-style-name="ce65"/>
        <table:table-column table:style-name="co20" table:default-cell-style-name="ce65"/>
        <table:table-column table:style-name="co21" table:default-cell-style-name="ce65"/>
        <table:table-column table:style-name="co20" table:default-cell-style-name="ce65"/>
        <table:table-column table:style-name="co22" table:default-cell-style-name="ce65"/>
        <table:table-column table:style-name="co23" table:default-cell-style-name="ce65"/>
        <table:table-column table:style-name="co22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27" table:default-cell-style-name="ce65"/>
        <table:table-column table:style-name="co10" table:number-columns-repeated="16369"/>
        <table:table-row table:style-name="ro1">
          <table:table-cell table:style-name="ce81" table:number-columns-spanned="2" table:number-rows-spanned="5"/>
          <table:covered-table-cell/>
          <table:table-cell/>
          <table:table-cell table:style-name="ce85" office:value-type="string" calcext:value-type="string">
            <text:p>Densidade_meta</text:p>
          </table:table-cell>
          <table:table-cell table:style-name="ce90" table:number-columns-spanned="1" table:number-rows-spanned="2"/>
          <table:table-cell table:style-name="ce93" office:value-type="string" calcext:value-type="string">
            <text:p>Proteina_meta</text:p>
          </table:table-cell>
          <table:table-cell table:style-name="ce96" office:value-type="string" calcext:value-type="string">
            <text:p>Carbo_meta</text:p>
          </table:table-cell>
          <table:table-cell table:style-name="ce96" office:value-type="string" calcext:value-type="string">
            <text:p>Gordura_meta</text:p>
          </table:table-cell>
          <table:table-cell table:style-name="ce96" office:value-type="string" calcext:value-type="string">
            <text:p>Calorias_meta</text:p>
          </table:table-cell>
          <table:table-cell table:style-name="ce96" office:value-type="string" calcext:value-type="string">
            <text:p>Fibra_meta</text:p>
          </table:table-cell>
          <table:table-cell table:style-name="ce96" office:value-type="string" calcext:value-type="string">
            <text:p>Omega3_meta</text:p>
          </table:table-cell>
          <table:table-cell table:style-name="ce96" office:value-type="string" calcext:value-type="string">
            <text:p>Potassio_meta</text:p>
          </table:table-cell>
          <table:table-cell table:style-name="ce96" office:value-type="string" calcext:value-type="string">
            <text:p>Magnesio_meta</text:p>
          </table:table-cell>
          <table:table-cell table:style-name="ce96" office:value-type="string" calcext:value-type="string">
            <text:p>Zinco_meta</text:p>
          </table:table-cell>
          <table:table-cell table:style-name="ce96" office:value-type="string" calcext:value-type="string">
            <text:p>VitaminaD_meta</text:p>
          </table:table-cell>
          <table:table-cell table:style-name="ce65" table:number-columns-repeated="16369"/>
        </table:table-row>
        <table:table-row table:style-name="ro1">
          <table:covered-table-cell table:number-columns-repeated="2"/>
          <table:table-cell/>
          <table:table-cell table:style-name="ce86" office:value-type="float" office:value="1" calcext:value-type="float">
            <text:p>1</text:p>
          </table:table-cell>
          <table:covered-table-cell table:style-name="ce91"/>
          <table:table-cell table:style-name="ce94" office:value-type="float" office:value="200" calcext:value-type="float">
            <text:p>200</text:p>
          </table:table-cell>
          <table:table-cell table:style-name="ce97" office:value-type="float" office:value="200" calcext:value-type="float">
            <text:p>200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float" office:value="2200" calcext:value-type="float">
            <text:p>2200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1.5" calcext:value-type="float">
            <text:p>1,5</text:p>
          </table:table-cell>
          <table:table-cell table:style-name="ce101" office:value-type="float" office:value="4000" calcext:value-type="float">
            <text:p>4000</text:p>
          </table:table-cell>
          <table:table-cell table:style-name="ce101" office:value-type="float" office:value="400" calcext:value-type="float">
            <text:p>400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1000" calcext:value-type="float">
            <text:p>1000</text:p>
          </table:table-cell>
          <table:table-cell table:style-name="ce65" table:number-columns-repeated="16369"/>
        </table:table-row>
        <table:table-row table:style-name="ro2">
          <table:covered-table-cell table:number-columns-repeated="2"/>
          <table:table-cell table:number-columns-repeated="13"/>
          <table:table-cell table:style-name="ce65" table:number-columns-repeated="16369"/>
        </table:table-row>
        <table:table-row table:style-name="ro1">
          <table:covered-table-cell table:number-columns-repeated="2"/>
          <table:table-cell/>
          <table:table-cell table:style-name="ce82" office:value-type="string" calcext:value-type="string">
            <text:p>Densidade_calórica</text:p>
          </table:table-cell>
          <table:table-cell table:style-name="ce82" office:value-type="string" calcext:value-type="string">
            <text:p>Peso_total_g</text:p>
          </table:table-cell>
          <table:table-cell table:style-name="ce82" office:value-type="string" calcext:value-type="string">
            <text:p>Proteina_total</text:p>
          </table:table-cell>
          <table:table-cell table:style-name="ce82" office:value-type="string" calcext:value-type="string">
            <text:p>Carbo_total</text:p>
          </table:table-cell>
          <table:table-cell table:style-name="ce82" office:value-type="string" calcext:value-type="string">
            <text:p>Gordura_total</text:p>
          </table:table-cell>
          <table:table-cell table:style-name="ce82" office:value-type="string" calcext:value-type="string">
            <text:p>Calorias_total</text:p>
          </table:table-cell>
          <table:table-cell table:style-name="ce82" office:value-type="string" calcext:value-type="string">
            <text:p>Fibra_total</text:p>
          </table:table-cell>
          <table:table-cell table:style-name="ce82" office:value-type="string" calcext:value-type="string">
            <text:p>Omega3_total</text:p>
          </table:table-cell>
          <table:table-cell table:style-name="ce82" office:value-type="string" calcext:value-type="string">
            <text:p>Potassio_total</text:p>
          </table:table-cell>
          <table:table-cell table:style-name="ce82" office:value-type="string" calcext:value-type="string">
            <text:p>Magnesio_total</text:p>
          </table:table-cell>
          <table:table-cell table:style-name="ce82" office:value-type="string" calcext:value-type="string">
            <text:p>Zinco_total</text:p>
          </table:table-cell>
          <table:table-cell table:style-name="ce82" office:value-type="string" calcext:value-type="string">
            <text:p>VitaminaD_total</text:p>
          </table:table-cell>
          <table:table-cell table:style-name="ce65" table:number-columns-repeated="16369"/>
        </table:table-row>
        <table:table-row table:style-name="ro1">
          <table:covered-table-cell table:number-columns-repeated="2"/>
          <table:table-cell/>
          <table:table-cell table:style-name="ce87" table:formula="of:=IFERROR([.I5]/[.E5];0)" office:value-type="float" office:value="1.06648650066906" calcext:value-type="float">
            <text:p>1,07</text:p>
          </table:table-cell>
          <table:table-cell table:style-name="ce92" table:formula="of:=IFERROR(SUMPRODUCT([.C8:.C27];IF([.D8:.D27]=&quot;g&quot;;1;[.E8:.E27]));0)" office:value-type="float" office:value="1905.65" calcext:value-type="float">
            <text:p>1.905,65</text:p>
          </table:table-cell>
          <table:table-cell table:style-name="ce95" table:formula="of:=IFERROR(SUM([.F8:.F27]);0)" office:value-type="float" office:value="215.64" calcext:value-type="float">
            <text:p>215,64</text:p>
          </table:table-cell>
          <table:table-cell table:style-name="ce98" table:formula="of:=IFERROR(SUM([.G8:.G27]);0)" office:value-type="float" office:value="152.9" calcext:value-type="float">
            <text:p>152,9</text:p>
          </table:table-cell>
          <table:table-cell table:style-name="ce99" table:formula="of:=IFERROR(SUM([.H8:.H27]);0)" office:value-type="float" office:value="64.95" calcext:value-type="float">
            <text:p>64,95</text:p>
          </table:table-cell>
          <table:table-cell table:style-name="ce100" table:formula="of:=IFERROR(SUM([.I8:.I27]);0)" office:value-type="float" office:value="2032.35" calcext:value-type="float">
            <text:p>2032,35</text:p>
          </table:table-cell>
          <table:table-cell table:style-name="ce102" table:formula="of:=IFERROR(SUM([.J8:.J27]);0)" office:value-type="float" office:value="27.29" calcext:value-type="float">
            <text:p>27,29</text:p>
          </table:table-cell>
          <table:table-cell table:style-name="ce103" table:formula="of:=IFERROR(SUM([.K8:.K27]);0)" office:value-type="float" office:value="2.0925" calcext:value-type="float">
            <text:p>2,0925</text:p>
          </table:table-cell>
          <table:table-cell table:style-name="ce104" table:formula="of:=IFERROR(SUM([.L8:.L27]);0)" office:value-type="float" office:value="3647.35" calcext:value-type="float">
            <text:p>3647</text:p>
          </table:table-cell>
          <table:table-cell table:style-name="ce105" table:formula="of:=IFERROR(SUM([.M8:.M27]);0)" office:value-type="float" office:value="435.55" calcext:value-type="float">
            <text:p>436</text:p>
          </table:table-cell>
          <table:table-cell table:style-name="ce106" table:formula="of:=IFERROR(SUM([.N8:.N27]);0)" office:value-type="float" office:value="13.72" calcext:value-type="float">
            <text:p>13,7</text:p>
          </table:table-cell>
          <table:table-cell table:style-name="ce107" table:formula="of:=IFERROR(SUM([.O8:.O27]);0)" office:value-type="float" office:value="2164" calcext:value-type="float">
            <text:p>2164</text:p>
          </table:table-cell>
          <table:table-cell table:style-name="ce65" table:number-columns-repeated="16369"/>
        </table:table-row>
        <table:table-row table:style-name="ro2">
          <table:table-cell table:number-columns-repeated="15"/>
          <table:table-cell table:style-name="ce65" table:number-columns-repeated="16369"/>
        </table:table-row>
        <table:table-row table:style-name="ro1">
          <table:table-cell table:style-name="ce82" office:value-type="string" calcext:value-type="string">
            <text:p>Refeição</text:p>
          </table:table-cell>
          <table:table-cell table:style-name="ce82" office:value-type="string" calcext:value-type="string">
            <text:p>Alimento</text:p>
          </table:table-cell>
          <table:table-cell table:style-name="ce82" office:value-type="string" calcext:value-type="string">
            <text:p>Quantidade</text:p>
          </table:table-cell>
          <table:table-cell table:style-name="ce82" office:value-type="string" calcext:value-type="string">
            <text:p>Unidade_base</text:p>
          </table:table-cell>
          <table:table-cell table:style-name="ce82" office:value-type="string" calcext:value-type="string">
            <text:p>Peso_unit_g</text:p>
          </table:table-cell>
          <table:table-cell table:style-name="ce82" office:value-type="string" calcext:value-type="string">
            <text:p>Proteína_g</text:p>
          </table:table-cell>
          <table:table-cell table:style-name="ce82" office:value-type="string" calcext:value-type="string">
            <text:p>Carbo_g</text:p>
          </table:table-cell>
          <table:table-cell table:style-name="ce82" office:value-type="string" calcext:value-type="string">
            <text:p>Gordura_g</text:p>
          </table:table-cell>
          <table:table-cell table:style-name="ce82" office:value-type="string" calcext:value-type="string">
            <text:p>Calorias</text:p>
          </table:table-cell>
          <table:table-cell table:style-name="ce82" office:value-type="string" calcext:value-type="string">
            <text:p>Fibra_g</text:p>
          </table:table-cell>
          <table:table-cell table:style-name="ce82" office:value-type="string" calcext:value-type="string">
            <text:p>Omega3_g</text:p>
          </table:table-cell>
          <table:table-cell table:style-name="ce82" office:value-type="string" calcext:value-type="string">
            <text:p>Potassio_mg</text:p>
          </table:table-cell>
          <table:table-cell table:style-name="ce82" office:value-type="string" calcext:value-type="string">
            <text:p>Magnesio_mg</text:p>
          </table:table-cell>
          <table:table-cell table:style-name="ce82" office:value-type="string" calcext:value-type="string">
            <text:p>Zinco_mg</text:p>
          </table:table-cell>
          <table:table-cell table:style-name="ce82" office:value-type="string" calcext:value-type="string">
            <text:p>VitaminaD_UI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Café</text:p>
          </table:table-cell>
          <table:table-cell table:style-name="ce32" table:content-validation-name="val5" office:value-type="string" calcext:value-type="string">
            <text:p>Ovo inteiro</text:p>
          </table:table-cell>
          <table:table-cell table:style-name="ce83" office:value-type="float" office:value="4" calcext:value-type="float">
            <text:p>4</text:p>
          </table:table-cell>
          <table:table-cell table:style-name="ce88" table:number-matrix-columns-spanned="1" table:number-matrix-rows-spanned="20" table:formula="of:=IF([.B8:.B27]=&quot;&quot;;&quot;&quot;;VLOOKUP([.B8:.B27];[$ALIMENTOS.A:.G];2;FALSE()))" office:value-type="string" office:string-value="unidade" calcext:value-type="string">
            <text:p>unidade</text:p>
          </table:table-cell>
          <table:table-cell table:style-name="ce88" table:number-matrix-columns-spanned="1" table:number-matrix-rows-spanned="20" table:formula="of:=IF([.B8:.B27]=&quot;&quot;;&quot;&quot;;VLOOKUP([.B8:.B27];[$ALIMENTOS.A:.G];3;FALSE()))" office:value-type="float" office:value="50" calcext:value-type="float">
            <text:p>50</text:p>
          </table:table-cell>
          <table:table-cell table:style-name="ce88" table:number-matrix-columns-spanned="1" table:number-matrix-rows-spanned="20" table:formula="of:=IF([.B8:.B27]=&quot;&quot;;&quot;&quot;;IF([.D8:.D27]=&quot;g&quot;;([.C8:.C27]/100)*VALUE(VLOOKUP([.B8:.B27];[$ALIMENTOS.A:.G];4;FALSE()));[.C8:.C27]*VALUE(VLOOKUP([.B8:.B27];[$ALIMENTOS.A:.G];4;FALSE()))))" office:value-type="float" office:value="24" calcext:value-type="float">
            <text:p>24</text:p>
          </table:table-cell>
          <table:table-cell table:style-name="ce88" table:number-matrix-columns-spanned="1" table:number-matrix-rows-spanned="20" table:formula="of:=IF([.B8:.B27]=&quot;&quot;;&quot;&quot;;IF([.D8:.D27]=&quot;g&quot;;([.C8:.C27]/100)*VALUE(VLOOKUP([.B8:.B27];[$ALIMENTOS.A:.G];5;FALSE()));[.C8:.C27]*VALUE(VLOOKUP([.B8:.B27];[$ALIMENTOS.A:.G];5;FALSE()))))" office:value-type="float" office:value="1.6" calcext:value-type="float">
            <text:p>1,6</text:p>
          </table:table-cell>
          <table:table-cell table:style-name="ce88" table:number-matrix-columns-spanned="1" table:number-matrix-rows-spanned="20" table:formula="of:=IF([.B8:.B27]=&quot;&quot;;&quot;&quot;;IF([.D8:.D27]=&quot;g&quot;;([.C8:.C27]/100)*VLOOKUP([.B8:.B27];[$ALIMENTOS.A:.G];6;FALSE());[.C8:.C27]*VLOOKUP([.B8:.B27];[$ALIMENTOS.A:.G];6;FALSE())))" office:value-type="float" office:value="20" calcext:value-type="float">
            <text:p>20</text:p>
          </table:table-cell>
          <table:table-cell table:style-name="ce88" table:number-matrix-columns-spanned="1" table:number-matrix-rows-spanned="20" table:formula="of:=IF([.B8:.B27]=&quot;&quot;;&quot;&quot;;IF([.D8:.D27]=&quot;g&quot;;([.C8:.C27]/100)*VLOOKUP([.B8:.B27];[$ALIMENTOS.A:.G];7;FALSE());[.C8:.C27]*VLOOKUP([.B8:.B27];[$ALIMENTOS.A:.G];7;FALSE())))" office:value-type="float" office:value="280" calcext:value-type="float">
            <text:p>280</text:p>
          </table:table-cell>
          <table:table-cell table:style-name="ce88" table:number-matrix-columns-spanned="1" table:number-matrix-rows-spanned="20" table:formula="of:=IF([.B8:.B27]=&quot;&quot;;&quot;&quot;;IF([.D8:.D27]=&quot;g&quot;;([.C8:.C27]/100)*VLOOKUP([.B8:.B27];[$ALIMENTOS.A:.M];8;FALSE());[.C8:.C27]*VLOOKUP([.B8:.B27];[$ALIMENTOS.A:.M];8;FALSE())))" office:value-type="float" office:value="0" calcext:value-type="float">
            <text:p>0</text:p>
          </table:table-cell>
          <table:table-cell table:style-name="ce88" table:number-matrix-columns-spanned="1" table:number-matrix-rows-spanned="20" table:formula="of:=IF([.B8:.B27]=&quot;&quot;;&quot;&quot;;IF([.D8:.D27]=&quot;g&quot;;([.C8:.C27]/100)*VLOOKUP([.B8:.B27];[$ALIMENTOS.A:.M];9;FALSE());[.C8:.C27]*VLOOKUP([.B8:.B27];[$ALIMENTOS.A:.M];9;FALSE())))" office:value-type="float" office:value="0.16" calcext:value-type="float">
            <text:p>0,16</text:p>
          </table:table-cell>
          <table:table-cell table:style-name="ce88" table:number-matrix-columns-spanned="1" table:number-matrix-rows-spanned="20" table:formula="of:=IF([.B8:.B27]=&quot;&quot;;&quot;&quot;;IF([.D8:.D27]=&quot;g&quot;;([.C8:.C27]/100)*VLOOKUP([.B8:.B27];[$ALIMENTOS.A:.M];10;FALSE());[.C8:.C27]*VLOOKUP([.B8:.B27];[$ALIMENTOS.A:.M];10;FALSE())))" office:value-type="float" office:value="252" calcext:value-type="float">
            <text:p>252</text:p>
          </table:table-cell>
          <table:table-cell table:style-name="ce88" table:number-matrix-columns-spanned="1" table:number-matrix-rows-spanned="20" table:formula="of:=IF([.B8:.B27]=&quot;&quot;;&quot;&quot;;IF([.D8:.D27]=&quot;g&quot;;([.C8:.C27]/100)*VLOOKUP([.B8:.B27];[$ALIMENTOS.A:.M];11;FALSE());[.C8:.C27]*VLOOKUP([.B8:.B27];[$ALIMENTOS.A:.M];11;FALSE())))" office:value-type="float" office:value="24" calcext:value-type="float">
            <text:p>24</text:p>
          </table:table-cell>
          <table:table-cell table:style-name="ce88" table:number-matrix-columns-spanned="1" table:number-matrix-rows-spanned="20" table:formula="of:=IF([.B8:.B27]=&quot;&quot;;&quot;&quot;;IF([.D8:.D27]=&quot;g&quot;;([.C8:.C27]/100)*VLOOKUP([.B8:.B27];[$ALIMENTOS.A:.M];12;FALSE());[.C8:.C27]*VLOOKUP([.B8:.B27];[$ALIMENTOS.A:.M];12;FALSE())))" office:value-type="float" office:value="2.4" calcext:value-type="float">
            <text:p>2,4</text:p>
          </table:table-cell>
          <table:table-cell table:style-name="ce88" table:number-matrix-columns-spanned="1" table:number-matrix-rows-spanned="20" table:formula="of:=IF([.B8:.B27]=&quot;&quot;;&quot;&quot;;IF([.D8:.D27]=&quot;g&quot;;([.C8:.C27]/100)*VLOOKUP([.B8:.B27];[$ALIMENTOS.A:.M];13;FALSE());[.C8:.C27]*VLOOKUP([.B8:.B27];[$ALIMENTOS.A:.M];13;FALSE())))" office:value-type="float" office:value="164" calcext:value-type="float">
            <text:p>164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Café</text:p>
          </table:table-cell>
          <table:table-cell table:style-name="ce32" table:content-validation-name="val5" office:value-type="string" calcext:value-type="string">
            <text:p>Leite UHT Semidesnatado (Marca)</text:p>
          </table:table-cell>
          <table:table-cell table:style-name="ce83" office:value-type="float" office:value="1" calcext:value-type="float">
            <text:p>1</text:p>
          </table:table-cell>
          <table:table-cell table:style-name="ce88" office:value-type="string" office:string-value="copo" calcext:value-type="string">
            <text:p>copo</text:p>
          </table:table-cell>
          <table:table-cell table:style-name="ce88" office:value-type="float" office:value="250" calcext:value-type="float">
            <text:p>250</text:p>
          </table:table-cell>
          <table:table-cell table:style-name="ce88" office:value-type="float" office:value="7.9" calcext:value-type="float">
            <text:p>7,9</text:p>
          </table:table-cell>
          <table:table-cell table:style-name="ce88" office:value-type="float" office:value="11.25" calcext:value-type="float">
            <text:p>11,25</text:p>
          </table:table-cell>
          <table:table-cell table:style-name="ce88" office:value-type="float" office:value="2.5" calcext:value-type="float">
            <text:p>2,5</text:p>
          </table:table-cell>
          <table:table-cell table:style-name="ce88" office:value-type="float" office:value="99" calcext:value-type="float">
            <text:p>9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Café</text:p>
          </table:table-cell>
          <table:table-cell table:style-name="ce83" office:value-type="string" calcext:value-type="string">
            <text:p>Vitamina D3 Max Titanium</text:p>
          </table:table-cell>
          <table:table-cell table:style-name="ce83" office:value-type="float" office:value="1" calcext:value-type="float">
            <text:p>1</text:p>
          </table:table-cell>
          <table:table-cell table:style-name="ce88" office:value-type="string" office:string-value="cápsula" calcext:value-type="string">
            <text:p>cápsula</text:p>
          </table:table-cell>
          <table:table-cell table:style-name="ce88" office:value-type="float" office:value="0.3" calcext:value-type="float">
            <text:p>0,3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2000" calcext:value-type="float">
            <text:p>200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Café</text:p>
          </table:table-cell>
          <table:table-cell table:style-name="ce32" table:content-validation-name="val5" office:value-type="string" calcext:value-type="string">
            <text:p>Omega 3 Supley</text:p>
          </table:table-cell>
          <table:table-cell table:style-name="ce83" office:value-type="float" office:value="3" calcext:value-type="float">
            <text:p>3</text:p>
          </table:table-cell>
          <table:table-cell table:style-name="ce88" office:value-type="string" office:string-value="cápsula" calcext:value-type="string">
            <text:p>cápsula</text:p>
          </table:table-cell>
          <table:table-cell table:style-name="ce88" office:value-type="float" office:value="1.45" calcext:value-type="float">
            <text:p>1,45</text:p>
          </table:table-cell>
          <table:table-cell table:style-name="ce88" office:value-type="float" office:value="0.69" calcext:value-type="float">
            <text:p>0,6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.236" calcext:value-type="float">
            <text:p>1,236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Lanche</text:p>
          </table:table-cell>
          <table:table-cell table:style-name="ce32" table:content-validation-name="val5" office:value-type="string" calcext:value-type="string">
            <text:p>Leite UHT Semidesnatado (Marca)</text:p>
          </table:table-cell>
          <table:table-cell table:style-name="ce83" office:value-type="float" office:value="1" calcext:value-type="float">
            <text:p>1</text:p>
          </table:table-cell>
          <table:table-cell table:style-name="ce88" office:value-type="string" office:string-value="copo" calcext:value-type="string">
            <text:p>copo</text:p>
          </table:table-cell>
          <table:table-cell table:style-name="ce88" office:value-type="float" office:value="250" calcext:value-type="float">
            <text:p>250</text:p>
          </table:table-cell>
          <table:table-cell table:style-name="ce88" office:value-type="float" office:value="7.9" calcext:value-type="float">
            <text:p>7,9</text:p>
          </table:table-cell>
          <table:table-cell table:style-name="ce88" office:value-type="float" office:value="11.25" calcext:value-type="float">
            <text:p>11,25</text:p>
          </table:table-cell>
          <table:table-cell table:style-name="ce88" office:value-type="float" office:value="2.5" calcext:value-type="float">
            <text:p>2,5</text:p>
          </table:table-cell>
          <table:table-cell table:style-name="ce88" office:value-type="float" office:value="99" calcext:value-type="float">
            <text:p>9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Lanche</text:p>
          </table:table-cell>
          <table:table-cell table:style-name="ce32" table:content-validation-name="val5" office:value-type="string" calcext:value-type="string">
            <text:p>Banana</text:p>
          </table:table-cell>
          <table:table-cell table:style-name="ce83" office:value-type="float" office:value="1" calcext:value-type="float">
            <text:p>1</text:p>
          </table:table-cell>
          <table:table-cell table:style-name="ce88" office:value-type="string" office:string-value="unidade" calcext:value-type="string">
            <text:p>unidade</text:p>
          </table:table-cell>
          <table:table-cell table:style-name="ce88" office:value-type="float" office:value="120" calcext:value-type="float">
            <text:p>120</text:p>
          </table:table-cell>
          <table:table-cell table:style-name="ce88" office:value-type="float" office:value="1.3" calcext:value-type="float">
            <text:p>1,3</text:p>
          </table:table-cell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0.3" calcext:value-type="float">
            <text:p>0,3</text:p>
          </table:table-cell>
          <table:table-cell table:style-name="ce88" office:value-type="float" office:value="105" calcext:value-type="float">
            <text:p>105</text:p>
          </table:table-cell>
          <table:table-cell table:style-name="ce88" office:value-type="float" office:value="3.1" calcext:value-type="float">
            <text:p>3,1</text:p>
          </table:table-cell>
          <table:table-cell table:style-name="ce88" office:value-type="float" office:value="0.03" calcext:value-type="float">
            <text:p>0,03</text:p>
          </table:table-cell>
          <table:table-cell table:style-name="ce88" office:value-type="float" office:value="358" calcext:value-type="float">
            <text:p>358</text:p>
          </table:table-cell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0.15" calcext:value-type="float">
            <text:p>0,15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Lanche</text:p>
          </table:table-cell>
          <table:table-cell table:style-name="ce32" table:content-validation-name="val5" office:value-type="string" calcext:value-type="string">
            <text:p>Whey protein</text:p>
          </table:table-cell>
          <table:table-cell table:style-name="ce83" office:value-type="float" office:value="1" calcext:value-type="float">
            <text:p>1</text:p>
          </table:table-cell>
          <table:table-cell table:style-name="ce88" office:value-type="string" office:string-value="porção" calcext:value-type="string">
            <text:p>porção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32" calcext:value-type="float">
            <text:p>32</text:p>
          </table:table-cell>
          <table:table-cell table:style-name="ce88" office:value-type="float" office:value="4.3" calcext:value-type="float">
            <text:p>4,3</text:p>
          </table:table-cell>
          <table:table-cell table:style-name="ce88" office:value-type="float" office:value="2.7" calcext:value-type="float">
            <text:p>2,7</text:p>
          </table:table-cell>
          <table:table-cell table:style-name="ce88" office:value-type="float" office:value="170" calcext:value-type="float">
            <text:p>17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.05" calcext:value-type="float">
            <text:p>0,05</text:p>
          </table:table-cell>
          <table:table-cell table:style-name="ce88" office:value-type="float" office:value="160" calcext:value-type="float">
            <text:p>160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Lanche</text:p>
          </table:table-cell>
          <table:table-cell table:style-name="ce32" table:content-validation-name="val5" office:value-type="string" calcext:value-type="string">
            <text:p>Aveia</text:p>
          </table:table-cell>
          <table:table-cell table:style-name="ce83" office:value-type="float" office:value="15" calcext:value-type="float">
            <text:p>15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2.55" calcext:value-type="float">
            <text:p>2,55</text:p>
          </table:table-cell>
          <table:table-cell table:style-name="ce88" office:value-type="float" office:value="9.9" calcext:value-type="float">
            <text:p>9,9</text:p>
          </table:table-cell>
          <table:table-cell table:style-name="ce88" office:value-type="float" office:value="1.05" calcext:value-type="float">
            <text:p>1,05</text:p>
          </table:table-cell>
          <table:table-cell table:style-name="ce88" office:value-type="float" office:value="58.35" calcext:value-type="float">
            <text:p>58,35</text:p>
          </table:table-cell>
          <table:table-cell table:style-name="ce88" office:value-type="float" office:value="1.59" calcext:value-type="float">
            <text:p>1,59</text:p>
          </table:table-cell>
          <table:table-cell table:style-name="ce88" office:value-type="float" office:value="0.0165" calcext:value-type="float">
            <text:p>0,0165</text:p>
          </table:table-cell>
          <table:table-cell table:style-name="ce88" office:value-type="float" office:value="64.35" calcext:value-type="float">
            <text:p>64,35</text:p>
          </table:table-cell>
          <table:table-cell table:style-name="ce88" office:value-type="float" office:value="26.55" calcext:value-type="float">
            <text:p>26,55</text:p>
          </table:table-cell>
          <table:table-cell table:style-name="ce88" office:value-type="float" office:value="0.54" calcext:value-type="float">
            <text:p>0,54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Almoço</text:p>
          </table:table-cell>
          <table:table-cell table:style-name="ce32" table:content-validation-name="val5" office:value-type="string" calcext:value-type="string">
            <text:p>Arroz branco cozido</text:p>
          </table:table-cell>
          <table:table-cell table:style-name="ce83" office:value-type="float" office:value="50" calcext:value-type="float">
            <text:p>5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1.35" calcext:value-type="float">
            <text:p>1,35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0.15" calcext:value-type="float">
            <text:p>0,15</text:p>
          </table:table-cell>
          <table:table-cell table:style-name="ce88" office:value-type="float" office:value="65" calcext:value-type="float">
            <text:p>65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0.005" calcext:value-type="float">
            <text:p>0,005</text:p>
          </table:table-cell>
          <table:table-cell table:style-name="ce88" office:value-type="float" office:value="17.5" calcext:value-type="float">
            <text:p>17,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0.245" calcext:value-type="float">
            <text:p>0,245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Almoço</text:p>
          </table:table-cell>
          <table:table-cell table:style-name="ce32" table:content-validation-name="val5" office:value-type="string" calcext:value-type="string">
            <text:p>Feijão carioca cozido</text:p>
          </table:table-cell>
          <table:table-cell table:style-name="ce83" office:value-type="float" office:value="100" calcext:value-type="float">
            <text:p>10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8.9" calcext:value-type="float">
            <text:p>8,9</text:p>
          </table:table-cell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0.5" calcext:value-type="float">
            <text:p>0,5</text:p>
          </table:table-cell>
          <table:table-cell table:style-name="ce88" office:value-type="float" office:value="127" calcext:value-type="float">
            <text:p>127</text:p>
          </table:table-cell>
          <table:table-cell table:style-name="ce88" office:value-type="float" office:value="8.5" calcext:value-type="float">
            <text:p>8,5</text:p>
          </table:table-cell>
          <table:table-cell table:style-name="ce88" office:value-type="float" office:value="0.02" calcext:value-type="float">
            <text:p>0,02</text:p>
          </table:table-cell>
          <table:table-cell table:style-name="ce88" office:value-type="float" office:value="355" calcext:value-type="float">
            <text:p>355</text:p>
          </table:table-cell>
          <table:table-cell table:style-name="ce88" office:value-type="float" office:value="45" calcext:value-type="float">
            <text:p>45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Almoço</text:p>
          </table:table-cell>
          <table:table-cell table:style-name="ce32" table:content-validation-name="val5" office:value-type="string" calcext:value-type="string">
            <text:p>Filé de peito de frango congelado</text:p>
          </table:table-cell>
          <table:table-cell table:style-name="ce83" office:value-type="float" office:value="250" calcext:value-type="float">
            <text:p>25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57.5" calcext:value-type="float">
            <text:p>57,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2.5" calcext:value-type="float">
            <text:p>2,5</text:p>
          </table:table-cell>
          <table:table-cell table:style-name="ce88" office:value-type="float" office:value="252.5" calcext:value-type="float">
            <text:p>252,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.1" calcext:value-type="float">
            <text:p>0,1</text:p>
          </table:table-cell>
          <table:table-cell table:style-name="ce88" office:value-type="float" office:value="640" calcext:value-type="float">
            <text:p>640</text:p>
          </table:table-cell>
          <table:table-cell table:style-name="ce88" office:value-type="float" office:value="72.5" calcext:value-type="float">
            <text:p>72,5</text:p>
          </table:table-cell>
          <table:table-cell table:style-name="ce88" office:value-type="float" office:value="2.5" calcext:value-type="float">
            <text:p>2,5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Almoço</text:p>
          </table:table-cell>
          <table:table-cell table:style-name="ce32" table:content-validation-name="val5" office:value-type="string" calcext:value-type="string">
            <text:p>Cenoura</text:p>
          </table:table-cell>
          <table:table-cell table:style-name="ce83" office:value-type="float" office:value="50" calcext:value-type="float">
            <text:p>5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0.45" calcext:value-type="float">
            <text:p>0,45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0.1" calcext:value-type="float">
            <text:p>0,1</text:p>
          </table:table-cell>
          <table:table-cell table:style-name="ce88" office:value-type="float" office:value="20.5" calcext:value-type="float">
            <text:p>20,5</text:p>
          </table:table-cell>
          <table:table-cell table:style-name="ce88" office:value-type="float" office:value="1.4" calcext:value-type="float">
            <text:p>1,4</text:p>
          </table:table-cell>
          <table:table-cell table:style-name="ce88" office:value-type="float" office:value="0.005" calcext:value-type="float">
            <text:p>0,005</text:p>
          </table:table-cell>
          <table:table-cell table:style-name="ce88" office:value-type="float" office:value="160" calcext:value-type="float">
            <text:p>160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0.12" calcext:value-type="float">
            <text:p>0,12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Almoço</text:p>
          </table:table-cell>
          <table:table-cell table:style-name="ce32" table:content-validation-name="val5" office:value-type="string" calcext:value-type="string">
            <text:p>Espinafre cozido</text:p>
          </table:table-cell>
          <table:table-cell table:style-name="ce83" office:value-type="float" office:value="50" calcext:value-type="float">
            <text:p>5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1.45" calcext:value-type="float">
            <text:p>1,45</text:p>
          </table:table-cell>
          <table:table-cell table:style-name="ce88" office:value-type="float" office:value="1.8" calcext:value-type="float">
            <text:p>1,8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1.5" calcext:value-type="float">
            <text:p>11,5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office:value-type="float" office:value="0.07" calcext:value-type="float">
            <text:p>0,07</text:p>
          </table:table-cell>
          <table:table-cell table:style-name="ce88" office:value-type="float" office:value="233" calcext:value-type="float">
            <text:p>233</text:p>
          </table:table-cell>
          <table:table-cell table:style-name="ce88" office:value-type="float" office:value="39.5" calcext:value-type="float">
            <text:p>39,5</text:p>
          </table:table-cell>
          <table:table-cell table:style-name="ce88" office:value-type="float" office:value="0.25" calcext:value-type="float">
            <text:p>0,25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Almoço</text:p>
          </table:table-cell>
          <table:table-cell table:style-name="ce32" table:content-validation-name="val5" office:value-type="string" calcext:value-type="string">
            <text:p>Azeite de oliva</text:p>
          </table:table-cell>
          <table:table-cell table:style-name="ce83" office:value-type="float" office:value="1" calcext:value-type="float">
            <text:p>1</text:p>
          </table:table-cell>
          <table:table-cell table:style-name="ce88" office:value-type="string" office:string-value="colher" calcext:value-type="string">
            <text:p>colher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19" calcext:value-type="float">
            <text:p>11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.1" calcext:value-type="float">
            <text:p>0,1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Janta</text:p>
          </table:table-cell>
          <table:table-cell table:style-name="ce32" table:content-validation-name="val5" office:value-type="string" calcext:value-type="string">
            <text:p>Arroz branco cozido</text:p>
          </table:table-cell>
          <table:table-cell table:style-name="ce83" office:value-type="float" office:value="50" calcext:value-type="float">
            <text:p>5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1.35" calcext:value-type="float">
            <text:p>1,35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0.15" calcext:value-type="float">
            <text:p>0,15</text:p>
          </table:table-cell>
          <table:table-cell table:style-name="ce88" office:value-type="float" office:value="65" calcext:value-type="float">
            <text:p>65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0.005" calcext:value-type="float">
            <text:p>0,005</text:p>
          </table:table-cell>
          <table:table-cell table:style-name="ce88" office:value-type="float" office:value="17.5" calcext:value-type="float">
            <text:p>17,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0.245" calcext:value-type="float">
            <text:p>0,245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Janta</text:p>
          </table:table-cell>
          <table:table-cell table:style-name="ce32" table:content-validation-name="val5" office:value-type="string" calcext:value-type="string">
            <text:p>Feijão carioca cozido</text:p>
          </table:table-cell>
          <table:table-cell table:style-name="ce83" office:value-type="float" office:value="100" calcext:value-type="float">
            <text:p>10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8.9" calcext:value-type="float">
            <text:p>8,9</text:p>
          </table:table-cell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0.5" calcext:value-type="float">
            <text:p>0,5</text:p>
          </table:table-cell>
          <table:table-cell table:style-name="ce88" office:value-type="float" office:value="127" calcext:value-type="float">
            <text:p>127</text:p>
          </table:table-cell>
          <table:table-cell table:style-name="ce88" office:value-type="float" office:value="8.5" calcext:value-type="float">
            <text:p>8,5</text:p>
          </table:table-cell>
          <table:table-cell table:style-name="ce88" office:value-type="float" office:value="0.02" calcext:value-type="float">
            <text:p>0,02</text:p>
          </table:table-cell>
          <table:table-cell table:style-name="ce88" office:value-type="float" office:value="355" calcext:value-type="float">
            <text:p>355</text:p>
          </table:table-cell>
          <table:table-cell table:style-name="ce88" office:value-type="float" office:value="45" calcext:value-type="float">
            <text:p>45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Janta</text:p>
          </table:table-cell>
          <table:table-cell table:style-name="ce32" table:content-validation-name="val5" office:value-type="string" calcext:value-type="string">
            <text:p>Filé de peito de frango congelado</text:p>
          </table:table-cell>
          <table:table-cell table:style-name="ce83" office:value-type="float" office:value="250" calcext:value-type="float">
            <text:p>25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57.5" calcext:value-type="float">
            <text:p>57,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2.5" calcext:value-type="float">
            <text:p>2,5</text:p>
          </table:table-cell>
          <table:table-cell table:style-name="ce88" office:value-type="float" office:value="252.5" calcext:value-type="float">
            <text:p>252,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0.1" calcext:value-type="float">
            <text:p>0,1</text:p>
          </table:table-cell>
          <table:table-cell table:style-name="ce88" office:value-type="float" office:value="640" calcext:value-type="float">
            <text:p>640</text:p>
          </table:table-cell>
          <table:table-cell table:style-name="ce88" office:value-type="float" office:value="72.5" calcext:value-type="float">
            <text:p>72,5</text:p>
          </table:table-cell>
          <table:table-cell table:style-name="ce88" office:value-type="float" office:value="2.5" calcext:value-type="float">
            <text:p>2,5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Janta</text:p>
          </table:table-cell>
          <table:table-cell table:style-name="ce32" table:content-validation-name="val5" office:value-type="string" calcext:value-type="string">
            <text:p>Cenoura</text:p>
          </table:table-cell>
          <table:table-cell table:style-name="ce83" office:value-type="float" office:value="50" calcext:value-type="float">
            <text:p>5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0.45" calcext:value-type="float">
            <text:p>0,45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0.1" calcext:value-type="float">
            <text:p>0,1</text:p>
          </table:table-cell>
          <table:table-cell table:style-name="ce88" office:value-type="float" office:value="20.5" calcext:value-type="float">
            <text:p>20,5</text:p>
          </table:table-cell>
          <table:table-cell table:style-name="ce88" office:value-type="float" office:value="1.4" calcext:value-type="float">
            <text:p>1,4</text:p>
          </table:table-cell>
          <table:table-cell table:style-name="ce88" office:value-type="float" office:value="0.005" calcext:value-type="float">
            <text:p>0,005</text:p>
          </table:table-cell>
          <table:table-cell table:style-name="ce88" office:value-type="float" office:value="160" calcext:value-type="float">
            <text:p>160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0.12" calcext:value-type="float">
            <text:p>0,12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2" table:content-validation-name="val4" office:value-type="string" calcext:value-type="string">
            <text:p>Janta</text:p>
          </table:table-cell>
          <table:table-cell table:style-name="ce32" table:content-validation-name="val5" office:value-type="string" calcext:value-type="string">
            <text:p>Espinafre cozido</text:p>
          </table:table-cell>
          <table:table-cell table:style-name="ce83" office:value-type="float" office:value="50" calcext:value-type="float">
            <text:p>50</text:p>
          </table:table-cell>
          <table:table-cell table:style-name="ce88" office:value-type="string" office:string-value="g" calcext:value-type="string">
            <text:p>g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1.45" calcext:value-type="float">
            <text:p>1,45</text:p>
          </table:table-cell>
          <table:table-cell table:style-name="ce88" office:value-type="float" office:value="1.8" calcext:value-type="float">
            <text:p>1,8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1.5" calcext:value-type="float">
            <text:p>11,5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office:value-type="float" office:value="0.07" calcext:value-type="float">
            <text:p>0,07</text:p>
          </table:table-cell>
          <table:table-cell table:style-name="ce88" office:value-type="float" office:value="233" calcext:value-type="float">
            <text:p>233</text:p>
          </table:table-cell>
          <table:table-cell table:style-name="ce88" office:value-type="float" office:value="39.5" calcext:value-type="float">
            <text:p>39,5</text:p>
          </table:table-cell>
          <table:table-cell table:style-name="ce88" office:value-type="float" office:value="0.25" calcext:value-type="float">
            <text:p>0,25</text:p>
          </table:table-cell>
          <table:table-cell table:style-name="ce88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1">
          <table:table-cell table:style-name="ce33" table:content-validation-name="val4" office:value-type="string" calcext:value-type="string">
            <text:p>Janta</text:p>
          </table:table-cell>
          <table:table-cell table:style-name="ce33" table:content-validation-name="val5" office:value-type="string" calcext:value-type="string">
            <text:p>Azeite de oliva</text:p>
          </table:table-cell>
          <table:table-cell table:style-name="ce84" office:value-type="float" office:value="1" calcext:value-type="float">
            <text:p>1</text:p>
          </table:table-cell>
          <table:table-cell table:style-name="ce89" office:value-type="string" office:string-value="colher" calcext:value-type="string">
            <text:p>colher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119" calcext:value-type="float">
            <text:p>119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1" calcext:value-type="float">
            <text:p>0,1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65" table:number-columns-repeated="16369"/>
        </table:table-row>
        <table:table-row table:style-name="ro2" table:number-rows-repeated="1048548">
          <table:table-cell table:number-columns-repeated="15"/>
          <table:table-cell table:style-name="ce65" table:number-columns-repeated="16369"/>
        </table:table-row>
        <table:table-row table:style-name="ro2">
          <table:table-cell table:number-columns-repeated="15"/>
          <table:table-cell table:style-name="ce65" table:number-columns-repeated="16369"/>
        </table:table-row>
        <calcext:conditional-formats>
          <calcext:conditional-format calcext:target-range-address="DIETA.L5:DIETA.L5">
            <calcext:condition calcext:apply-style-name="ConditionalStyle_3" calcext:value="formula-is([.L5]&lt;3000)" calcext:base-cell-address="DIETA.L5"/>
          </calcext:conditional-format>
          <calcext:conditional-format calcext:target-range-address="DIETA.L5:DIETA.L5">
            <calcext:condition calcext:apply-style-name="ConditionalStyle_2" calcext:value="formula-is(AND([.L5]&gt;=3000;[.L5]&lt;=4700))" calcext:base-cell-address="DIETA.L5"/>
          </calcext:conditional-format>
          <calcext:conditional-format calcext:target-range-address="DIETA.L5:DIETA.L5">
            <calcext:condition calcext:apply-style-name="ConditionalStyle_5" calcext:value="formula-is([.L5]&gt;4700)" calcext:base-cell-address="DIETA.L5"/>
          </calcext:conditional-format>
          <calcext:conditional-format calcext:target-range-address="DIETA.M5:DIETA.M5">
            <calcext:condition calcext:apply-style-name="ConditionalStyle_3" calcext:value="formula-is([.M5]&lt;350)" calcext:base-cell-address="DIETA.M5"/>
          </calcext:conditional-format>
          <calcext:conditional-format calcext:target-range-address="DIETA.M5:DIETA.M5">
            <calcext:condition calcext:apply-style-name="ConditionalStyle_2" calcext:value="formula-is(AND([.M5]&gt;=350;[.M5]&lt;=450))" calcext:base-cell-address="DIETA.M5"/>
          </calcext:conditional-format>
          <calcext:conditional-format calcext:target-range-address="DIETA.M5:DIETA.M5">
            <calcext:condition calcext:apply-style-name="ConditionalStyle_5" calcext:value="formula-is([.M5]&gt;450)" calcext:base-cell-address="DIETA.M5"/>
          </calcext:conditional-format>
          <calcext:conditional-format calcext:target-range-address="DIETA.N5:DIETA.N5">
            <calcext:condition calcext:apply-style-name="ConditionalStyle_3" calcext:value="formula-is([.N5]&lt;10)" calcext:base-cell-address="DIETA.N5"/>
          </calcext:conditional-format>
          <calcext:conditional-format calcext:target-range-address="DIETA.N5:DIETA.N5">
            <calcext:condition calcext:apply-style-name="ConditionalStyle_2" calcext:value="formula-is(AND([.N5]&gt;=10;[.N5]&lt;=20))" calcext:base-cell-address="DIETA.N5"/>
          </calcext:conditional-format>
          <calcext:conditional-format calcext:target-range-address="DIETA.N5:DIETA.N5">
            <calcext:condition calcext:apply-style-name="ConditionalStyle_5" calcext:value="formula-is([.N5]&gt;20)" calcext:base-cell-address="DIETA.N5"/>
          </calcext:conditional-format>
          <calcext:conditional-format calcext:target-range-address="DIETA.O5:DIETA.O5">
            <calcext:condition calcext:apply-style-name="ConditionalStyle_3" calcext:value="formula-is([.O5]&lt;600)" calcext:base-cell-address="DIETA.O5"/>
          </calcext:conditional-format>
          <calcext:conditional-format calcext:target-range-address="DIETA.O5:DIETA.O5">
            <calcext:condition calcext:apply-style-name="ConditionalStyle_2" calcext:value="formula-is(AND([.O5]&gt;=600;[.O5]&lt;=1500))" calcext:base-cell-address="DIETA.O5"/>
          </calcext:conditional-format>
          <calcext:conditional-format calcext:target-range-address="DIETA.O5:DIETA.O5">
            <calcext:condition calcext:apply-style-name="ConditionalStyle_5" calcext:value="formula-is([.O5]&gt;1500)" calcext:base-cell-address="DIETA.O5"/>
          </calcext:conditional-format>
          <calcext:conditional-format calcext:target-range-address="DIETA.I5:DIETA.I5">
            <calcext:condition calcext:apply-style-name="ConditionalStyle_3" calcext:value="formula-is(AND([.$I5]&lt;&gt;&quot;&quot;;[.$I5]&lt;2100))" calcext:base-cell-address="DIETA.I5"/>
          </calcext:conditional-format>
          <calcext:conditional-format calcext:target-range-address="DIETA.I5:DIETA.I5">
            <calcext:condition calcext:apply-style-name="ConditionalStyle_2" calcext:value="formula-is(AND([.$I5]&gt;=2100;[.$I5]&lt;=2300))" calcext:base-cell-address="DIETA.I5"/>
          </calcext:conditional-format>
          <calcext:conditional-format calcext:target-range-address="DIETA.I5:DIETA.I5">
            <calcext:condition calcext:apply-style-name="ConditionalStyle_5" calcext:value="formula-is(AND([.$I5]&lt;&gt;&quot;&quot;;[.$I5]&gt;2300))" calcext:base-cell-address="DIETA.I5"/>
          </calcext:conditional-format>
          <calcext:conditional-format calcext:target-range-address="DIETA.H5:DIETA.H5">
            <calcext:condition calcext:apply-style-name="ConditionalStyle_3" calcext:value="formula-is(AND([.$H5]&lt;&gt;&quot;&quot;;[.$H5]&lt;60))" calcext:base-cell-address="DIETA.H5"/>
          </calcext:conditional-format>
          <calcext:conditional-format calcext:target-range-address="DIETA.H5:DIETA.H5">
            <calcext:condition calcext:apply-style-name="ConditionalStyle_2" calcext:value="formula-is(AND([.$H5]&gt;=60;[.$H5]&lt;=80))" calcext:base-cell-address="DIETA.H5"/>
          </calcext:conditional-format>
          <calcext:conditional-format calcext:target-range-address="DIETA.H5:DIETA.H5">
            <calcext:condition calcext:apply-style-name="ConditionalStyle_5" calcext:value="formula-is(AND([.$H5]&lt;&gt;&quot;&quot;;[.$H5]&gt;80))" calcext:base-cell-address="DIETA.H5"/>
          </calcext:conditional-format>
          <calcext:conditional-format calcext:target-range-address="DIETA.G5:DIETA.G5">
            <calcext:condition calcext:apply-style-name="ConditionalStyle_3" calcext:value="formula-is(AND([.$G5]&lt;&gt;&quot;&quot;;[.$G5]&lt;170))" calcext:base-cell-address="DIETA.G5"/>
          </calcext:conditional-format>
          <calcext:conditional-format calcext:target-range-address="DIETA.G5:DIETA.G5">
            <calcext:condition calcext:apply-style-name="ConditionalStyle_2" calcext:value="formula-is(AND([.$G5]&gt;=170;[.$G5]&lt;=220))" calcext:base-cell-address="DIETA.G5"/>
          </calcext:conditional-format>
          <calcext:conditional-format calcext:target-range-address="DIETA.G5:DIETA.G5">
            <calcext:condition calcext:apply-style-name="ConditionalStyle_5" calcext:value="formula-is(AND([.$G5]&lt;&gt;&quot;&quot;;[.$G5]&gt;220))" calcext:base-cell-address="DIETA.G5"/>
          </calcext:conditional-format>
          <calcext:conditional-format calcext:target-range-address="DIETA.F5:DIETA.F5">
            <calcext:condition calcext:apply-style-name="ConditionalStyle_3" calcext:value="formula-is(AND([.$F5]&lt;&gt;&quot;&quot;;[.$F5]&lt;180))" calcext:base-cell-address="DIETA.F5"/>
          </calcext:conditional-format>
          <calcext:conditional-format calcext:target-range-address="DIETA.F5:DIETA.F5">
            <calcext:condition calcext:apply-style-name="ConditionalStyle_2" calcext:value="formula-is(AND([.$F5]&gt;=180;[.$F5]&lt;=220))" calcext:base-cell-address="DIETA.F5"/>
          </calcext:conditional-format>
          <calcext:conditional-format calcext:target-range-address="DIETA.F5:DIETA.F5">
            <calcext:condition calcext:apply-style-name="ConditionalStyle_5" calcext:value="formula-is(AND([.$F5]&lt;&gt;&quot;&quot;;[.$F5]&gt;220))" calcext:base-cell-address="DIETA.F5"/>
          </calcext:conditional-format>
          <calcext:conditional-format calcext:target-range-address="DIETA.D5:DIETA.D5">
            <calcext:condition calcext:apply-style-name="ConditionalStyle_2" calcext:value="formula-is(AND([.$D5]&gt;=0.5;[.$D5]&lt;=1.2))" calcext:base-cell-address="DIETA.D5"/>
          </calcext:conditional-format>
          <calcext:conditional-format calcext:target-range-address="DIETA.D5:DIETA.D5">
            <calcext:condition calcext:apply-style-name="ConditionalStyle_6" calcext:value="formula-is(AND([.$D5]&gt;1.2;[.$D5]&lt;=2))" calcext:base-cell-address="DIETA.D5"/>
          </calcext:conditional-format>
          <calcext:conditional-format calcext:target-range-address="DIETA.D5:DIETA.D5">
            <calcext:condition calcext:apply-style-name="ConditionalStyle_5" calcext:value="formula-is(AND([.$D5]&gt;2;[.$D5]&lt;=4))" calcext:base-cell-address="DIETA.D5"/>
          </calcext:conditional-format>
          <calcext:conditional-format calcext:target-range-address="DIETA.J5:DIETA.J5">
            <calcext:condition calcext:apply-style-name="ConditionalStyle_3" calcext:value="formula-is([.J5]&lt;25)" calcext:base-cell-address="DIETA.J5"/>
          </calcext:conditional-format>
          <calcext:conditional-format calcext:target-range-address="DIETA.J5:DIETA.J5">
            <calcext:condition calcext:apply-style-name="ConditionalStyle_2" calcext:value="formula-is(AND([.J5]&gt;=25;[.J5]&lt;=45))" calcext:base-cell-address="DIETA.J5"/>
          </calcext:conditional-format>
          <calcext:conditional-format calcext:target-range-address="DIETA.J5:DIETA.J5">
            <calcext:condition calcext:apply-style-name="ConditionalStyle_5" calcext:value="formula-is([.J5]&gt;45)" calcext:base-cell-address="DIETA.J5"/>
          </calcext:conditional-format>
          <calcext:conditional-format calcext:target-range-address="DIETA.K5:DIETA.K5">
            <calcext:condition calcext:apply-style-name="ConditionalStyle_3" calcext:value="formula-is([.K5]&lt;1)" calcext:base-cell-address="DIETA.K5"/>
          </calcext:conditional-format>
          <calcext:conditional-format calcext:target-range-address="DIETA.K5:DIETA.K5">
            <calcext:condition calcext:apply-style-name="ConditionalStyle_2" calcext:value="formula-is(AND([.K5]&gt;=1;[.K5]&lt;=3))" calcext:base-cell-address="DIETA.K5"/>
          </calcext:conditional-format>
          <calcext:conditional-format calcext:target-range-address="DIETA.K5:DIETA.K5">
            <calcext:condition calcext:apply-style-name="ConditionalStyle_5" calcext:value="formula-is([.K5]&gt;3)" calcext:base-cell-address="DIETA.K5"/>
          </calcext:conditional-format>
        </calcext:conditional-formats>
      </table:table>
      <table:table table:name="ALIMENTOS" table:style-name="ta4">
        <table:table-column table:style-name="co28" table:default-cell-style-name="ce65"/>
        <table:table-column table:style-name="co29" table:default-cell-style-name="ce65"/>
        <table:table-column table:style-name="co30" table:default-cell-style-name="ce65"/>
        <table:table-column table:style-name="co31" table:default-cell-style-name="ce65"/>
        <table:table-column table:style-name="co32" table:default-cell-style-name="ce65"/>
        <table:table-column table:style-name="co33" table:default-cell-style-name="ce65"/>
        <table:table-column table:style-name="co34" table:default-cell-style-name="ce65"/>
        <table:table-column table:style-name="co35" table:default-cell-style-name="ce65"/>
        <table:table-column table:style-name="co36" table:default-cell-style-name="ce65"/>
        <table:table-column table:style-name="co37" table:default-cell-style-name="ce65"/>
        <table:table-column table:style-name="co38" table:default-cell-style-name="ce65"/>
        <table:table-column table:style-name="co39" table:default-cell-style-name="ce65"/>
        <table:table-column table:style-name="co40" table:default-cell-style-name="ce65"/>
        <table:table-column table:style-name="co14" table:number-columns-repeated="16371"/>
        <table:table-row table:style-name="ro1">
          <table:table-cell table:style-name="ce82" office:value-type="string" calcext:value-type="string">
            <text:p>Alimento</text:p>
          </table:table-cell>
          <table:table-cell table:style-name="ce82" office:value-type="string" calcext:value-type="string">
            <text:p>Unidade</text:p>
          </table:table-cell>
          <table:table-cell table:style-name="ce82" office:value-type="string" calcext:value-type="string">
            <text:p>Peso_unidade_g</text:p>
          </table:table-cell>
          <table:table-cell table:style-name="ce82" office:value-type="string" calcext:value-type="string">
            <text:p>Proteina_g</text:p>
          </table:table-cell>
          <table:table-cell table:style-name="ce111" office:value-type="string" calcext:value-type="string">
            <text:p>Carbo_g</text:p>
          </table:table-cell>
          <table:table-cell table:style-name="ce82" office:value-type="string" calcext:value-type="string">
            <text:p>Gordura_g</text:p>
          </table:table-cell>
          <table:table-cell table:style-name="ce82" office:value-type="string" calcext:value-type="string">
            <text:p>Calorias</text:p>
          </table:table-cell>
          <table:table-cell table:style-name="ce82" office:value-type="string" calcext:value-type="string">
            <text:p>Fibra_g</text:p>
          </table:table-cell>
          <table:table-cell table:style-name="ce82" office:value-type="string" calcext:value-type="string">
            <text:p>Omega3_g</text:p>
          </table:table-cell>
          <table:table-cell table:style-name="ce82" office:value-type="string" calcext:value-type="string">
            <text:p>Potassio_mg</text:p>
          </table:table-cell>
          <table:table-cell table:style-name="ce82" office:value-type="string" calcext:value-type="string">
            <text:p>Magnesio_mg</text:p>
          </table:table-cell>
          <table:table-cell table:style-name="ce82" office:value-type="string" calcext:value-type="string">
            <text:p>Zinco_mg</text:p>
          </table:table-cell>
          <table:table-cell table:style-name="ce82" office:value-type="string" calcext:value-type="string">
            <text:p>VitaminaD_UI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Ovo inteiro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0.4" calcext:value-type="float">
            <text:p>0,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70" calcext:value-type="float">
            <text:p>7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63" calcext:value-type="float">
            <text:p>63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0.6" calcext:value-type="float">
            <text:p>0,6</text:p>
          </table:table-cell>
          <table:table-cell table:style-name="ce108" office:value-type="float" office:value="41" calcext:value-type="float">
            <text:p>41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Clara de ovo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33" calcext:value-type="float">
            <text:p>33</text:p>
          </table:table-cell>
          <table:table-cell table:style-name="ce109" office:value-type="float" office:value="3.6" calcext:value-type="float">
            <text:p>3,6</text:p>
          </table:table-cell>
          <table:table-cell table:style-name="ce109" office:value-type="float" office:value="0.2" calcext:value-type="float">
            <text:p>0,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7" calcext:value-type="float">
            <text:p>17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54" calcext:value-type="float">
            <text:p>5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Ovo mexido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6.5" calcext:value-type="float">
            <text:p>6,5</text:p>
          </table:table-cell>
          <table:table-cell table:style-name="ce109" office:value-type="float" office:value="0.55" calcext:value-type="float">
            <text:p>0,55</text:p>
          </table:table-cell>
          <table:table-cell table:style-name="ce109" office:value-type="float" office:value="5.5" calcext:value-type="float">
            <text:p>5,5</text:p>
          </table:table-cell>
          <table:table-cell table:style-name="ce109" office:value-type="float" office:value="78" calcext:value-type="float">
            <text:p>78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65" calcext:value-type="float">
            <text:p>6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0.6" calcext:value-type="float">
            <text:p>0,6</text:p>
          </table:table-cell>
          <table:table-cell table:style-name="ce108" office:value-type="float" office:value="41" calcext:value-type="float">
            <text:p>41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Ovo cozido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6.3" calcext:value-type="float">
            <text:p>6,3</text:p>
          </table:table-cell>
          <table:table-cell table:style-name="ce109" office:value-type="float" office:value="0.6" calcext:value-type="float">
            <text:p>0,6</text:p>
          </table:table-cell>
          <table:table-cell table:style-name="ce109" office:value-type="float" office:value="5.3" calcext:value-type="float">
            <text:p>5,3</text:p>
          </table:table-cell>
          <table:table-cell table:style-name="ce109" office:value-type="float" office:value="78" calcext:value-type="float">
            <text:p>78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63" calcext:value-type="float">
            <text:p>63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0.6" calcext:value-type="float">
            <text:p>0,6</text:p>
          </table:table-cell>
          <table:table-cell table:style-name="ce108" office:value-type="float" office:value="41" calcext:value-type="float">
            <text:p>41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Banana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120" calcext:value-type="float">
            <text:p>120</text:p>
          </table:table-cell>
          <table:table-cell table:style-name="ce109" office:value-type="float" office:value="1.3" calcext:value-type="float">
            <text:p>1,3</text:p>
          </table:table-cell>
          <table:table-cell table:style-name="ce109" office:value-type="float" office:value="27" calcext:value-type="float">
            <text:p>27</text:p>
          </table:table-cell>
          <table:table-cell table:style-name="ce109" office:value-type="float" office:value="0.3" calcext:value-type="float">
            <text:p>0,3</text:p>
          </table:table-cell>
          <table:table-cell table:style-name="ce109" office:value-type="float" office:value="105" calcext:value-type="float">
            <text:p>105</text:p>
          </table:table-cell>
          <table:table-cell table:style-name="ce108" office:value-type="float" office:value="3.1" calcext:value-type="float">
            <text:p>3,1</text:p>
          </table:table-cell>
          <table:table-cell table:style-name="ce108" office:value-type="float" office:value="0.03" calcext:value-type="float">
            <text:p>0,03</text:p>
          </table:table-cell>
          <table:table-cell table:style-name="ce108" office:value-type="float" office:value="358" calcext:value-type="float">
            <text:p>358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0.15" calcext:value-type="float">
            <text:p>0,15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Maçã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180" calcext:value-type="float">
            <text:p>180</text:p>
          </table:table-cell>
          <table:table-cell table:style-name="ce109" office:value-type="float" office:value="0.5" calcext:value-type="float">
            <text:p>0,5</text:p>
          </table:table-cell>
          <table:table-cell table:style-name="ce109" office:value-type="float" office:value="25" calcext:value-type="float">
            <text:p>25</text:p>
          </table:table-cell>
          <table:table-cell table:style-name="ce109" office:value-type="float" office:value="0.3" calcext:value-type="float">
            <text:p>0,3</text:p>
          </table:table-cell>
          <table:table-cell table:style-name="ce109" office:value-type="float" office:value="95" calcext:value-type="float">
            <text:p>95</text:p>
          </table:table-cell>
          <table:table-cell table:style-name="ce108" office:value-type="float" office:value="2.4" calcext:value-type="float">
            <text:p>2,4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107" calcext:value-type="float">
            <text:p>107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Pão francês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4.5" calcext:value-type="float">
            <text:p>4,5</text:p>
          </table:table-cell>
          <table:table-cell table:style-name="ce109" office:value-type="float" office:value="28" calcext:value-type="float">
            <text:p>28</text:p>
          </table:table-cell>
          <table:table-cell table:style-name="ce109" office:value-type="float" office:value="1.5" calcext:value-type="float">
            <text:p>1,5</text:p>
          </table:table-cell>
          <table:table-cell table:style-name="ce109" office:value-type="float" office:value="135" calcext:value-type="float">
            <text:p>135</text:p>
          </table:table-cell>
          <table:table-cell table:style-name="ce108" office:value-type="float" office:value="1.5" calcext:value-type="float">
            <text:p>1,5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0.7" calcext:value-type="float">
            <text:p>0,7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Pão de forma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25" calcext:value-type="float">
            <text:p>25</text:p>
          </table:table-cell>
          <table:table-cell table:style-name="ce109" office:value-type="float" office:value="2.5" calcext:value-type="float">
            <text:p>2,5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65" calcext:value-type="float">
            <text:p>65</text:p>
          </table:table-cell>
          <table:table-cell table:style-name="ce108" office:value-type="float" office:value="1.2" calcext:value-type="float">
            <text:p>1,2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0.4" calcext:value-type="float">
            <text:p>0,4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rroz branco cozid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.7" calcext:value-type="float">
            <text:p>2,7</text:p>
          </table:table-cell>
          <table:table-cell table:style-name="ce109" office:value-type="float" office:value="28" calcext:value-type="float">
            <text:p>28</text:p>
          </table:table-cell>
          <table:table-cell table:style-name="ce109" office:value-type="float" office:value="0.3" calcext:value-type="float">
            <text:p>0,3</text:p>
          </table:table-cell>
          <table:table-cell table:style-name="ce109" office:value-type="float" office:value="130" calcext:value-type="float">
            <text:p>130</text:p>
          </table:table-cell>
          <table:table-cell table:style-name="ce108" office:value-type="float" office:value="0.4" calcext:value-type="float">
            <text:p>0,4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0.49" calcext:value-type="float">
            <text:p>0,49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rroz integral cozid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.6" calcext:value-type="float">
            <text:p>2,6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0.9" calcext:value-type="float">
            <text:p>0,9</text:p>
          </table:table-cell>
          <table:table-cell table:style-name="ce109" office:value-type="float" office:value="111" calcext:value-type="float">
            <text:p>111</text:p>
          </table:table-cell>
          <table:table-cell table:style-name="ce108" office:value-type="float" office:value="1.8" calcext:value-type="float">
            <text:p>1,8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86" calcext:value-type="float">
            <text:p>86</text:p>
          </table:table-cell>
          <table:table-cell table:style-name="ce108" office:value-type="float" office:value="44" calcext:value-type="float">
            <text:p>44</text:p>
          </table:table-cell>
          <table:table-cell table:style-name="ce108" office:value-type="float" office:value="0.77" calcext:value-type="float">
            <text:p>0,77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Feijão carioca cozid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8.9" calcext:value-type="float">
            <text:p>8,9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0.5" calcext:value-type="float">
            <text:p>0,5</text:p>
          </table:table-cell>
          <table:table-cell table:style-name="ce109" office:value-type="float" office:value="127" calcext:value-type="float">
            <text:p>127</text:p>
          </table:table-cell>
          <table:table-cell table:style-name="ce108" office:value-type="float" office:value="8.5" calcext:value-type="float">
            <text:p>8,5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355" calcext:value-type="float">
            <text:p>355</text:p>
          </table:table-cell>
          <table:table-cell table:style-name="ce108" office:value-type="float" office:value="45" calcext:value-type="float">
            <text:p>45</text:p>
          </table:table-cell>
          <table:table-cell table:style-name="ce108" office:value-type="float" office:value="1.2" calcext:value-type="float">
            <text:p>1,2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Feijão preto cozid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8.5" calcext:value-type="float">
            <text:p>8,5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0.6" calcext:value-type="float">
            <text:p>0,6</text:p>
          </table:table-cell>
          <table:table-cell table:style-name="ce109" office:value-type="float" office:value="132" calcext:value-type="float">
            <text:p>132</text:p>
          </table:table-cell>
          <table:table-cell table:style-name="ce108" office:value-type="float" office:value="8.7" calcext:value-type="float">
            <text:p>8,7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355" calcext:value-type="float">
            <text:p>355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1.1" calcext:value-type="float">
            <text:p>1,1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Lentilha cozid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.4" calcext:value-type="float">
            <text:p>0,4</text:p>
          </table:table-cell>
          <table:table-cell table:style-name="ce109" office:value-type="float" office:value="116" calcext:value-type="float">
            <text:p>116</text:p>
          </table:table-cell>
          <table:table-cell table:style-name="ce108" office:value-type="float" office:value="7.9" calcext:value-type="float">
            <text:p>7,9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369" calcext:value-type="float">
            <text:p>369</text:p>
          </table:table-cell>
          <table:table-cell table:style-name="ce108" office:value-type="float" office:value="36" calcext:value-type="float">
            <text:p>36</text:p>
          </table:table-cell>
          <table:table-cell table:style-name="ce108" office:value-type="float" office:value="1.3" calcext:value-type="float">
            <text:p>1,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Grão de bico cozid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8.9" calcext:value-type="float">
            <text:p>8,9</text:p>
          </table:table-cell>
          <table:table-cell table:style-name="ce109" office:value-type="float" office:value="27" calcext:value-type="float">
            <text:p>27</text:p>
          </table:table-cell>
          <table:table-cell table:style-name="ce109" office:value-type="float" office:value="2.6" calcext:value-type="float">
            <text:p>2,6</text:p>
          </table:table-cell>
          <table:table-cell table:style-name="ce109" office:value-type="float" office:value="164" calcext:value-type="float">
            <text:p>164</text:p>
          </table:table-cell>
          <table:table-cell table:style-name="ce108" office:value-type="float" office:value="7.6" calcext:value-type="float">
            <text:p>7,6</text:p>
          </table:table-cell>
          <table:table-cell table:style-name="ce108" office:value-type="float" office:value="0.05" calcext:value-type="float">
            <text:p>0,05</text:p>
          </table:table-cell>
          <table:table-cell table:style-name="ce108" office:value-type="float" office:value="291" calcext:value-type="float">
            <text:p>291</text:p>
          </table:table-cell>
          <table:table-cell table:style-name="ce108" office:value-type="float" office:value="48" calcext:value-type="float">
            <text:p>48</text:p>
          </table:table-cell>
          <table:table-cell table:style-name="ce108" office:value-type="float" office:value="1.5" calcext:value-type="float">
            <text:p>1,5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Macarrão cozid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25" calcext:value-type="float">
            <text:p>25</text:p>
          </table:table-cell>
          <table:table-cell table:style-name="ce109" office:value-type="float" office:value="1.1" calcext:value-type="float">
            <text:p>1,1</text:p>
          </table:table-cell>
          <table:table-cell table:style-name="ce109" office:value-type="float" office:value="131" calcext:value-type="float">
            <text:p>131</text:p>
          </table:table-cell>
          <table:table-cell table:style-name="ce108" office:value-type="float" office:value="1.3" calcext:value-type="float">
            <text:p>1,3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44" calcext:value-type="float">
            <text:p>44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0.5" calcext:value-type="float">
            <text:p>0,5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Batata cozid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87" calcext:value-type="float">
            <text:p>87</text:p>
          </table:table-cell>
          <table:table-cell table:style-name="ce108" office:value-type="float" office:value="1.8" calcext:value-type="float">
            <text:p>1,8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379" calcext:value-type="float">
            <text:p>379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0.3" calcext:value-type="float">
            <text:p>0,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Batata doce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.6" calcext:value-type="float">
            <text:p>1,6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86" calcext:value-type="float">
            <text:p>86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337" calcext:value-type="float">
            <text:p>337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0.3" calcext:value-type="float">
            <text:p>0,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vei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7" calcext:value-type="float">
            <text:p>17</text:p>
          </table:table-cell>
          <table:table-cell table:style-name="ce109" office:value-type="float" office:value="66" calcext:value-type="float">
            <text:p>66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389" calcext:value-type="float">
            <text:p>389</text:p>
          </table:table-cell>
          <table:table-cell table:style-name="ce108" office:value-type="float" office:value="10.6" calcext:value-type="float">
            <text:p>10,6</text:p>
          </table:table-cell>
          <table:table-cell table:style-name="ce108" office:value-type="float" office:value="0.11" calcext:value-type="float">
            <text:p>0,11</text:p>
          </table:table-cell>
          <table:table-cell table:style-name="ce108" office:value-type="float" office:value="429" calcext:value-type="float">
            <text:p>429</text:p>
          </table:table-cell>
          <table:table-cell table:style-name="ce108" office:value-type="float" office:value="177" calcext:value-type="float">
            <text:p>177</text:p>
          </table:table-cell>
          <table:table-cell table:style-name="ce108" office:value-type="float" office:value="3.6" calcext:value-type="float">
            <text:p>3,6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Farinha de avei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66" calcext:value-type="float">
            <text:p>66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380" calcext:value-type="float">
            <text:p>3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0.1" calcext:value-type="float">
            <text:p>0,1</text:p>
          </table:table-cell>
          <table:table-cell table:style-name="ce108" office:value-type="float" office:value="350" calcext:value-type="float">
            <text:p>350</text:p>
          </table:table-cell>
          <table:table-cell table:style-name="ce108" office:value-type="float" office:value="140" calcext:value-type="float">
            <text:p>14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Carne bovina magr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6" calcext:value-type="float">
            <text:p>26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250" calcext:value-type="float">
            <text:p>25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318" calcext:value-type="float">
            <text:p>318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float" office:value="4.8" calcext:value-type="float">
            <text:p>4,8</text:p>
          </table:table-cell>
          <table:table-cell table:style-name="ce108" office:value-type="float" office:value="7" calcext:value-type="float">
            <text:p>7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Carne moíd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6" calcext:value-type="float">
            <text:p>26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290" calcext:value-type="float">
            <text:p>29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315" calcext:value-type="float">
            <text:p>315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" calcext:value-type="float">
            <text:p>7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Leite integral</text:p>
          </table:table-cell>
          <table:table-cell table:style-name="ce108" office:value-type="string" calcext:value-type="string">
            <text:p>copo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6.6" calcext:value-type="float">
            <text:p>6,6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6.6" calcext:value-type="float">
            <text:p>6,6</text:p>
          </table:table-cell>
          <table:table-cell table:style-name="ce109" office:value-type="float" office:value="122" calcext:value-type="float">
            <text:p>12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322" calcext:value-type="float">
            <text:p>322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0.9" calcext:value-type="float">
            <text:p>0,9</text:p>
          </table:table-cell>
          <table:table-cell table:style-name="ce108" office:value-type="float" office:value="49" calcext:value-type="float">
            <text:p>49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Leite desnatado</text:p>
          </table:table-cell>
          <table:table-cell table:style-name="ce108" office:value-type="string" calcext:value-type="string">
            <text:p>copo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8.5" calcext:value-type="float">
            <text:p>8,5</text:p>
          </table:table-cell>
          <table:table-cell table:style-name="ce109" office:value-type="float" office:value="12.5" calcext:value-type="float">
            <text:p>12,5</text:p>
          </table:table-cell>
          <table:table-cell table:style-name="ce109" office:value-type="float" office:value="0.25" calcext:value-type="float">
            <text:p>0,25</text:p>
          </table:table-cell>
          <table:table-cell table:style-name="ce109" office:value-type="float" office:value="85" calcext:value-type="float">
            <text:p>8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25" calcext:value-type="float">
            <text:p>0,025</text:p>
          </table:table-cell>
          <table:table-cell table:style-name="ce108" office:value-type="float" office:value="375" calcext:value-type="float">
            <text:p>375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00" calcext:value-type="float">
            <text:p>10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Iogurte natural</text:p>
          </table:table-cell>
          <table:table-cell table:style-name="ce108" office:value-type="string" calcext:value-type="string">
            <text:p>pote</text:p>
          </table:table-cell>
          <table:table-cell table:style-name="ce109" office:value-type="float" office:value="170" calcext:value-type="float">
            <text:p>170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100" calcext:value-type="float">
            <text:p>1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255" calcext:value-type="float">
            <text:p>255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0.9" calcext:value-type="float">
            <text:p>0,9</text:p>
          </table:table-cell>
          <table:table-cell table:style-name="ce108" office:value-type="float" office:value="80" calcext:value-type="float">
            <text:p>8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Queijo muçarel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.2" calcext:value-type="float">
            <text:p>2,2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80" calcext:value-type="float">
            <text:p>28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138" calcext:value-type="float">
            <text:p>138</text:p>
          </table:table-cell>
          <table:table-cell table:style-name="ce108" office:value-type="float" office:value="28" calcext:value-type="float">
            <text:p>28</text:p>
          </table:table-cell>
          <table:table-cell table:style-name="ce108" office:value-type="float" office:value="3.1" calcext:value-type="float">
            <text:p>3,1</text:p>
          </table:table-cell>
          <table:table-cell table:style-name="ce108" office:value-type="float" office:value="20" calcext:value-type="float">
            <text:p>2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Queijo minas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7" calcext:value-type="float">
            <text:p>17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264" calcext:value-type="float">
            <text:p>26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121" calcext:value-type="float">
            <text:p>121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.7" calcext:value-type="float">
            <text:p>2,7</text:p>
          </table:table-cell>
          <table:table-cell table:style-name="ce108" office:value-type="float" office:value="15" calcext:value-type="float">
            <text:p>15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Queijo prat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6" calcext:value-type="float">
            <text:p>26</text:p>
          </table:table-cell>
          <table:table-cell table:style-name="ce109" office:value-type="float" office:value="330" calcext:value-type="float">
            <text:p>33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98" calcext:value-type="float">
            <text:p>98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3.5" calcext:value-type="float">
            <text:p>3,5</text:p>
          </table:table-cell>
          <table:table-cell table:style-name="ce108" office:value-type="float" office:value="20" calcext:value-type="float">
            <text:p>2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Whey protein</text:p>
          </table:table-cell>
          <table:table-cell table:style-name="ce108" office:value-type="string" calcext:value-type="string">
            <text:p>porção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float" office:value="32" calcext:value-type="float">
            <text:p>32</text:p>
          </table:table-cell>
          <table:table-cell table:style-name="ce109" office:value-type="float" office:value="4.3" calcext:value-type="float">
            <text:p>4,3</text:p>
          </table:table-cell>
          <table:table-cell table:style-name="ce109" office:value-type="float" office:value="2.7" calcext:value-type="float">
            <text:p>2,7</text:p>
          </table:table-cell>
          <table:table-cell table:style-name="ce109" office:value-type="float" office:value="170" calcext:value-type="float">
            <text:p>17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5" calcext:value-type="float">
            <text:p>0,05</text:p>
          </table:table-cell>
          <table:table-cell table:style-name="ce108" office:value-type="float" office:value="160" calcext:value-type="float">
            <text:p>16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mendoim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6" calcext:value-type="float">
            <text:p>26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49" calcext:value-type="float">
            <text:p>49</text:p>
          </table:table-cell>
          <table:table-cell table:style-name="ce109" office:value-type="float" office:value="567" calcext:value-type="float">
            <text:p>567</text:p>
          </table:table-cell>
          <table:table-cell table:style-name="ce108" office:value-type="float" office:value="8.5" calcext:value-type="float">
            <text:p>8,5</text:p>
          </table:table-cell>
          <table:table-cell table:style-name="ce108" office:value-type="float" office:value="0.003" calcext:value-type="float">
            <text:p>0,003</text:p>
          </table:table-cell>
          <table:table-cell table:style-name="ce108" office:value-type="float" office:value="705" calcext:value-type="float">
            <text:p>705</text:p>
          </table:table-cell>
          <table:table-cell table:style-name="ce108" office:value-type="float" office:value="168" calcext:value-type="float">
            <text:p>168</text:p>
          </table:table-cell>
          <table:table-cell table:style-name="ce108" office:value-type="float" office:value="3.3" calcext:value-type="float">
            <text:p>3,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Castanha do pará</text:p>
          </table:table-cell>
          <table:table-cell table:style-name="ce108" office:value-type="string" calcext:value-type="string">
            <text:p>unidade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.7" calcext:value-type="float">
            <text:p>0,7</text:p>
          </table:table-cell>
          <table:table-cell table:style-name="ce109" office:value-type="float" office:value="0.6" calcext:value-type="float">
            <text:p>0,6</text:p>
          </table:table-cell>
          <table:table-cell table:style-name="ce109" office:value-type="float" office:value="3.3" calcext:value-type="float">
            <text:p>3,3</text:p>
          </table:table-cell>
          <table:table-cell table:style-name="ce109" office:value-type="float" office:value="33" calcext:value-type="float">
            <text:p>33</text:p>
          </table:table-cell>
          <table:table-cell table:style-name="ce108" office:value-type="float" office:value="0.4" calcext:value-type="float">
            <text:p>0,4</text:p>
          </table:table-cell>
          <table:table-cell table:style-name="ce108" office:value-type="float" office:value="0.003" calcext:value-type="float">
            <text:p>0,003</text:p>
          </table:table-cell>
          <table:table-cell table:style-name="ce108" office:value-type="float" office:value="33" calcext:value-type="float">
            <text:p>33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0.2" calcext:value-type="float">
            <text:p>0,2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Castanha de caju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44" calcext:value-type="float">
            <text:p>44</text:p>
          </table:table-cell>
          <table:table-cell table:style-name="ce109" office:value-type="float" office:value="553" calcext:value-type="float">
            <text:p>553</text:p>
          </table:table-cell>
          <table:table-cell table:style-name="ce108" office:value-type="float" office:value="3.3" calcext:value-type="float">
            <text:p>3,3</text:p>
          </table:table-cell>
          <table:table-cell table:style-name="ce108" office:value-type="float" office:value="0.1" calcext:value-type="float">
            <text:p>0,1</text:p>
          </table:table-cell>
          <table:table-cell table:style-name="ce108" office:value-type="float" office:value="565" calcext:value-type="float">
            <text:p>565</text:p>
          </table:table-cell>
          <table:table-cell table:style-name="ce108" office:value-type="float" office:value="292" calcext:value-type="float">
            <text:p>292</text:p>
          </table:table-cell>
          <table:table-cell table:style-name="ce108" office:value-type="float" office:value="5.8" calcext:value-type="float">
            <text:p>5,8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zeite de oliva</text:p>
          </table:table-cell>
          <table:table-cell table:style-name="ce108" office:value-type="string" calcext:value-type="string">
            <text:p>colher</text:p>
          </table:table-cell>
          <table:table-cell table:style-name="ce109" office:value-type="float" office:value="13" calcext:value-type="float">
            <text:p>13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119" calcext:value-type="float">
            <text:p>119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1" calcext:value-type="float">
            <text:p>0,1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3"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Manteiga</text:p>
          </table:table-cell>
          <table:table-cell table:style-name="ce108" office:value-type="string" calcext:value-type="string">
            <text:p>colher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72" calcext:value-type="float">
            <text:p>7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3" calcext:value-type="float">
            <text:p>0,0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7" calcext:value-type="float">
            <text:p>7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Maionese</text:p>
          </table:table-cell>
          <table:table-cell table:style-name="ce108" office:value-type="string" calcext:value-type="string">
            <text:p>colher</text:p>
          </table:table-cell>
          <table:table-cell table:style-name="ce109" office:value-type="float" office:value="12" calcext:value-type="float">
            <text:p>12</text:p>
          </table:table-cell>
          <table:table-cell table:number-columns-repeated="2" table:style-name="ce109" office:value-type="float" office:value="0.1" calcext:value-type="float">
            <text:p>0,1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90" calcext:value-type="float">
            <text:p>9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5" calcext:value-type="float">
            <text:p>0,05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lface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.4" calcext:value-type="float">
            <text:p>1,4</text:p>
          </table:table-cell>
          <table:table-cell table:style-name="ce109" office:value-type="float" office:value="2.9" calcext:value-type="float">
            <text:p>2,9</text:p>
          </table:table-cell>
          <table:table-cell table:style-name="ce109" office:value-type="float" office:value="0.2" calcext:value-type="float">
            <text:p>0,2</text:p>
          </table:table-cell>
          <table:table-cell table:style-name="ce109" office:value-type="float" office:value="15" calcext:value-type="float">
            <text:p>15</text:p>
          </table:table-cell>
          <table:table-cell table:style-name="ce108" office:value-type="float" office:value="1.3" calcext:value-type="float">
            <text:p>1,3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194" calcext:value-type="float">
            <text:p>194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0.2" calcext:value-type="float">
            <text:p>0,2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Tomate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0.9" calcext:value-type="float">
            <text:p>0,9</text:p>
          </table:table-cell>
          <table:table-cell table:style-name="ce109" office:value-type="float" office:value="3.9" calcext:value-type="float">
            <text:p>3,9</text:p>
          </table:table-cell>
          <table:table-cell table:style-name="ce109" office:value-type="float" office:value="0.2" calcext:value-type="float">
            <text:p>0,2</text:p>
          </table:table-cell>
          <table:table-cell table:style-name="ce109" office:value-type="float" office:value="18" calcext:value-type="float">
            <text:p>18</text:p>
          </table:table-cell>
          <table:table-cell table:style-name="ce108" office:value-type="float" office:value="1.2" calcext:value-type="float">
            <text:p>1,2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237" calcext:value-type="float">
            <text:p>237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0.2" calcext:value-type="float">
            <text:p>0,2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Brócolis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.8" calcext:value-type="float">
            <text:p>2,8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0.4" calcext:value-type="float">
            <text:p>0,4</text:p>
          </table:table-cell>
          <table:table-cell table:style-name="ce109" office:value-type="float" office:value="34" calcext:value-type="float">
            <text:p>34</text:p>
          </table:table-cell>
          <table:table-cell table:style-name="ce108" office:value-type="float" office:value="2.6" calcext:value-type="float">
            <text:p>2,6</text:p>
          </table:table-cell>
          <table:table-cell table:style-name="ce108" office:value-type="float" office:value="0.05" calcext:value-type="float">
            <text:p>0,05</text:p>
          </table:table-cell>
          <table:table-cell table:style-name="ce108" office:value-type="float" office:value="316" calcext:value-type="float">
            <text:p>316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float" office:value="0.41" calcext:value-type="float">
            <text:p>0,41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bacate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160" calcext:value-type="float">
            <text:p>160</text:p>
          </table:table-cell>
          <table:table-cell table:style-name="ce108" office:value-type="float" office:value="6.7" calcext:value-type="float">
            <text:p>6,7</text:p>
          </table:table-cell>
          <table:table-cell table:style-name="ce108" office:value-type="float" office:value="0.11" calcext:value-type="float">
            <text:p>0,11</text:p>
          </table:table-cell>
          <table:table-cell table:style-name="ce108" office:value-type="float" office:value="485" calcext:value-type="float">
            <text:p>485</text:p>
          </table:table-cell>
          <table:table-cell table:style-name="ce108" office:value-type="float" office:value="29" calcext:value-type="float">
            <text:p>29</text:p>
          </table:table-cell>
          <table:table-cell table:style-name="ce108" office:value-type="float" office:value="0.64" calcext:value-type="float">
            <text:p>0,64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Chocolate 70%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7.8" calcext:value-type="float">
            <text:p>7,8</text:p>
          </table:table-cell>
          <table:table-cell table:style-name="ce109" office:value-type="float" office:value="45" calcext:value-type="float">
            <text:p>45</text:p>
          </table:table-cell>
          <table:table-cell table:style-name="ce109" office:value-type="float" office:value="43" calcext:value-type="float">
            <text:p>43</text:p>
          </table:table-cell>
          <table:table-cell table:style-name="ce109" office:value-type="float" office:value="598" calcext:value-type="float">
            <text:p>598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0.08" calcext:value-type="float">
            <text:p>0,08</text:p>
          </table:table-cell>
          <table:table-cell table:style-name="ce108" office:value-type="float" office:value="715" calcext:value-type="float">
            <text:p>715</text:p>
          </table:table-cell>
          <table:table-cell table:style-name="ce108" office:value-type="float" office:value="228" calcext:value-type="float">
            <text:p>228</text:p>
          </table:table-cell>
          <table:table-cell table:style-name="ce108" office:value-type="float" office:value="3.3" calcext:value-type="float">
            <text:p>3,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Batata frit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3.4" calcext:value-type="float">
            <text:p>3,4</text:p>
          </table:table-cell>
          <table:table-cell table:style-name="ce109" office:value-type="float" office:value="41" calcext:value-type="float">
            <text:p>41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312" calcext:value-type="float">
            <text:p>312</text:p>
          </table:table-cell>
          <table:table-cell table:style-name="ce108" office:value-type="float" office:value="3.8" calcext:value-type="float">
            <text:p>3,8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579" calcext:value-type="float">
            <text:p>579</text:p>
          </table:table-cell>
          <table:table-cell table:style-name="ce108" office:value-type="float" office:value="38" calcext:value-type="float">
            <text:p>38</text:p>
          </table:table-cell>
          <table:table-cell table:style-name="ce108" office:value-type="float" office:value="0.3" calcext:value-type="float">
            <text:p>0,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çúcar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387" calcext:value-type="float">
            <text:p>387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3"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Filé de peito de frango congelado</text:p>
          </table:table-cell>
          <table:table-cell table:style-name="ce108" office:value-type="string" calcext:value-type="string">
            <text:p>g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01" calcext:value-type="float">
            <text:p>1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256" calcext:value-type="float">
            <text:p>256</text:p>
          </table:table-cell>
          <table:table-cell table:style-name="ce108" office:value-type="float" office:value="29" calcext:value-type="float">
            <text:p>29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Escarol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.3" calcext:value-type="float">
            <text:p>1,3</text:p>
          </table:table-cell>
          <table:table-cell table:style-name="ce109" office:value-type="float" office:value="3.3" calcext:value-type="float">
            <text:p>3,3</text:p>
          </table:table-cell>
          <table:table-cell table:style-name="ce109" office:value-type="float" office:value="0.2" calcext:value-type="float">
            <text:p>0,2</text:p>
          </table:table-cell>
          <table:table-cell table:style-name="ce109" office:value-type="float" office:value="17" calcext:value-type="float">
            <text:p>17</text:p>
          </table:table-cell>
          <table:table-cell table:style-name="ce108" office:value-type="float" office:value="3.1" calcext:value-type="float">
            <text:p>3,1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314" calcext:value-type="float">
            <text:p>31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0.3" calcext:value-type="float">
            <text:p>0,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Laranj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0.9" calcext:value-type="float">
            <text:p>0,9</text:p>
          </table:table-cell>
          <table:table-cell table:style-name="ce109" office:value-type="float" office:value="11.8" calcext:value-type="float">
            <text:p>11,8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47" calcext:value-type="float">
            <text:p>47</text:p>
          </table:table-cell>
          <table:table-cell table:style-name="ce108" office:value-type="float" office:value="2.4" calcext:value-type="float">
            <text:p>2,4</text:p>
          </table:table-cell>
          <table:table-cell table:style-name="ce108" office:value-type="float" office:value="0.02" calcext:value-type="float">
            <text:p>0,02</text:p>
          </table:table-cell>
          <table:table-cell table:style-name="ce108" office:value-type="float" office:value="181" calcext:value-type="float">
            <text:p>181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0.07" calcext:value-type="float">
            <text:p>0,07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Cenoura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0.9" calcext:value-type="float">
            <text:p>0,9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0.2" calcext:value-type="float">
            <text:p>0,2</text:p>
          </table:table-cell>
          <table:table-cell table:style-name="ce109" office:value-type="float" office:value="41" calcext:value-type="float">
            <text:p>41</text:p>
          </table:table-cell>
          <table:table-cell table:style-name="ce108" office:value-type="float" office:value="2.8" calcext:value-type="float">
            <text:p>2,8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320" calcext:value-type="float">
            <text:p>32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0.24" calcext:value-type="float">
            <text:p>0,24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Aveia flocos finos Nestlé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" calcext:value-type="float">
            <text:p>1</text:p>
          </table:table-cell>
          <table:table-cell table:style-name="ce110" office:value-type="float" office:value="113" calcext:value-type="float">
            <text:p>113</text:p>
          </table:table-cell>
          <table:table-cell table:style-name="ce109" office:value-type="float" office:value="0.63" calcext:value-type="float">
            <text:p>0,63</text:p>
          </table:table-cell>
          <table:table-cell table:style-name="ce110" office:value-type="float" office:value="73" calcext:value-type="float">
            <text:p>73</text:p>
          </table:table-cell>
          <table:table-cell table:style-name="ce109" office:value-type="float" office:value="3.77" calcext:value-type="float">
            <text:p>3,77</text:p>
          </table:table-cell>
          <table:table-cell table:style-name="ce112" office:value-type="float" office:value="106" calcext:value-type="float">
            <text:p>10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4.29" calcext:value-type="float">
            <text:p>4,29</text:p>
          </table:table-cell>
          <table:table-cell table:style-name="ce108" office:value-type="float" office:value="1.77" calcext:value-type="float">
            <text:p>1,77</text:p>
          </table:table-cell>
          <table:table-cell table:style-name="ce108" office:value-type="float" office:value="0.04" calcext:value-type="float">
            <text:p>0,04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Espinafre cozid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.9" calcext:value-type="float">
            <text:p>2,9</text:p>
          </table:table-cell>
          <table:table-cell table:style-name="ce109" office:value-type="float" office:value="3.6" calcext:value-type="float">
            <text:p>3,6</text:p>
          </table:table-cell>
          <table:table-cell table:style-name="ce109" office:value-type="float" office:value="0.4" calcext:value-type="float">
            <text:p>0,4</text:p>
          </table:table-cell>
          <table:table-cell table:style-name="ce109" office:value-type="float" office:value="23" calcext:value-type="float">
            <text:p>23</text:p>
          </table:table-cell>
          <table:table-cell table:style-name="ce108" office:value-type="float" office:value="2.4" calcext:value-type="float">
            <text:p>2,4</text:p>
          </table:table-cell>
          <table:table-cell table:style-name="ce108" office:value-type="float" office:value="0.14" calcext:value-type="float">
            <text:p>0,14</text:p>
          </table:table-cell>
          <table:table-cell table:style-name="ce108" office:value-type="float" office:value="466" calcext:value-type="float">
            <text:p>466</text:p>
          </table:table-cell>
          <table:table-cell table:style-name="ce108" office:value-type="float" office:value="79" calcext:value-type="float">
            <text:p>79</text:p>
          </table:table-cell>
          <table:table-cell table:style-name="ce108" office:value-type="float" office:value="0.5" calcext:value-type="float">
            <text:p>0,5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Bacalhau cozid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130" calcext:value-type="float">
            <text:p>13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2" calcext:value-type="float">
            <text:p>0,2</text:p>
          </table:table-cell>
          <table:table-cell table:style-name="ce108" office:value-type="float" office:value="628" calcext:value-type="float">
            <text:p>628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00" calcext:value-type="float">
            <text:p>10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Leite de coco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213" calcext:value-type="float">
            <text:p>213</text:p>
          </table:table-cell>
          <table:table-cell table:number-columns-repeated="6"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Omega 3 Supley</text:p>
          </table:table-cell>
          <table:table-cell table:style-name="ce108" office:value-type="string" calcext:value-type="string">
            <text:p>cápsula</text:p>
          </table:table-cell>
          <table:table-cell table:style-name="ce109" office:value-type="float" office:value="1.45" calcext:value-type="float">
            <text:p>1,45</text:p>
          </table:table-cell>
          <table:table-cell table:style-name="ce109" office:value-type="float" office:value="0.23" calcext:value-type="float">
            <text:p>0,23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10" calcext:value-type="float">
            <text:p>1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0.412" calcext:value-type="float">
            <text:p>0,412</text:p>
          </table:table-cell>
          <table:table-cell table:number-columns-repeated="4"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Leite UHT Semidesnatado (Marca)</text:p>
          </table:table-cell>
          <table:table-cell table:style-name="ce108" office:value-type="string" calcext:value-type="string">
            <text:p>copo</text:p>
          </table:table-cell>
          <table:table-cell table:style-name="ce109" office:value-type="float" office:value="250" calcext:value-type="float">
            <text:p>250</text:p>
          </table:table-cell>
          <table:table-cell table:style-name="ce109" office:value-type="float" office:value="7.9" calcext:value-type="float">
            <text:p>7,9</text:p>
          </table:table-cell>
          <table:table-cell table:style-name="ce109" office:value-type="float" office:value="11.25" calcext:value-type="float">
            <text:p>11,25</text:p>
          </table:table-cell>
          <table:table-cell table:style-name="ce109" office:value-type="float" office:value="2.5" calcext:value-type="float">
            <text:p>2,5</text:p>
          </table:table-cell>
          <table:table-cell table:style-name="ce109" office:value-type="float" office:value="99" calcext:value-type="float">
            <text:p>99</text:p>
          </table:table-cell>
          <table:table-cell table:number-columns-repeated="6"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Chocolate ao leite</text:p>
          </table:table-cell>
          <table:table-cell table:style-name="ce108" office:value-type="string" calcext:value-type="string">
            <text:p>g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7.5" calcext:value-type="float">
            <text:p>7,5</text:p>
          </table:table-cell>
          <table:table-cell table:style-name="ce109" office:value-type="float" office:value="59" calcext:value-type="float">
            <text:p>59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535" calcext:value-type="float">
            <text:p>535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.1" calcext:value-type="float">
            <text:p>0,1</text:p>
          </table:table-cell>
          <table:table-cell table:style-name="ce108" office:value-type="float" office:value="372" calcext:value-type="float">
            <text:p>372</text:p>
          </table:table-cell>
          <table:table-cell table:style-name="ce108" office:value-type="float" office:value="63" calcext:value-type="float">
            <text:p>63</text:p>
          </table:table-cell>
          <table:table-cell table:style-name="ce108" office:value-type="float" office:value="2.3" calcext:value-type="float">
            <text:p>2,3</text:p>
          </table:table-cell>
          <table:table-cell table:style-name="ce108" office:value-type="float" office:value="0" calcext:value-type="float">
            <text:p>0</text:p>
          </table:table-cell>
          <table:table-cell table:style-name="ce65" table:number-columns-repeated="16371"/>
        </table:table-row>
        <table:table-row table:style-name="ro1">
          <table:table-cell table:style-name="ce108" office:value-type="string" calcext:value-type="string">
            <text:p>Vitamina D3 Max Titanium</text:p>
          </table:table-cell>
          <table:table-cell table:style-name="ce108" office:value-type="string" calcext:value-type="string">
            <text:p>cápsula</text:p>
          </table:table-cell>
          <table:table-cell table:style-name="ce109" office:value-type="float" office:value="0.3" calcext:value-type="float">
            <text:p>0,3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08" office:value-type="float" office:value="2000" calcext:value-type="float">
            <text:p>2000</text:p>
          </table:table-cell>
          <table:table-cell table:style-name="ce65" table:number-columns-repeated="16371"/>
        </table:table-row>
        <table:table-row table:style-name="ro2" table:number-rows-repeated="1048521">
          <table:table-cell table:number-columns-repeated="13"/>
          <table:table-cell table:style-name="ce65" table:number-columns-repeated="16371"/>
        </table:table-row>
        <table:table-row table:style-name="ro2">
          <table:table-cell table:number-columns-repeated="13"/>
          <table:table-cell table:style-name="ce65" table:number-columns-repeated="16371"/>
        </table:table-row>
      </table:table>
      <table:named-expressions>
        <table:named-expression table:name="LISTA_A" table:base-cell-address="$TREINOS.$A$1" table:expression="#REF!"/>
        <table:named-expression table:name="LISTA_B" table:base-cell-address="$TREINOS.$A$1" table:expression="#REF!"/>
        <table:named-expression table:name="LISTA_C" table:base-cell-address="$TREINOS.$A$1" table:expression="#REF!"/>
      </table:named-expressions>
      <table:database-ranges>
        <table:database-range table:name="__Anonymous_Sheet_DB__0" table:target-range-address="TREINOS.A1:TREINOS.D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Segoe UI" svg:font-family="'Segoe U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number:date-style style:name="N154">
      <number:day number:style="long"/>
      <number:text>/</number:text>
      <number:month number:style="long"/>
      <number:text>/YYYY</number:text>
    </number:dat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3" style:display-name="ConditionalStyle_3" style:family="table-cell" style:parent-style-name="Default">
      <style:table-cell-properties fo:background-color="#f4cccc"/>
    </style:style>
    <style:style style:name="ConditionalStyle_5f_2" style:display-name="ConditionalStyle_2" style:family="table-cell" style:parent-style-name="Default">
      <style:table-cell-properties fo:background-color="#d9ead3"/>
    </style:style>
    <style:style style:name="ConditionalStyle_5f_5" style:display-name="ConditionalStyle_5" style:family="table-cell" style:parent-style-name="Default">
      <style:table-cell-properties fo:background-color="#fce5cd"/>
    </style:style>
    <style:style style:name="ConditionalStyle_5f_6" style:display-name="ConditionalStyle_6" style:family="table-cell" style:parent-style-name="Default">
      <style:table-cell-properties fo:background-color="#fff2cc"/>
    </style:style>
    <style:style style:name="ConditionalStyle_5f_1" style:display-name="ConditionalStyle_1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cfe2f3"/>
    </style:style>
    <draw:marker draw:name="Pontas_20_das_20_setas_20_1" draw:display-name="Pontas das seta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1">00/00/0000</text:date>, <text:time style:data-style-name="N2" text:time-value="17:39:36.934495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ERCICIOS" style:display-name="PageStyle_EXERCIC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ETA" style:display-name="PageStyle_DIE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EINOS" style:display-name="PageStyle_TREIN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IMENTOS" style:display-name="PageStyle_ALIMEN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dc:date>2026-05-01T19:36:34.196713200</dc:date>
    <meta:editing-duration>PT1H7M10S</meta:editing-duration>
    <meta:editing-cycles>18</meta:editing-cycles>
    <meta:document-statistic meta:table-count="4" meta:cell-count="167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GerarTreino()
    Dim oDoc As Object
    Dim oTreinos As Object
    Dim oExercicios As Object
    Dim treino As String
    Dim startEx As Integer
    Dim endEx As Integer
    Dim i As Integer
    Dim cursor As Object
    Dim lastRow As Long
    Dim newRow As Long
    Dim oCell As Object
    Dim r As Long
    Dim nFormat As Long
    Dim oFormats As Object
    Dim oLocale As New com.sun.star.lang.Locale
    oLocale.Language = "pt"
    oLocale.Country = "BR"

    oDoc = ThisComponent
    oTreinos = oDoc.Sheets.getByName("TREINOS")
    oExercicios = oDoc.Sheets.getByName("EXERCICIOS")

    treino = InputBox("Qual treino deseja registrar?" &amp; Chr(10) &amp; "Digite A, B ou C:", "Gerar Treino", "A")
    If treino = "" Then Exit Sub
    treino = UCase(Trim(treino))

    If treino = "A" Then
        startEx = 0
        endEx = 7
    ElseIf treino = "B" Then
        startEx = 8
        endEx = 14
    ElseIf treino = "C" Then
        startEx = 15
        endEx = 17
    Else
        MsgBox "Treino invalido. Digite A, B ou C.", 16, "Erro"
        Exit Sub
    End If

    cursor = oTreinos.createCursor()
    cursor.gotoEndOfUsedArea(True)
    lastRow = cursor.getRangeAddress().EndRow

    oFormats = oDoc.getNumberFormats()
    nFormat = oFormats.queryKey("DD/MM/YYYY", oLocale, False)
    If nFormat = -1 Then
        nFormat = oFormats.addNew("DD/MM/YYYY", oLocale)
    End If

    For i = startEx To endEx
        newRow = lastRow + 1 + (i - startEx)
        r = newRow + 1

        oCell = oTreinos.getCellByPosition(0, newRow)
        oCell.setValue(Now())
        oCell.NumberFormat = nFormat

        oTreinos.getCellByPosition(1, newRow).setFormula( _
            "=IF(A" &amp; r &amp; "="""";"""";YEAR(A" &amp; r &amp; ")&amp;""-W""&amp;TEXT(ISOWEEKNUM(A" &amp; r &amp; ");""00""))")

        oTreinos.getCellByPosition(2, newRow).setString(treino)

        oTreinos.getCellByPosition(3, newRow).setString( _
            oExercicios.getCellByPosition(0, i).getString())

        oTreinos.getCellByPosition(4, newRow).setValue( _
            oExercicios.getCellByPosition(1, i).getValue())

        oTreinos.getCellByPosition(5, newRow).setValue( _
            oExercicios.getCellByPosition(2, i).getValue())

        oTreinos.getCellByPosition(8, newRow).setFormula( _
            "=IFERROR(E" &amp; r &amp; "*F" &amp; r &amp; "*G" &amp; r &amp; ";0)")

        oTreinos.getCellByPosition(9, newRow).setFormula( _
            "=IF(H" &amp; r &amp; "="""";"""";IF(H" &amp; r &amp; "&lt;=8;""AUMENTAR"";IF(H" &amp; r &amp; "=9;""MANTER"";""REDUZIR"")))")

        oTreinos.getCellByPosition(10, newRow).setFormula( _
            "=IF(ROW()=2;"""";IFERROR(LOOKUP(2;1/($D$2:INDEX($D:$D;ROW()-1)=D" &amp; r &amp; ");$G$2:INDEX($G:$G;ROW()-1));""""))")

        oTreinos.getCellByPosition(11, newRow).setFormula( _
            "=IF(J" &amp; r &amp; "=""AUMENTAR"";G" &amp; r &amp; "+2.5;IF(J" &amp; r &amp; "=""REDUZIR"";G" &amp; r &amp; "-2.5;G" &amp; r &amp; "))")
    Next i

    Dim oCFRange As Object
    oCFRange = oTreinos.getCellRangeByPosition(3, 1, 12, newRow)
    oCFRange.CellBackColor = -1

    Dim oNewCF As Object
    oNewCF = oCFRange.ConditionalFormat
    oNewCF.clear()

    Dim aProps(2) As New com.sun.star.beans.PropertyValue
    aProps(0).Name = "Operator"
    aProps(0).Value = com.sun.star.sheet.ConditionOperator.FORMULA
    aProps(1).Name = "Formula1"
    aProps(2).Name = "StyleName"

    aProps(1).Value = "$J1=""AUMENTAR"""
    aProps(2).Value = "ConditionalStyle_2"
    oNewCF.addNew(aProps())

    aProps(1).Value = "$J1=""REDUZIR"""
    aProps(2).Value = "ConditionalStyle_3"
    oNewCF.addNew(aProps())

    aProps(1).Value = "$J1=""MANTER"""
    aProps(2).Value = "ConditionalStyle_4"
    oNewCF.addNew(aProps())

    oCFRange.ConditionalFormat = oNewCF

    Dim oABRange As Object
    oABRange = oTreinos.getCellRangeByPosition(0, 1, 1, newRow)
    oABRange.CellBackColor = -1

    Dim oABCF As Object
    oABCF = oABRange.ConditionalFormat
    oABCF.clear()

    aProps(1).Value = "$A1&lt;&gt;$A0"
    aProps(2).Value = "ConditionalStyle_1"
    oABCF.addNew(aProps())

    oABRange.ConditionalFormat = oABCF

    MsgBox "Treino " &amp; treino &amp; " gerado! " &amp; (endEx - startEx + 1) &amp; _
           " exercicios adicionados a partir da linha " &amp; (lastRow + 2) &amp; ".", _
           64, "Treino Gerado"

    Dim oRange As Object
    oRange = oTreinos.getCellByPosition(0, lastRow + 1)
    oDoc.getCurrentController().setActiveSheet(oTreinos)
    oDoc.getCurrentController().select(oRange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